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&gt;initially, let us understand a kernel component </text:p>
      <text:p text:style-name="P1"><text:s text:c="6"/>and its frame-works </text:p>
      <text:p text:style-name="P1">------&gt;once we understand the kernel component</text:p>
      <text:p text:style-name="P1"><text:s text:c="7"/>and its basic frame-work, we will use code</text:p>
      <text:p text:style-name="P1"><text:s text:c="7"/>samples to understand coding and working, </text:p>
      <text:p text:style-name="P1"><text:s text:c="8"/>in these frame-works </text:p>
      <text:p text:style-name="P1"/>
      <text:p text:style-name="P1"/>
      <text:p text:style-name="P1">----&gt;for basics of kernel modules and their working, </text:p>
      <text:p text:style-name="P1"><text:s text:c="5"/>refer to Linux_kernel_space_dev_modules.txt</text:p>
      <text:p text:style-name="P1"><text:s text:c="5"/>---&gt;after covering the above, you can </text:p>
      <text:p text:style-name="P1"><text:s text:c="9"/>start this document</text:p>
      <text:p text:style-name="P1">-----&gt;you must have completed assignment 3 problems</text:p>
      <text:p text:style-name="P1"/>
      <text:p text:style-name="P1">---&gt;this document and related code samples will </text:p>
      <text:p text:style-name="P1"><text:s text:c="4"/>explain a typical kernel module and how it </text:p>
      <text:p text:style-name="P1"><text:s text:c="4"/>is linked/connected to a <text:s/>set of kernel sub-systems</text:p>
      <text:p text:style-name="P1">---&gt;in addition, several layers of kernel components</text:p>
      <text:p text:style-name="P1"><text:s text:c="4"/>and modules will be involved - we will refer to </text:p>
      <text:p text:style-name="P1"><text:s text:c="4"/>several big-pictures,in these discussions </text:p>
      <text:p text:style-name="P1"/>
      <text:p text:style-name="P1">----&gt;refer to a freehand_diagrams_26.07.2021.pdf/ </text:p>
      <text:p text:style-name="P1"><text:s text:c="5"/>slides 43-44</text:p>
      <text:p text:style-name="P1"><text:s text:c="6"/>---&gt;there are several kernel components </text:p>
      <text:p text:style-name="P1"><text:s text:c="10"/>highlighted and their modules and </text:p>
      <text:p text:style-name="P1"><text:s text:c="10"/>layering are highlighted</text:p>
      <text:p text:style-name="P1"><text:s text:c="6"/>---&gt;read the comments </text:p>
      <text:p text:style-name="P1"/>
      <text:p text:style-name="P1">---&gt;eventually, certain core-services are exported</text:p>
      <text:p text:style-name="P1"><text:s text:c="4"/>to user-space, from different core components, </text:p>
      <text:p text:style-name="P1"><text:s text:c="4"/>using a set-up, similar to the above mentioned</text:p>
      <text:p text:style-name="P1"><text:s text:c="4"/>diagrams </text:p>
      <text:p text:style-name="P1">---&gt;based on these core services and certain </text:p>
      <text:p text:style-name="P1"><text:s text:c="4"/>system call APIs, user-space code can </text:p>
      <text:p text:style-name="P1"><text:s text:c="4"/>request for certain exported, core-services <text:s/></text:p>
      <text:p text:style-name="P1"><text:s text:c="4"/>provided, by procfs, device driveri, and other</text:p>
      <text:p text:style-name="P1"><text:s text:c="4"/>kernel modules </text:p>
      <text:p text:style-name="P1">---&gt;when these exported system call APIs are </text:p>
      <text:p text:style-name="P1"><text:s text:c="4"/>invoked, KEPs are triggered </text:p>
      <text:p text:style-name="P1">---&gt;during the execution of these core services/</text:p>
      <text:p text:style-name="P1"><text:s text:c="4"/>core components/kernel modules, </text:p>
      <text:p text:style-name="P1"><text:s text:c="4"/>several kernel execution paths will be </text:p>
      <text:p text:style-name="P1"><text:s text:c="4"/>processed - these KEPs will trigger invoke </text:p>
      <text:p text:style-name="P1"><text:s text:c="4"/>methods/call-backs of different kernel </text:p>
      <text:p text:style-name="P1"><text:s text:c="4"/>modules, including our kernel module,</text:p>
      <text:p text:style-name="P1"><text:soft-page-break/><text:s text:c="4"/>device-driveri, in the above set-up </text:p>
      <text:p text:style-name="P1"/>
      <text:p text:style-name="P1">----&gt;for many of the above points, we will provide</text:p>
      <text:p text:style-name="P1"><text:s text:c="5"/>free-hand diagrams, along with the discussions</text:p>
      <text:p text:style-name="P1"><text:s text:c="5"/>below - slides 43 - 44 ...... </text:p>
      <text:p text:style-name="P1"><text:s/></text:p>
      <text:p text:style-name="P1"/>
      <text:p text:style-name="P1">---&gt;at the end of this document, we will understand </text:p>
      <text:p text:style-name="P1"><text:s text:c="4"/>the practical usage of such "kernel </text:p>
      <text:p text:style-name="P1"><text:s text:c="4"/>components/frame-works", if you complete </text:p>
      <text:p text:style-name="P1"><text:s text:c="4"/>all the discussions below </text:p>
      <text:p text:style-name="P1"/>
      <text:p text:style-name="P1">---&gt;kernel modules typically, need the support </text:p>
      <text:p text:style-name="P1"><text:s text:c="4"/>of one or more other kernel components/their </text:p>
      <text:p text:style-name="P1"><text:s text:c="4"/>frame-works to complete certain jobs</text:p>
      <text:p text:style-name="P1"><text:s text:c="5"/>---&gt;each kernel module is not a stand-alone</text:p>
      <text:p text:style-name="P1"><text:s text:c="9"/>kernel module - it is not a program <text:s/></text:p>
      <text:p text:style-name="P1">---&gt;this document describes one such </text:p>
      <text:p text:style-name="P1"><text:s text:c="4"/>component/sub-system, that provides a good</text:p>
      <text:p text:style-name="P1"><text:s text:c="4"/>frame-work - we will also be using "other </text:p>
      <text:p text:style-name="P1"><text:s text:c="4"/>kernel components and their frame-works,</text:p>
      <text:p text:style-name="P1"><text:s text:c="4"/>as well" <text:s/></text:p>
      <text:p text:style-name="P1"><text:s text:c="4"/>---&gt;one main frame-work and several </text:p>
      <text:p text:style-name="P1"><text:s text:c="8"/>other frame-works..</text:p>
      <text:p text:style-name="P1"/>
      <text:p text:style-name="P1">-----&gt;there is minimal documentation about these</text:p>
      <text:p text:style-name="P1"><text:s text:c="6"/>core components - so, try to interpret , based on </text:p>
      <text:p text:style-name="P1"><text:s text:c="6"/>code samples and tracing/backtracing tools/</text:p>
      <text:p text:style-name="P1"><text:s text:c="6"/>techniques</text:p>
      <text:p text:style-name="P1">----&gt;less conceptual and more practical, based on </text:p>
      <text:p text:style-name="P1"><text:s text:c="5"/>frame-works <text:s/></text:p>
      <text:p text:style-name="P1"/>
      <text:p text:style-name="P1"/>
      <text:p text:style-name="P1"><text:s text:c="2"/>"procfs module/core component" <text:s/></text:p>
      <text:p text:style-name="P1"><text:s text:c="2"/>is a static kernel module only - there is no </text:p>
      <text:p text:style-name="P1"><text:s text:c="2"/>support, for dynamic kernel module, for this </text:p>
      <text:p text:style-name="P1"><text:s text:c="2"/>component - it is a very essential core-component</text:p>
      <text:p text:style-name="P1"><text:s text:c="2"/></text:p>
      <text:p text:style-name="P1"><text:s text:c="5"/>---&gt;since it is one of the most essential </text:p>
      <text:p text:style-name="P1"><text:s text:c="9"/>kernel components, disabling is </text:p>
      <text:p text:style-name="P1"><text:s text:c="9"/>unacceptable - we are referring to </text:p>
      <text:p text:style-name="P1"><text:s text:c="9"/>standard systems/kernels/their set-up - </text:p>
      <text:p text:style-name="P1"><text:s text:c="9"/>meaning, we need, such kernel components </text:p>
      <text:p text:style-name="P1"/>
      <text:p text:style-name="P1">- this document describes the architecture and </text:p>
      <text:p text:style-name="P1"><text:soft-page-break/><text:s text:c="2"/>design of "procfs component/subsystem/module"</text:p>
      <text:p text:style-name="P1">----&gt;we will refer to certain kernel documentation, </text:p>
      <text:p text:style-name="P1"><text:s text:c="5"/>as needed </text:p>
      <text:p text:style-name="P1"/>
      <text:p text:style-name="P1">- in addition, describes the "frame-work and </text:p>
      <text:p text:style-name="P1"><text:s text:c="2"/>rules of the "procfs subsystem/module" "</text:p>
      <text:p text:style-name="P1"><text:s text:c="3"/>---&gt;includes programming rules, using </text:p>
      <text:p text:style-name="P1"><text:s text:c="7"/>this frame-work /sub-system</text:p>
      <text:p text:style-name="P1"><text:s text:c="7"/>---&gt;procfs layer does not export </text:p>
      <text:p text:style-name="P1"><text:s text:c="11"/>system call APIs - however, </text:p>
      <text:p text:style-name="P1"><text:s text:c="11"/>exports system APIs - still, </text:p>
      <text:p text:style-name="P1"><text:s text:c="11"/>there are certain system call APIs, </text:p>
      <text:p text:style-name="P1"><text:s text:c="11"/>which can be used, to access procfs</text:p>
      <text:p text:style-name="P1"><text:s text:c="11"/>services, indirectly - keep reading </text:p>
      <text:p text:style-name="P1"><text:s text:c="11"/>further ...</text:p>
      <text:p text:style-name="P1"><text:s text:c="7"/>---&gt;this frame-work exports/provides</text:p>
      <text:p text:style-name="P1"><text:s text:c="11"/>system APIs and their rules</text:p>
      <text:p text:style-name="P1"><text:s text:c="7"/>---&gt;provides certain system objects and their </text:p>
      <text:p text:style-name="P1"><text:s text:c="11"/>rules </text:p>
      <text:p text:style-name="P1"><text:s text:c="7"/>---&gt;maintains system lists and meta-data </text:p>
      <text:p text:style-name="P1"><text:s text:c="11"/>system objects </text:p>
      <text:p text:style-name="P1"><text:s text:c="7"/>---&gt;supports registration of call backs </text:p>
      <text:p text:style-name="P1">----&gt;call backs are very common, in kernel modules</text:p>
      <text:p text:style-name="P1"><text:s text:c="5"/>and kernel frame-works - using call backs, </text:p>
      <text:p text:style-name="P1"><text:s text:c="5"/>modules and layers are implemented - call backs</text:p>
      <text:p text:style-name="P1"><text:s text:c="5"/>are typically common, in registrations - refer to </text:p>
      <text:p text:style-name="P1"><text:s text:c="5"/>registrations mentioned above </text:p>
      <text:p text:style-name="P1"/>
      <text:p text:style-name="P1">---&gt;if procfs is a kernel component/module, </text:p>
      <text:p text:style-name="P1"><text:s text:c="4"/>what is its functionality ?? </text:p>
      <text:p text:style-name="P1"/>
      <text:p text:style-name="P1">- procfs is a "special file system" </text:p>
      <text:p text:style-name="P1"><text:s text:c="2"/>, in main memory/system-space - so, it is a </text:p>
      <text:p text:style-name="P1"><text:s text:c="3"/>memory-resident, file-system, not storage-</text:p>
      <text:p text:style-name="P1"><text:s text:c="3"/>resident, file-system - "does not store data/</text:p>
      <text:p text:style-name="P1"><text:s text:c="2"/>user-data/application-data" <text:s/>- </text:p>
      <text:p text:style-name="P1"><text:s text:c="2"/>manages special files(??), known as "procfs </text:p>
      <text:p text:style-name="P1"><text:s text:c="2"/>files and directories" - </text:p>
      <text:p text:style-name="P1"><text:s text:c="2"/>in Unix/Linux language, it is known </text:p>
      <text:p text:style-name="P1"><text:s text:c="2"/>as "a pseudo, file-system/synthetic, file-system" - </text:p>
      <text:p text:style-name="P1"><text:s text:c="2"/>"it does support </text:p>
      <text:p text:style-name="P1"><text:s text:c="2"/>meta-data(data used to manage files/directories)" , </text:p>
      <text:p text:style-name="P1"><text:s text:c="2"/>but "does not store file-data" - "only meta-data"</text:p>
      <text:p text:style-name="P1"><text:s text:c="2"/>is stored, in these file systems and their </text:p>
      <text:p text:style-name="P1"><text:s text:c="2"/>files , "not actual, data" - </text:p>
      <text:p text:style-name="P1"><text:soft-page-break/><text:s text:c="2"/>many of these design issues will be clear, </text:p>
      <text:p text:style-name="P1"><text:s text:c="2"/>after we understand the frame-work and its </text:p>
      <text:p text:style-name="P1"><text:s text:c="2"/>rules, along with the practicals...</text:p>
      <text:p text:style-name="P1"><text:s/></text:p>
      <text:p text:style-name="P1">----&gt;contrast the above, with a regular file system/files, that </text:p>
      <text:p text:style-name="P1"><text:s text:c="5"/>store actual, file data/application data, </text:p>
      <text:p text:style-name="P1"><text:s text:c="5"/>along with meta-data <text:s text:c="3"/></text:p>
      <text:p text:style-name="P1">----&gt;for now, this is a good introduction</text:p>
      <text:p text:style-name="P1"/>
      <text:p text:style-name="P1">-----&gt;ls -l /proc/cpuinfo </text:p>
      <text:p text:style-name="P1"/>
      <text:p text:style-name="P1">----&gt;ls -l <text:s text:c="2"/>/proc/sys/vm/overcommit_ratio</text:p>
      <text:p text:style-name="P1"/>
      <text:p text:style-name="P1">----&gt;ls -l <text:s text:c="2"/>Linux_kernel_space_dev_modules.txt</text:p>
      <text:p text:style-name="P1"/>
      <text:p text:style-name="P1">----&gt;ls -l <text:s text:c="2"/>kernel_physmem_samples.txt</text:p>
      <text:p text:style-name="P1"/>
      <text:p text:style-name="P1">-----&gt;also, do stat <text:s/>/proc/cpuinfo or </text:p>
      <text:p text:style-name="P1"><text:s text:c="14"/>stat /proc/sys/vm/overcommit_ratio</text:p>
      <text:p text:style-name="P1"/>
      <text:p text:style-name="P1">-----&gt;also, do <text:s/>stat <text:s text:c="2"/>kernel_physmem_samples.txt ??</text:p>
      <text:p text:style-name="P1">-----&gt;also, test any, regular file, using </text:p>
      <text:p text:style-name="P1"><text:s text:c="6"/>stat command...</text:p>
      <text:p text:style-name="P1"/>
      <text:p text:style-name="P1">----&gt;a typical file/regular file will have associated</text:p>
      <text:p text:style-name="P1"><text:s text:c="5"/>meta-data(management data) + actual data of application data</text:p>
      <text:p text:style-name="P1"/>
      <text:p text:style-name="P1"><text:s text:c="5"/>--&gt;a typical, procfs file will not contain</text:p>
      <text:p text:style-name="P1"><text:s text:c="8"/>data, but contain meta-data </text:p>
      <text:p text:style-name="P1">-----&gt;why ?? keep reading ???</text:p>
      <text:p text:style-name="P1"><text:s text:c="3"/></text:p>
      <text:p text:style-name="P1"/>
      <text:p text:style-name="P1">- following is a description of the architecture</text:p>
      <text:p text:style-name="P1"><text:s text:c="3"/>and design of procfs :</text:p>
      <text:p text:style-name="P1">----&gt;refer to lecture free-hand diagrams/</text:p>
      <text:p text:style-name="P1"><text:s text:c="5"/>slides 43-45, as we </text:p>
      <text:p text:style-name="P1"><text:s text:c="5"/>discuss the details</text:p>
      <text:p text:style-name="P1"><text:s text:c="4"/>- "procfs" is a "static, kernel module" that is </text:p>
      <text:p text:style-name="P1"><text:s text:c="6"/>"registered" with </text:p>
      <text:p text:style-name="P1"><text:s text:c="6"/>"VFS layer" - "VFS layer is a static, kernel</text:p>
      <text:p text:style-name="P1"><text:s text:c="7"/>module" which is connected to </text:p>
      <text:p text:style-name="P1"><text:s text:c="6"/>"system call interface layer" which is a </text:p>
      <text:p text:style-name="P1"><text:s text:c="7"/>static kernel module</text:p>
      <text:p text:style-name="P1"><text:soft-page-break/>----&gt;"system call interface layer" is connected</text:p>
      <text:p text:style-name="P1"><text:s text:c="6"/>to several core components, like process </text:p>
      <text:p text:style-name="P1"><text:s text:c="6"/>management/thread management and others</text:p>
      <text:p text:style-name="P1">----&gt;in this context, we are interested, in </text:p>
      <text:p text:style-name="P1"><text:s text:c="5"/>understand the inter-linking between </text:p>
      <text:p text:style-name="P1"><text:s text:c="5"/>"system call interface layer" and <text:s/></text:p>
      <text:p text:style-name="P1"><text:s text:c="5"/>"VFS layer"</text:p>
      <text:p text:style-name="P1">----&gt;why is the system call interface layer</text:p>
      <text:p text:style-name="P1"><text:s text:c="5"/>connected to several core-components/</text:p>
      <text:p text:style-name="P1"><text:s text:c="5"/>modules of kernel/kernel-space ??</text:p>
      <text:p text:style-name="P1"><text:s text:c="5"/>---&gt;since many core-components export</text:p>
      <text:p text:style-name="P1"><text:s text:c="9"/>services, using system call APi, </text:p>
      <text:p text:style-name="P1"><text:s text:c="9"/>system call interface layer is involved</text:p>
      <text:p text:style-name="P1"><text:s text:c="9"/>---&gt;like process management and IPC management </text:p>
      <text:p text:style-name="P1"><text:s text:c="9"/>---&gt;similarly, procfs layer provides</text:p>
      <text:p text:style-name="P1"><text:s text:c="13"/>certain services, using VFS and system </text:p>
      <text:p text:style-name="P1"><text:s text:c="13"/>call APIs - so,</text:p>
      <text:p text:style-name="P1"><text:s text:c="11"/>"system call interface layer--&gt;VFS---&gt;PROCfs"</text:p>
      <text:p text:style-name="P1"><text:s text:c="9"/>---&gt;so, there is a set-up </text:p>
      <text:p text:style-name="P1"/>
      <text:p text:style-name="P1">---&gt;also, refer to unix_primer.pdf , slide 3 <text:s/></text:p>
      <text:p text:style-name="P1">----&gt;connect, with free-hand diagrams/slides 43-45</text:p>
      <text:p text:style-name="P1"/>
      <text:p text:style-name="P1">---&gt;registrations of kernel modules is common, </text:p>
      <text:p text:style-name="P1"><text:s text:c="4"/>in kernel-space, as well any embedded sw stack</text:p>
      <text:p text:style-name="P1"/>
      <text:p text:style-name="P1">---&gt;what is a registration, in this context of </text:p>
      <text:p text:style-name="P1"><text:s text:c="4"/>these discussions ? registration is a mechanism, </text:p>
      <text:p text:style-name="P1"><text:s text:c="4"/>which will be clear, when we understand </text:p>
      <text:p text:style-name="P1"><text:s text:c="4"/>some more details - some coding is involved-</text:p>
      <text:p text:style-name="P1"><text:s text:c="4"/>certain system objects are involved - certain </text:p>
      <text:p text:style-name="P1"><text:s text:c="4"/>call backs involved - certain system APIs </text:p>
      <text:p text:style-name="P1"><text:s text:c="4"/>are involved - we will also see code</text:p>
      <text:p text:style-name="P1"><text:s text:c="4"/>samples <text:s/>, for actual set-up ?? this will </text:p>
      <text:p text:style-name="P1"><text:s text:c="4"/>involve one or more frame-works </text:p>
      <text:p text:style-name="P1"><text:s/>---&gt;for instance, refer to <text:s/>proc_sequence_example1.c <text:s text:c="2"/></text:p>
      <text:p text:style-name="P1"><text:s text:c="5"/>---&gt;this code sample is described below </text:p>
      <text:p text:style-name="P1"><text:s/></text:p>
      <text:p text:style-name="P1"><text:s text:c="6"/>---&gt;as per the big-picture, there is </text:p>
      <text:p text:style-name="P1"><text:s text:c="10"/>a virtual file switch(VFS) and </text:p>
      <text:p text:style-name="P1"><text:s text:c="10"/>this is linked/registered to</text:p>
      <text:p text:style-name="P1"><text:s text:c="10"/>system call interface layer </text:p>
      <text:p text:style-name="P1"><text:s text:c="10"/>----&gt;this is taken care during </text:p>
      <text:p text:style-name="P1"><text:s text:c="15"/>boot-up, implicitly </text:p>
      <text:p text:style-name="P1"><text:s text:c="6"/>---&gt;as per the diagram, procfs component </text:p>
      <text:p text:style-name="P1"><text:soft-page-break/><text:s text:c="10"/>is registered to VFS layer</text:p>
      <text:p text:style-name="P1"><text:s text:c="10"/>----&gt;this is taken care during </text:p>
      <text:p text:style-name="P1"><text:s text:c="15"/>boot-up, implicitly </text:p>
      <text:p text:style-name="P1"><text:s text:c="6"/>---&gt;similarly, other system components/ </text:p>
      <text:p text:style-name="P1"><text:s text:c="10"/>modules are registered, with procfs</text:p>
      <text:p text:style-name="P1"><text:s text:c="10"/>layer</text:p>
      <text:p text:style-name="P1"><text:s text:c="10"/>----&gt;for our kernel modules, we need</text:p>
      <text:p text:style-name="P1"><text:s text:c="15"/>to explicitly write code to set-up</text:p>
      <text:p text:style-name="P1"><text:s text:c="15"/>registrations to other, kernel </text:p>
      <text:p text:style-name="P1"><text:s text:c="15"/>components /modules </text:p>
      <text:p text:style-name="P1"><text:s text:c="6"/>---&gt;such registrations and inter-connections</text:p>
      <text:p text:style-name="P1"><text:s text:c="10"/>are popular, in the kernel /kernel-space</text:p>
      <text:p text:style-name="P1"><text:s text:c="10"/>--&gt;using such inter-connections, two or </text:p>
      <text:p text:style-name="P1"><text:s text:c="10"/>more components/modules work together </text:p>
      <text:p text:style-name="P1"><text:s text:c="10"/>and accomplish core services - actually, </text:p>
      <text:p text:style-name="P1"><text:s text:c="10"/>KEPs will be triggered, after the registrations</text:p>
      <text:p text:style-name="P1">----&gt;it is after the registrations, links are established</text:p>
      <text:p text:style-name="P1"><text:s text:c="5"/>between kernel modules and such inter-links are</text:p>
      <text:p text:style-name="P1"><text:s text:c="5"/>used, during KEPs and call backs ??</text:p>
      <text:p text:style-name="P1"/>
      <text:p text:style-name="P1">----&gt;let us refer to the procfs free-hand diagram, </text:p>
      <text:p text:style-name="P1"><text:s text:c="5"/>once more ?? freehand_diagrams_26.07.2021/slides</text:p>
      <text:p text:style-name="P1"><text:s text:c="5"/>43-44</text:p>
      <text:p text:style-name="P1"/>
      <text:p text:style-name="P1"><text:s text:c="4"/>- based on the procfs layer + registrations of</text:p>
      <text:p text:style-name="P1"><text:s text:c="6"/>different components/modules to procfs </text:p>
      <text:p text:style-name="P1"><text:s text:c="6"/>layer, several procfs directories /files </text:p>
      <text:p text:style-name="P1"><text:s text:c="6"/>will be implicitly(almost,magically) exported to user-space </text:p>
      <text:p text:style-name="P1"><text:s text:c="7"/>-----&gt;background processing takes place and</text:p>
      <text:p text:style-name="P1"><text:s text:c="13"/>the end result is exporting of </text:p>
      <text:p text:style-name="P1"><text:s text:c="13"/>certain procfs directories and files </text:p>
      <text:p text:style-name="P1">----&gt;let <text:s/>us <text:s/>do a simple demo ??</text:p>
      <text:p text:style-name="P1"><text:s text:c="6"/>---&gt;using proc_seq_example1.c /*.ko </text:p>
      <text:p text:style-name="P1"/>
      <text:p text:style-name="P1"><text:s text:c="6"/>----&gt;do ls -l <text:s/>/proc/proc_test/readme </text:p>
      <text:p text:style-name="P1"/>
      <text:p text:style-name="P1"><text:s text:c="6"/>-----&gt;build and load proc_seq_example1.ko </text:p>
      <text:p text:style-name="P1"><text:s text:c="6"/>----&gt;do ls -l <text:s/>/proc/proc_test/readme </text:p>
      <text:p text:style-name="P1"/>
      <text:p text:style-name="P1"><text:s text:c="5"/>-----&gt;sudo cat <text:s/>/proc/proc_test/readme</text:p>
      <text:p text:style-name="P1"/>
      <text:p text:style-name="P1"><text:s text:c="5"/>-----&gt;dmesg &gt; dmesg_01.10.2020.txt</text:p>
      <text:p text:style-name="P1"/>
      <text:p text:style-name="P1"><text:s text:c="5"/>-----&gt;refer to dmesg_01.10.2020.txt, for more </text:p>
      <text:p text:style-name="P1"><text:soft-page-break/><text:s text:c="11"/>details on KEPs and their <text:s/>call backs ??</text:p>
      <text:p text:style-name="P1"/>
      <text:p text:style-name="P1"/>
      <text:p text:style-name="P1"><text:s text:c="7"/>----&gt;test and unload proc_seq_example1.ko</text:p>
      <text:p text:style-name="P1"><text:s text:c="6"/>----&gt;do ls -l <text:s/>/proc/proc_test/readme </text:p>
      <text:p text:style-name="P1"/>
      <text:p text:style-name="P1">---&gt;resume from 07.08.2021....at 10 am </text:p>
      <text:p text:style-name="P1"/>
      <text:p text:style-name="P1">-----&gt;in the above case, <text:s/>/proc/proc_test/readme</text:p>
      <text:p text:style-name="P1"><text:s text:c="6"/>is the main procfs empty file /special </text:p>
      <text:p text:style-name="P1"><text:s text:c="6"/>file is dynamically created and exported</text:p>
      <text:p text:style-name="P1"><text:s text:c="6"/>to user-space</text:p>
      <text:p text:style-name="P1">-----&gt;using system utilities/system call APIs, </text:p>
      <text:p text:style-name="P1"><text:s text:c="6"/>we can access these services of /proc/proc_test/readme</text:p>
      <text:p text:style-name="P1"><text:s text:c="6"/>and related kernel module</text:p>
      <text:p text:style-name="P1"/>
      <text:p text:style-name="P1">---&gt;based on the above, we can access the </text:p>
      <text:p text:style-name="P1"><text:s text:c="4"/>services of a kernel module, or driver, </text:p>
      <text:p text:style-name="P1"><text:s text:c="4"/>using /proc/proc_test/readme and one </text:p>
      <text:p text:style-name="P1"><text:s text:c="4"/>or more system call APIs...</text:p>
      <text:p text:style-name="P1"><text:s text:c="4"/>--&gt;refer to proc_seq_test.c, or </text:p>
      <text:p text:style-name="P1"><text:s text:c="16"/>proc_seq_test1.c</text:p>
      <text:p text:style-name="P1"><text:s text:c="4"/>---&gt;gcc proc_seq_test.c -o proc_t </text:p>
      <text:p text:style-name="P1"><text:s text:c="4"/>./proc_t </text:p>
      <text:p text:style-name="P1"/>
      <text:p text:style-name="P1"><text:s text:c="4"/>----&gt;will access services/data, using </text:p>
      <text:p text:style-name="P1"><text:s text:c="9"/>/proc/proc_test/readme <text:s/>and <text:s/></text:p>
      <text:p text:style-name="P1"><text:s text:c="9"/>system call APIs...</text:p>
      <text:p text:style-name="P1"><text:s text:c="2"/></text:p>
      <text:p text:style-name="P1">---&gt;or, we can use certain system utilities, </text:p>
      <text:p text:style-name="P1"><text:s text:c="3"/>to access services exported, by kernel module/</text:p>
      <text:p text:style-name="P1"><text:s text:c="3"/>driver and /proc/proc_test/readme </text:p>
      <text:p text:style-name="P1"><text:s text:c="4"/>---&gt;cat <text:s/>/proc/proc_test/readme</text:p>
      <text:p text:style-name="P1"/>
      <text:p text:style-name="P1"><text:s text:c="3"/></text:p>
      <text:p text:style-name="P1">----&gt;refer to freehand_diagrams_26.07.2021.pdf,</text:p>
      <text:p text:style-name="P1"><text:s text:c="5"/>slides 43-44</text:p>
      <text:p text:style-name="P1"><text:s/></text:p>
      <text:p text:style-name="P1"><text:s text:c="4"/>- based on the above, "file IO/IO <text:s/>system call </text:p>
      <text:p text:style-name="P1"><text:s text:c="6"/>APIs of system library" can be used to </text:p>
      <text:p text:style-name="P1"><text:s text:c="6"/>access procfs files(implicitly, directories </text:p>
      <text:p text:style-name="P1"><text:s text:c="6"/>are accessed)and its services, </text:p>
      <text:p text:style-name="P1"><text:s text:c="6"/>using layering and modularity, and their </text:p>
      <text:p text:style-name="P1"><text:s text:c="6"/>frame-works - KEPs and call backs are used <text:s/></text:p>
      <text:p text:style-name="P1"><text:soft-page-break/></text:p>
      <text:p text:style-name="P1"><text:s text:c="4"/>- based on the architecture and design </text:p>
      <text:p text:style-name="P1"><text:s text:c="6"/>of "procfs layer/frame-work", </text:p>
      <text:p text:style-name="P1"><text:s text:c="6"/>"a kernel modulei/componenti/subsystemi" can </text:p>
      <text:p text:style-name="P1"><text:s text:c="6"/>"register with procfs layer/its frame-work" </text:p>
      <text:p text:style-name="P1"><text:s text:c="6"/>- this <text:s text:c="2"/>procfs frame-work </text:p>
      <text:p text:style-name="P1"><text:s text:c="6"/>provides "system APIs", "system objects", </text:p>
      <text:p text:style-name="P1"><text:s text:c="6"/>"lists/tables", and "other strict rules"</text:p>
      <text:p text:style-name="P1"><text:s text:c="9"/>--&gt;refer to code samples of a kernel </text:p>
      <text:p text:style-name="P1"><text:s text:c="12"/>modulei, where procfs (??) </text:p>
      <text:p text:style-name="P1"><text:s text:c="12"/>file creation and handling is used</text:p>
      <text:p text:style-name="P1"><text:s text:c="12"/>---&gt;refer to proc_seq_example1.c </text:p>
      <text:p text:style-name="P1"/>
      <text:p text:style-name="P1"><text:s text:c="9"/>---&gt;code samples of certain modules</text:p>
      <text:p text:style-name="P1"><text:s text:c="13"/>use this procfs frame-work's </text:p>
      <text:p text:style-name="P1"><text:s text:c="13"/>system APIs/system objects/</text:p>
      <text:p text:style-name="P1"><text:s text:c="13"/>lists/tables to accomplish </text:p>
      <text:p text:style-name="P1"><text:s text:c="13"/>certain jobs </text:p>
      <text:p text:style-name="P1"><text:s text:c="2"/>---&gt;refer to proc_seq_example1.c or pc_drv.c</text:p>
      <text:p text:style-name="P1"><text:s text:c="6"/>---&gt;we can look, at some of the </text:p>
      <text:p text:style-name="P1"><text:s text:c="10"/>system APIs and system objects</text:p>
      <text:p text:style-name="P1"><text:s text:c="10"/>used, in the code sample, for </text:p>
      <text:p text:style-name="P1"><text:s text:c="10"/>working, with procfs layer/frame-work</text:p>
      <text:p text:style-name="P1"><text:s text:c="9"/>----&gt;for instance, refer to init() </text:p>
      <text:p text:style-name="P1"><text:s text:c="14"/>method of proc_seq_example1.c and</text:p>
      <text:p text:style-name="P1"><text:s text:c="14"/>find the system APIs that are used</text:p>
      <text:p text:style-name="P1"><text:s text:c="14"/>to set-up procfs directories/files ?? </text:p>
      <text:p text:style-name="P1">-------&gt;sudo cat /proc/kallsyms | grep 'nameofsystemAPI'</text:p>
      <text:p text:style-name="P1">-------&gt;sudo cat /proc/kallsyms | grep 'proc_mkdir'</text:p>
      <text:p text:style-name="P1">-------&gt;sudo cat /proc/kallsyms | grep 'proc_create'</text:p>
      <text:p text:style-name="P1">-----&gt;Note: many of these kernel apis/system apis</text:p>
      <text:p text:style-name="P1"><text:s text:c="12"/>will change from one kernel version to </text:p>
      <text:p text:style-name="P1"><text:s text:c="12"/>another kernel version - so, we need to </text:p>
      <text:p text:style-name="P1"><text:s text:c="12"/>modify, for such changes... </text:p>
      <text:p text:style-name="P1"/>
      <text:p text:style-name="P1"/>
      <text:p text:style-name="P1"><text:s text:c="9"/>----&gt;if it is present, the current kernel</text:p>
      <text:p text:style-name="P1"><text:s text:c="14"/>supports the <text:s/>symbol/system APi</text:p>
      <text:p text:style-name="P1"><text:s text:c="9"/>---&gt;if not present, the current kenrel </text:p>
      <text:p text:style-name="P1"><text:s text:c="13"/>does not support symbol/system API </text:p>
      <text:p text:style-name="P1"><text:s text:c="6"/>----&gt;in certain kernel versions, the </text:p>
      <text:p text:style-name="P1"><text:s text:c="11"/>symbol/system API will be present, but</text:p>
      <text:p text:style-name="P1"><text:s text:c="11"/>its functionality may change....??</text:p>
      <text:p text:style-name="P1"><text:s text:c="6"/>---&gt;we need to test and modify, accordingly </text:p>
      <text:p text:style-name="P1"/>
      <text:p text:style-name="P1"><text:soft-page-break/><text:s text:c="4"/>- any "kernel componenti/subsystemi/modulei </text:p>
      <text:p text:style-name="P1"><text:s text:c="6"/>/add-on modulesi" can register, with procfs</text:p>
      <text:p text:style-name="P1"><text:s text:c="6"/>to access the services of procfs/frame-work </text:p>
      <text:p text:style-name="P1"><text:s text:c="9"/>--&gt;refer to code samples of a procfs</text:p>
      <text:p text:style-name="P1"><text:s text:c="12"/>file creation and handling </text:p>
      <text:p text:style-name="P1"><text:s text:c="9"/>---&gt;using registrations, we can access</text:p>
      <text:p text:style-name="P1"><text:s text:c="13"/>certain services of procfs layer</text:p>
      <text:p text:style-name="P1"><text:s text:c="8"/>---&gt;when we invoke proc_mkdir(), </text:p>
      <text:p text:style-name="P1"><text:s text:c="12"/>we are doing a registration ??</text:p>
      <text:p text:style-name="P1"><text:s text:c="8"/>---&gt;when we invoke proc_create(), </text:p>
      <text:p text:style-name="P1"><text:s text:c="12"/>we are doing a registration ??</text:p>
      <text:p text:style-name="P1"><text:s/></text:p>
      <text:p text:style-name="P1"/>
      <text:p text:style-name="P1"><text:s text:c="4"/>- in terms of services, "procfs supports </text:p>
      <text:p text:style-name="P1"><text:s text:c="6"/>procfs directories and files" - mainly, </text:p>
      <text:p text:style-name="P1"><text:s text:c="6"/>"procfs files provide the main services" -</text:p>
      <text:p text:style-name="P1"><text:s text:c="6"/>procfs directories work, in the background - </text:p>
      <text:p text:style-name="P1"><text:s text:c="6"/>so, "a componenti/kernel modulei can register </text:p>
      <text:p text:style-name="P1"><text:s text:c="6"/>with procfs layer to request for a one or </text:p>
      <text:p text:style-name="P1"><text:s text:c="6"/>more procfs directories/files/services to be set-up </text:p>
      <text:p text:style-name="P1"><text:s text:c="6"/>and </text:p>
      <text:p text:style-name="P1"><text:s text:c="6"/>managed on behalf the kernel componenti/</text:p>
      <text:p text:style-name="P1"><text:s text:c="6"/>kernel modulei" - we need to register ,</text:p>
      <text:p text:style-name="P1"><text:s text:c="6"/>using certain system APIs</text:p>
      <text:p text:style-name="P1"><text:s text:c="8"/>---&gt; as part of the discussions and </text:p>
      <text:p text:style-name="P1"><text:s text:c="13"/>code samples, we will understand</text:p>
      <text:p text:style-name="P1"><text:s text:c="13"/>the services of procfs files and their</text:p>
      <text:p text:style-name="P1"><text:s text:c="13"/>services</text:p>
      <text:p text:style-name="P1"><text:s text:c="7"/>---&gt;we need certain scenarios to understand</text:p>
      <text:p text:style-name="P1"><text:s text:c="11"/>the usage of procfs files' services - below?? </text:p>
      <text:p text:style-name="P1"><text:s text:c="7"/>----&gt;in addition, there is a lot of background</text:p>
      <text:p text:style-name="P1"><text:s text:c="12"/>processing, in the procfs layer, after </text:p>
      <text:p text:style-name="P1"><text:s text:c="12"/>registrations</text:p>
      <text:p text:style-name="P1"/>
      <text:p text:style-name="P1"><text:s text:c="4"/>- for the procfs services/files to be used, </text:p>
      <text:p text:style-name="P1"><text:s text:c="6"/>"VFS--&gt;system call interface layer-&gt;system </text:p>
      <text:p text:style-name="P1"><text:s text:c="6"/>library/file IO system calls" are needed - </text:p>
      <text:p text:style-name="P1"><text:s text:c="6"/>specifically, VFS is needed to support </text:p>
      <text:p text:style-name="P1"><text:s text:c="6"/>files /"active files/handles" , for procfs files/</text:p>
      <text:p text:style-name="P1"><text:s text:c="6"/>services - a layered set of components </text:p>
      <text:p text:style-name="P1"><text:s text:c="6"/>work together to actually provide one </text:p>
      <text:p text:style-name="P1"><text:s text:c="6"/>or more services - a component/layer/module </text:p>
      <text:p text:style-name="P1"><text:s text:c="6"/>alone cannot provide a complete service - sum of</text:p>
      <text:p text:style-name="P1"><text:s text:c="6"/>all the layers and their modules provide</text:p>
      <text:p text:style-name="P1"><text:s text:c="6"/>services <text:s/></text:p>
      <text:p text:style-name="P1"><text:soft-page-break/></text:p>
      <text:p text:style-name="P1">-----&gt;refer to free-hand diagram/slides 43-44----</text:p>
      <text:p text:style-name="P1"><text:s text:c="6"/>---&gt;connect the details ??</text:p>
      <text:p text:style-name="P1"/>
      <text:p text:style-name="P1">----&gt;first break on 07.08.2021....</text:p>
      <text:p text:style-name="P1"/>
      <text:p text:style-name="P1"><text:s/>---&gt;applications/processes/threads(highest-layer)</text:p>
      <text:p text:style-name="P1"><text:s text:c="6"/>------&gt;file IO/ IO system calls(system library) </text:p>
      <text:p text:style-name="P1"><text:s text:c="14"/>-----&gt;system call interface layer</text:p>
      <text:p text:style-name="P1"><text:s text:c="20"/>----&gt;VFS layer</text:p>
      <text:p text:style-name="P1"><text:s text:c="25"/>------&gt;procfs </text:p>
      <text:p text:style-name="P1"><text:s text:c="33"/>---&gt; a specific </text:p>
      <text:p text:style-name="P1"><text:s text:c="38"/>kernel componenti/</text:p>
      <text:p text:style-name="P1"><text:s text:c="38"/>kernel modulei</text:p>
      <text:p text:style-name="P1"/>
      <text:p text:style-name="P1"><text:s text:c="4"/>----&gt;this specific kernel modulei can </text:p>
      <text:p text:style-name="P1"><text:s text:c="9"/>be our custom modulei, as well - </text:p>
      <text:p text:style-name="P1"><text:s text:c="9"/>say, it can be a device driveri, or</text:p>
      <text:p text:style-name="P1"><text:s text:c="9"/>another embedded sw modulei</text:p>
      <text:p text:style-name="P1">=================================================== </text:p>
      <text:p text:style-name="P1"><text:s/>---&gt;in some of our discussions, we will </text:p>
      <text:p text:style-name="P1"><text:s text:c="5"/>be seeing certain core components, like</text:p>
      <text:p text:style-name="P1"><text:s text:c="5"/>buddy system allocators/sub-system and </text:p>
      <text:p text:style-name="P1"><text:s text:c="5"/>slab-allocators/sub-system will be using </text:p>
      <text:p text:style-name="P1"><text:s text:c="5"/>the services of procfs, as discussed</text:p>
      <text:p text:style-name="P1"><text:s text:c="5"/>above </text:p>
      <text:p text:style-name="P1">===================================================</text:p>
      <text:p text:style-name="P1">----&gt;recall demos. during kernel memory management <text:s/>??</text:p>
      <text:p text:style-name="P1"><text:s text:c="7"/>---&gt;many procfs empty files were used ??</text:p>
      <text:p text:style-name="P1"><text:s text:c="5"/>---&gt;if you recall, during kernel </text:p>
      <text:p text:style-name="P1"><text:s text:c="9"/>memory management sessions, we </text:p>
      <text:p text:style-name="P1"><text:s text:c="9"/>have come across several procfs files/</text:p>
      <text:p text:style-name="P1"><text:s text:c="9"/>services, that are linked to different </text:p>
      <text:p text:style-name="P1"><text:s text:c="9"/>kernel memory allocators </text:p>
      <text:p text:style-name="P1"><text:s text:c="4"/></text:p>
      <text:p text:style-name="P1"><text:s text:c="4"/>- procfs component mainly supports special files/</text:p>
      <text:p text:style-name="P1"><text:s text:c="6"/>regular, empty files, also known as pseudo files/virtual files , </text:p>
      <text:p text:style-name="P1"><text:s text:c="6"/>- these do not </text:p>
      <text:p text:style-name="P1"><text:s text:c="6"/>store data/but store meta-data - </text:p>
      <text:p text:style-name="P1"><text:s text:c="6"/>rather, they maintain </text:p>
      <text:p text:style-name="P1"><text:s text:c="6"/>certain "system object(s)(meta-data)" and </text:p>
      <text:p text:style-name="P1"><text:s text:c="6"/>"a set of call backs" - these "system objects/</text:p>
      <text:p text:style-name="P1"><text:s text:c="6"/>meta-data and call backs" enable a <text:s/></text:p>
      <text:p text:style-name="P1"><text:s text:c="6"/>"procfs file to export system data </text:p>
      <text:p text:style-name="P1"><text:soft-page-break/><text:s text:c="6"/>of kernel components/modules or </text:p>
      <text:p text:style-name="P1"><text:s text:c="6"/>custom modules/drivers" to the "user-space" <text:s/>- </text:p>
      <text:p text:style-name="P1"><text:s text:c="6"/>procfs, along with other components/their </text:p>
      <text:p text:style-name="P1"><text:s text:c="6"/>frame-works will complete the services <text:s/></text:p>
      <text:p text:style-name="P1"><text:s text:c="6"/>- certain "kernel-data" is typically, exported</text:p>
      <text:p text:style-name="P1"><text:s text:c="6"/>from the "kernel modules", that "register</text:p>
      <text:p text:style-name="P1"><text:s text:c="6"/>with procfs"</text:p>
      <text:p text:style-name="P1">----&gt;so, even if a procfs file is normally empty, </text:p>
      <text:p text:style-name="P1"><text:s text:c="5"/>using these meta-data system objects and </text:p>
      <text:p text:style-name="P1"><text:s text:c="5"/>call backs, certain system data is retrieved -</text:p>
      <text:p text:style-name="P1"><text:s text:c="5"/>that is how data is provided by procfs files, </text:p>
      <text:p text:style-name="P1"><text:s text:c="5"/>when we access these procfs files... ?? </text:p>
      <text:p text:style-name="P1"/>
      <text:p text:style-name="P1"><text:s text:c="6"/>---&gt;for instance, a system conponent </text:p>
      <text:p text:style-name="P1"><text:s text:c="10"/>can be "a device driver", which uses </text:p>
      <text:p text:style-name="P1"><text:s text:c="10"/>a procfs empty file to export certain device-data </text:p>
      <text:p text:style-name="P1"><text:s text:c="6"/>---&gt;for instance, it can be "a physical memory </text:p>
      <text:p text:style-name="P1"><text:s text:c="10"/>allocator" - can export certain data using</text:p>
      <text:p text:style-name="P1"><text:s text:c="10"/>a procfs file </text:p>
      <text:p text:style-name="P1"><text:s text:c="10"/>cat /proc/buddyinfo or /proc/slabinfo <text:s/></text:p>
      <text:p text:style-name="P1"><text:s text:c="6"/>---&gt;or, another kernel <text:s/>module/component </text:p>
      <text:p text:style-name="P1"><text:s text:c="6"/>---&gt;the above is a typical description </text:p>
      <text:p text:style-name="P1"><text:s text:c="10"/>of the services offered by procfs</text:p>
      <text:p text:style-name="P1"><text:s text:c="10"/>layer and its pseudo files</text:p>
      <text:p text:style-name="P1">----&gt;refer to some of the examples of procfs </text:p>
      <text:p text:style-name="P1"><text:s text:c="5"/>files, that you have used before - this </text:p>
      <text:p text:style-name="P1"><text:s text:c="5"/>will give you certain practical visualization </text:p>
      <text:p text:style-name="P1"><text:s text:c="6"/>----&gt;refer to earlier demos ??</text:p>
      <text:p text:style-name="P1"/>
      <text:p text:style-name="P1"><text:s text:c="2"/></text:p>
      <text:p text:style-name="P1"><text:s text:c="4"/>- in most cases, "procfs files will be </text:p>
      <text:p text:style-name="P1"><text:s text:c="6"/>readonly" - meaning, just export data </text:p>
      <text:p text:style-name="P1"><text:s text:c="6"/>from kernel modules/components to </text:p>
      <text:p text:style-name="P1"><text:s text:c="6"/>user-space - in certain cases, they </text:p>
      <text:p text:style-name="P1"><text:s text:c="6"/>may support read/write, where we can update </text:p>
      <text:p text:style-name="P1"><text:s text:c="6"/>data from user-space to the system space</text:p>
      <text:p text:style-name="P1"><text:s text:c="6"/>---&gt;in our discussions, we will focus </text:p>
      <text:p text:style-name="P1"><text:s text:c="10"/>on read-only procfs files - these</text:p>
      <text:p text:style-name="P1"><text:s text:c="10"/>are our requirements and also, common </text:p>
      <text:p text:style-name="P1"/>
      <text:p text:style-name="P1"><text:s text:c="4"/>- in our current discussions, we will be dealing </text:p>
      <text:p text:style-name="P1"><text:s text:c="6"/>with readonly procfs files</text:p>
      <text:p text:style-name="P1"/>
      <text:p text:style-name="P1">---&gt;assuming that we have understood the big-picture</text:p>
      <text:p text:style-name="P1"><text:soft-page-break/><text:s text:c="4"/>and basic services of procfs module/component, </text:p>
      <text:p text:style-name="P1"><text:s text:c="4"/>"to understand its frame-work and the actual </text:p>
      <text:p text:style-name="P1"><text:s text:c="4"/>working", we need to "use one or more </text:p>
      <text:p text:style-name="P1"><text:s text:c="4"/>code samples"</text:p>
      <text:p text:style-name="P1"><text:s text:c="6"/>---&gt;major part of code samples is, in <text:s/>kernel-space</text:p>
      <text:p text:style-name="P1"><text:s text:c="10"/>code/coding/module coding(kernel-space code)</text:p>
      <text:p text:style-name="P1"><text:s text:c="12"/>---&gt;for instance, proc_seq_example1.c <text:s/></text:p>
      <text:p text:style-name="P1"><text:s text:c="6"/>---&gt;some part of coding is, in <text:s/>user-space code, </text:p>
      <text:p text:style-name="P1"><text:s text:c="10"/>using "file IO system call APIs"(user-space code)</text:p>
      <text:p text:style-name="P1"><text:s text:c="14"/>---&gt;proc_seq_test.c </text:p>
      <text:p text:style-name="P1">---&gt;in most real projects, there will be a certain </text:p>
      <text:p text:style-name="P1"><text:s text:c="4"/>amount of user-space coding and certain amount of</text:p>
      <text:p text:style-name="P1"><text:s text:c="4"/>system-space coding <text:s text:c="2"/></text:p>
      <text:p text:style-name="P1"><text:s text:c="11"/>---&gt;embedded OS scenarios.... </text:p>
      <text:p text:style-name="P1"/>
      <text:p text:style-name="P1">-----&gt;we will using proc_seq_example1.c and </text:p>
      <text:p text:style-name="P1"><text:s text:c="6"/>understand the complete set-up/frame-work </text:p>
      <text:p text:style-name="P1"><text:s text:c="6"/>of procfs and related kernel components </text:p>
      <text:p text:style-name="P1"/>
      <text:p text:style-name="P1"/>
      <text:p text:style-name="P1">----&gt;based on all the above big-picture/</text:p>
      <text:p text:style-name="P1"><text:s text:c="5"/>free-hand slides, we should have a bigger </text:p>
      <text:p text:style-name="P1"><text:s text:c="5"/>picture of the set-up of procfs and </text:p>
      <text:p text:style-name="P1"><text:s text:c="5"/>other higher-level layers </text:p>
      <text:p text:style-name="P1">----&gt;in addition, several other layers are</text:p>
      <text:p text:style-name="P1"><text:s text:c="5"/>linked/registered with procfs - to understand</text:p>
      <text:p text:style-name="P1"><text:s text:c="5"/>such linking and related frame-works, we need</text:p>
      <text:p text:style-name="P1"><text:s text:c="5"/>to use certain code samples of kernel modules</text:p>
      <text:p text:style-name="P1">----&gt;one such kernel module will be </text:p>
      <text:p text:style-name="P1"><text:s text:c="5"/>proc_seq_example1.c and its related </text:p>
      <text:p text:style-name="P1"><text:s text:c="5"/>user-space code-samples and system utilities ??</text:p>
      <text:p text:style-name="P1"/>
      <text:p text:style-name="P1"/>
      <text:p text:style-name="P1"><text:s text:c="4"/>- let us understand the design and working </text:p>
      <text:p text:style-name="P1"><text:s text:c="6"/>of procfs/procfs files, using a <text:s/></text:p>
      <text:p text:style-name="P1"><text:s text:c="6"/>sample code/kernel module code and </text:p>
      <text:p text:style-name="P1"><text:s text:c="6"/>user-space sample code/user-space test </text:p>
      <text:p text:style-name="P1"><text:s text:c="6"/>code, for accessing procfs files</text:p>
      <text:p text:style-name="P1"><text:s text:c="6"/>---&gt;first, we need to understand the </text:p>
      <text:p text:style-name="P1"><text:s text:c="10"/>set-up and working of kernel-space</text:p>
      <text:p text:style-name="P1"><text:s text:c="10"/>code - there will be a major effort</text:p>
      <text:p text:style-name="P1"><text:s text:c="10"/>---&gt;mainly, linking would be the </text:p>
      <text:p text:style-name="P1"><text:s text:c="14"/>problem ??</text:p>
      <text:p text:style-name="P1"><text:s text:c="10"/>---&gt;this will require a thorough </text:p>
      <text:p text:style-name="P1"><text:soft-page-break/><text:s text:c="14"/>understanding of several frame-works ??</text:p>
      <text:p text:style-name="P1"/>
      <text:p text:style-name="P1"><text:s text:c="6"/>---&gt;we will be using user-space code/</text:p>
      <text:p text:style-name="P1"><text:s text:c="10"/>system call APIs/file IO system </text:p>
      <text:p text:style-name="P1"><text:s text:c="10"/>call APIs to access our </text:p>
      <text:p text:style-name="P1"><text:s text:c="10"/>kernel module's code/call backs</text:p>
      <text:p text:style-name="P1"><text:s text:c="10"/>---&gt;can we say, that KEPs will be</text:p>
      <text:p text:style-name="P1"><text:s text:c="14"/>involved, due to system call APIs ??</text:p>
      <text:p text:style-name="P1"><text:s text:c="10"/>---&gt;can we say, that these KEPs will </text:p>
      <text:p text:style-name="P1"><text:s text:c="14"/>invoke/process our kernel module's</text:p>
      <text:p text:style-name="P1"><text:s text:c="14"/>call backs, as per frame-works ??</text:p>
      <text:p text:style-name="P1">----&gt;are you able to visualize ?? we need to </text:p>
      <text:p text:style-name="P1"><text:s text:c="5"/>study very specific details</text:p>
      <text:p text:style-name="P1">----&gt;keep referring to free-hand diagrams/slides</text:p>
      <text:p text:style-name="P1"><text:s text:c="5"/>33----&gt;?? </text:p>
      <text:p text:style-name="P1"><text:s text:c="3"/>- based on the above set-up, "using file IO</text:p>
      <text:p text:style-name="P1"><text:s text:c="5"/>system call APIs, we can access </text:p>
      <text:p text:style-name="P1"><text:s text:c="5"/>procfs files of our project modules - </text:p>
      <text:p text:style-name="P1"><text:s text:c="5"/>when these procfs files are</text:p>
      <text:p text:style-name="P1"><text:s text:c="5"/>acessed, system data of our kernel module(s) </text:p>
      <text:p text:style-name="P1"><text:s text:c="5"/>can be accessed - details follow ???</text:p>
      <text:p text:style-name="P1"><text:s text:c="5"/>---&gt;as part of the kernel execution paths </text:p>
      <text:p text:style-name="P1"><text:s text:c="9"/>of system call APIs, "several call </text:p>
      <text:p text:style-name="P1"><text:s text:c="9"/>backs of procfs/our modules/other</text:p>
      <text:p text:style-name="P1"><text:s text:c="9"/>kernel components are invoked, </text:p>
      <text:p text:style-name="P1"><text:s text:c="9"/>as per frame-works"</text:p>
      <text:p text:style-name="P1"><text:s text:c="6"/></text:p>
      <text:p text:style-name="P1"/>
      <text:p text:style-name="P1"><text:s text:c="4"/>- in these kernel </text:p>
      <text:p text:style-name="P1"><text:s text:c="6"/>code samples, using procfs system </text:p>
      <text:p text:style-name="P1"><text:s text:c="6"/>APIs , objects and related call backs, </text:p>
      <text:p text:style-name="P1"><text:s text:c="6"/>registrations are done - procfs </text:p>
      <text:p text:style-name="P1"><text:s text:c="6"/>frame-work is used </text:p>
      <text:p text:style-name="P1"><text:s text:c="7"/>---&gt;procfs files are created, using </text:p>
      <text:p text:style-name="P1"><text:s text:c="11"/>system APIs of procfs and system objects</text:p>
      <text:p text:style-name="P1"><text:s text:c="11"/>---&gt;this service is only available, </text:p>
      <text:p text:style-name="P1"><text:s text:c="15"/>in system-space <text:s text:c="2"/></text:p>
      <text:p text:style-name="P1"><text:s text:c="2"/></text:p>
      <text:p text:style-name="P1"><text:s text:c="7"/>---&gt;however, regular files of regular</text:p>
      <text:p text:style-name="P1"><text:s text:c="11"/>file systems are created, using </text:p>
      <text:p text:style-name="P1"><text:s text:c="11"/>system call APIs/system utilities </text:p>
      <text:p text:style-name="P1"><text:s text:c="11"/>and system objects</text:p>
      <text:p text:style-name="P1"><text:s text:c="11"/>---&gt;typically an user-space service </text:p>
      <text:p text:style-name="P1"/>
      <text:p text:style-name="P1"><text:s text:c="7"/>---&gt;there are no system call APIs to </text:p>
      <text:p text:style-name="P1"><text:soft-page-break/><text:s text:c="11"/>create/delete procfs files - these</text:p>
      <text:p text:style-name="P1"><text:s text:c="11"/>services are not exported to </text:p>
      <text:p text:style-name="P1"><text:s text:c="11"/>user-space </text:p>
      <text:p text:style-name="P1"><text:s text:c="7"/>---&gt;if we need to access these kernel-space</text:p>
      <text:p text:style-name="P1"><text:s text:c="11"/>services, </text:p>
      <text:p text:style-name="P1"><text:s text:c="11"/>we need to write kernel modules, </text:p>
      <text:p text:style-name="P1"><text:s text:c="11"/>as per one or more frame-works </text:p>
      <text:p text:style-name="P1"/>
      <text:p text:style-name="P1">---&gt;so, if a kernel module uses system APIs </text:p>
      <text:p text:style-name="P1"><text:s text:c="4"/>and does its jobs, procfs directories</text:p>
      <text:p text:style-name="P1"><text:s text:c="4"/>/files are set-up and further processing </text:p>
      <text:p text:style-name="P1"><text:s text:c="4"/>can be done ??</text:p>
      <text:p text:style-name="P1"/>
      <text:p text:style-name="P1">---&gt;assuming one or more procfs files are </text:p>
      <text:p text:style-name="P1"><text:s text:c="4"/>set-up and exported to user-space - meaning, </text:p>
      <text:p text:style-name="P1"><text:s text:c="4"/>visible and accessible, in user-space </text:p>
      <text:p text:style-name="P1"><text:s text:c="3"/>---&gt;procfs is a typical static kernel module</text:p>
      <text:p text:style-name="P1"><text:s text:c="7"/>, which exports several system APIs/symbols</text:p>
      <text:p text:style-name="P1"><text:s text:c="6"/>----&gt;whenever required, you can </text:p>
      <text:p text:style-name="P1"><text:s text:c="11"/>use <text:s/>cat <text:s/>/proc/kallsyms <text:s/>to </text:p>
      <text:p text:style-name="P1"><text:s text:c="11"/>check the procfs symbols, in </text:p>
      <text:p text:style-name="P1"><text:s text:c="11"/>a given kernel version ??</text:p>
      <text:p text:style-name="P1"><text:s text:c="3"/></text:p>
      <text:p text:style-name="P1"><text:s text:c="3"/>---&gt;refer to init() method of proc_seq_example1.c</text:p>
      <text:p text:style-name="P1"><text:s text:c="7"/>or similar code samples</text:p>
      <text:p text:style-name="P1"><text:s text:c="7"/>---&gt;using these exported system APIs </text:p>
      <text:p text:style-name="P1"><text:s text:c="11"/>one or more </text:p>
      <text:p text:style-name="P1"><text:s text:c="11"/>registrations are done, with </text:p>
      <text:p text:style-name="P1"><text:s text:c="11"/>procfs layer, in our kernel module <text:s/></text:p>
      <text:p text:style-name="P1"><text:s text:c="3"/></text:p>
      <text:p text:style-name="P1">----&gt;ask a question ?? </text:p>
      <text:p text:style-name="P1"/>
      <text:p text:style-name="P1">----&gt;follow the discussions, along with </text:p>
      <text:p text:style-name="P1"><text:s text:c="5"/>code of proc_seq_example1.c(kernel module code) and </text:p>
      <text:p text:style-name="P1"><text:s text:c="5"/>proc_seq_test.c(user-space code) <text:s/></text:p>
      <text:p text:style-name="P1"/>
      <text:p text:style-name="P1"><text:s text:c="5"/>---&gt;in this kernel module code, we use certain kernel </text:p>
      <text:p text:style-name="P1"><text:s text:c="9"/>space headers, as per the kernel </text:p>
      <text:p text:style-name="P1"><text:s text:c="9"/>services used, in our module's code </text:p>
      <text:p text:style-name="P1"><text:s text:c="5"/>---&gt;in this kernel module we will be using </text:p>
      <text:p text:style-name="P1"><text:s text:c="9"/>several system APIs and system objects, </text:p>
      <text:p text:style-name="P1"><text:s text:c="9"/>as per the frame-works </text:p>
      <text:p text:style-name="P1"/>
      <text:p text:style-name="P1">---&gt;start from the init method of the </text:p>
      <text:p text:style-name="P1"><text:soft-page-break/><text:s text:c="4"/>kernel module code </text:p>
      <text:p text:style-name="P1"><text:s text:c="4"/>and navigate around ??</text:p>
      <text:p text:style-name="P1">----&gt;initially, let go through the code and</text:p>
      <text:p text:style-name="P1"><text:s text:c="5"/>understand the system APIs and system </text:p>
      <text:p text:style-name="P1"><text:s text:c="5"/>objects</text:p>
      <text:p text:style-name="P1">----&gt;switch to proc_seq_example1.c ?? </text:p>
      <text:p text:style-name="P1"><text:s text:c="5"/>---&gt;cover init() method and cleanup() method</text:p>
      <text:p text:style-name="P1"><text:s text:c="9"/>and come back ?? </text:p>
      <text:p text:style-name="P1"/>
      <text:p text:style-name="P1"><text:s text:c="3"/>- as part of the procfs frame-work and rules, </text:p>
      <text:p text:style-name="P1"><text:s text:c="5"/>"our kernel module must invoke <text:s/>system </text:p>
      <text:p text:style-name="P1"><text:s text:c="5"/>APIs to create a new procfs directory file and</text:p>
      <text:p text:style-name="P1"><text:s text:c="5"/>"procfs file" - a procfs</text:p>
      <text:p text:style-name="P1"><text:s text:c="5"/>file is a special file, which does not </text:p>
      <text:p text:style-name="P1"><text:s text:c="5"/>store data/"regular empty file of </text:p>
      <text:p text:style-name="P1"><text:s text:c="5"/>procfs" <text:s/>- it is just used to access </text:p>
      <text:p text:style-name="P1"><text:s text:c="5"/>a kernel module's data(??) - if we check </text:p>
      <text:p text:style-name="P1"><text:s text:c="5"/>typical size of a procfs file, it will </text:p>
      <text:p text:style-name="P1"><text:s text:c="5"/>be 0(??) </text:p>
      <text:p text:style-name="P1"><text:s text:c="5"/>---&gt;also, contrast, with a regular file and</text:p>
      <text:p text:style-name="P1"><text:s text:c="9"/>its characteristics(??)</text:p>
      <text:p text:style-name="P1"><text:s text:c="2"/></text:p>
      <text:p text:style-name="P1"/>
      <text:p text:style-name="P1">----&gt;in many cases, we need to create one or </text:p>
      <text:p text:style-name="P1"><text:s text:c="5"/>more project specific procfs directories</text:p>
      <text:p text:style-name="P1"><text:s text:c="5"/>and under these procfs directories, we</text:p>
      <text:p text:style-name="P1"><text:s text:c="5"/>will create one or more procfs files</text:p>
      <text:p text:style-name="P1"><text:s text:c="5"/>---&gt;refer to init() method of </text:p>
      <text:p text:style-name="P1"><text:s text:c="9"/>proc_seq_example1.c <text:s text:c="2"/>??</text:p>
      <text:p text:style-name="P1"><text:s text:c="3"/></text:p>
      <text:p text:style-name="P1">----&gt;as part of the init method, the first </text:p>
      <text:p text:style-name="P1"><text:s text:c="5"/>system API is proc_mkdir(p1, p2); </text:p>
      <text:p text:style-name="P1"><text:s text:c="8"/>---&gt;p1 is the name of a new procfs </text:p>
      <text:p text:style-name="P1"><text:s text:c="12"/>directory </text:p>
      <text:p text:style-name="P1"><text:s text:c="8"/>---&gt;p2 will be the pointer to a </text:p>
      <text:p text:style-name="P1"><text:s text:c="12"/>struct proc_dir_entry{} system object of </text:p>
      <text:p text:style-name="P1"><text:s text:c="12"/>a parent procfs directory of our </text:p>
      <text:p text:style-name="P1"><text:s text:c="12"/>procfs file</text:p>
      <text:p text:style-name="P1">----&gt;how is this new struct proc_dir_entry{} object </text:p>
      <text:p text:style-name="P1"><text:s text:c="5"/>maintained, in procfs layer/kernel module ??</text:p>
      <text:p text:style-name="P1"><text:s/></text:p>
      <text:p text:style-name="P1"/>
      <text:p text:style-name="P1">---&gt;a struct proc_dir_entry{} object is set-up </text:p>
      <text:p text:style-name="P1"><text:s text:c="4"/>, for every procfs directory and procfs file </text:p>
      <text:p text:style-name="P1"><text:s text:c="4"/>created - this system object maintains </text:p>
      <text:p text:style-name="P1"><text:soft-page-break/><text:s text:c="4"/>meta-data of any procfs directory instance </text:p>
      <text:p text:style-name="P1"><text:s text:c="4"/>or procfs file instance - these system objects</text:p>
      <text:p text:style-name="P1"><text:s text:c="4"/>are maintained, as part of kernel-space </text:p>
      <text:p text:style-name="P1"><text:s text:c="4"/>, in procfs component/static module</text:p>
      <text:p text:style-name="P1"><text:s/></text:p>
      <text:p text:style-name="P1"><text:s text:c="3"/>---&gt;keep referring to code samples</text:p>
      <text:p text:style-name="P1">---&gt;in the procfs layer, every procfs directory</text:p>
      <text:p text:style-name="P1"><text:s text:c="4"/>and procfs file is being represented and </text:p>
      <text:p text:style-name="P1"><text:s text:c="4"/>managed, using a struct proc_dir_entry{} </text:p>
      <text:p text:style-name="P1"><text:s text:c="4"/>system object </text:p>
      <text:p text:style-name="P1"><text:s/></text:p>
      <text:p text:style-name="P1"/>
      <text:p text:style-name="P1">---&gt;pointer to such proc_dir_entry{} objects </text:p>
      <text:p text:style-name="P1"><text:s text:c="4"/>will be used , as handles to procfs directories/</text:p>
      <text:p text:style-name="P1"><text:s text:c="4"/>procfs files, </text:p>
      <text:p text:style-name="P1"><text:s text:c="4"/>in system-space - continue reading </text:p>
      <text:p text:style-name="P1"><text:s text:c="4"/>----&gt;in system-space, there will be many </text:p>
      <text:p text:style-name="P1"><text:s text:c="9"/>such system-objects, which will be </text:p>
      <text:p text:style-name="P1"><text:s text:c="9"/>used, as part of frame-works - we will </text:p>
      <text:p text:style-name="P1"><text:s text:c="8"/>be using handles to such system objects</text:p>
      <text:p text:style-name="P1"/>
      <text:p text:style-name="P1">----&gt;you may refer to</text:p>
      <text:p text:style-name="P1"><text:s text:c="5"/>&lt;ksrctreepath&gt;/include/linux/proc_fs.h, for</text:p>
      <text:p text:style-name="P1"><text:s text:c="6"/>struct proc_dir_entry{} ??</text:p>
      <text:p text:style-name="P1">----&gt;you may refer to </text:p>
      <text:p text:style-name="P1"><text:s text:c="5"/>&lt;ksrctreepath&gt;/fs/proc/internal.h <text:s text:c="11"/></text:p>
      <text:p text:style-name="P1"/>
      <text:p text:style-name="P1">---&gt;struct proc_dir_entry{} is a system object and</text:p>
      <text:p text:style-name="P1"><text:s text:c="4"/>there is minimal documentation only </text:p>
      <text:p text:style-name="P1"/>
      <text:p text:style-name="P1"><text:s text:c="3"/>- refer to proc_seq_example1.c - </text:p>
      <text:p text:style-name="P1"><text:s text:c="5"/>in this sample, refer to create_proc_entry()</text:p>
      <text:p text:style-name="P1"><text:s text:c="5"/>or related system API - this system API and </text:p>
      <text:p text:style-name="P1"><text:s text:c="5"/>other related system APIs are exported by </text:p>
      <text:p text:style-name="P1"><text:s text:c="5"/>procfs layer/module - exporting is a kernel </text:p>
      <text:p text:style-name="P1"><text:s text:c="5"/>technique due to which dynamic modules </text:p>
      <text:p text:style-name="P1"><text:s text:c="5"/>can access services/system APIs of kernel </text:p>
      <text:p text:style-name="P1"><text:s text:c="5"/>modules/components, like procfs layer </text:p>
      <text:p text:style-name="P1"><text:s text:c="5"/>---&gt;in our context, our custom dynamic module</text:p>
      <text:p text:style-name="P1"><text:s text:c="9"/>will be accessing system APIs of </text:p>
      <text:p text:style-name="P1"><text:s text:c="9"/>procfs layer and other such components <text:s/></text:p>
      <text:p text:style-name="P1"/>
      <text:p text:style-name="P1"><text:s text:c="3"/>- internally, this system API, create_proc_entry()</text:p>
      <text:p text:style-name="P1"><text:s text:c="5"/>will create a</text:p>
      <text:p text:style-name="P1"><text:s text:c="5"/>struct proc_dir_entry{} system object, </text:p>
      <text:p text:style-name="P1"><text:soft-page-break/><text:s text:c="5"/>which will be representing </text:p>
      <text:p text:style-name="P1"><text:s text:c="5"/>our <text:s/>procfs file - at the kernel level, this </text:p>
      <text:p text:style-name="P1"><text:s text:c="5"/>system object, struct proc_dir_entry{}</text:p>
      <text:p text:style-name="P1"><text:s text:c="5"/>is the one really representing/meta-data </text:p>
      <text:p text:style-name="P1"><text:s text:c="5"/>this procfs file, but in user-space we will </text:p>
      <text:p text:style-name="P1"><text:s text:c="5"/>be seeing an equivalent pathname/file name </text:p>
      <text:p text:style-name="P1"><text:s/></text:p>
      <text:p text:style-name="P1">---&gt;p1 is the name of the procfs file, in </text:p>
      <text:p text:style-name="P1"><text:s text:c="4"/>this case - we will be passing a simple</text:p>
      <text:p text:style-name="P1"><text:s text:c="4"/>name, like "readme" - you can change this </text:p>
      <text:p text:style-name="P1"><text:s text:c="4"/>name, but keep it project specific </text:p>
      <text:p text:style-name="P1">---&gt;in the create_proc_entry(), p2 will </text:p>
      <text:p text:style-name="P1"><text:s text:c="4"/>set the access permissions, for this </text:p>
      <text:p text:style-name="P1"><text:s text:c="4"/>procfs file - meaning, defines, which </text:p>
      <text:p text:style-name="P1"><text:s text:c="4"/>processes are provided access permissions</text:p>
      <text:p text:style-name="P1"><text:s text:c="4"/>to the procfs file/pathname/filename /</text:p>
      <text:p text:style-name="P1"><text:s text:c="4"/>system object</text:p>
      <text:p text:style-name="P1"><text:s text:c="4"/>---&gt;in this context, we just allow the </text:p>
      <text:p text:style-name="P1"><text:s text:c="8"/>owner/processes of the file(root user) to </text:p>
      <text:p text:style-name="P1"><text:s text:c="8"/>read the file - other users/their processes</text:p>
      <text:p text:style-name="P1"><text:s text:c="8"/>are disallowed</text:p>
      <text:p text:style-name="P1"><text:s text:c="8"/>---&gt;0400 ---&gt;currently used/read-only, for </text:p>
      <text:p text:style-name="P1"><text:s text:c="21"/>owner of this file </text:p>
      <text:p text:style-name="P1"><text:s text:c="8"/>---&gt;0440 </text:p>
      <text:p text:style-name="P1"><text:s text:c="8"/>---&gt;0444</text:p>
      <text:p text:style-name="P1"/>
      <text:p text:style-name="P1">-----&gt;in this typical set-up, procfs files support </text:p>
      <text:p text:style-name="P1"><text:s text:c="6"/>read-only access, so we can provide read-only</text:p>
      <text:p text:style-name="P1"><text:s text:c="6"/>access permissions to different users </text:p>
      <text:p text:style-name="P1"><text:s/></text:p>
      <text:p text:style-name="P1"><text:s text:c="2"/></text:p>
      <text:p text:style-name="P1"><text:s/>----&gt;in this context, p3 will be pointer to </text:p>
      <text:p text:style-name="P1"><text:s text:c="6"/>struct proc_dir_entry{} object of </text:p>
      <text:p text:style-name="P1"><text:s text:c="6"/>the project procfs directory, which </text:p>
      <text:p text:style-name="P1"><text:s text:c="6"/>we created, using proc_mkdir() </text:p>
      <text:p text:style-name="P1"><text:s text:c="10"/></text:p>
      <text:p text:style-name="P1"><text:s/>---&gt;this procfs file set-up/representation </text:p>
      <text:p text:style-name="P1"><text:s text:c="5"/>is a form of abstraction - if we understand</text:p>
      <text:p text:style-name="P1"><text:s text:c="5"/>the low-level details, the abstraction </text:p>
      <text:p text:style-name="P1"><text:s text:c="5"/>will be cleared </text:p>
      <text:p text:style-name="P1">----&gt;once we set-up a procfs directory and one or </text:p>
      <text:p text:style-name="P1"><text:s text:c="5"/>more procfs files, these will be visible, </text:p>
      <text:p text:style-name="P1"><text:s text:c="5"/>in the user-space, as typical file-names/</text:p>
      <text:p text:style-name="P1"><text:s text:c="5"/>pathnames </text:p>
      <text:p text:style-name="P1"><text:s text:c="9"/>----&gt;/proc/proc_test/readme(we are </text:p>
      <text:p text:style-name="P1"><text:soft-page-break/><text:s text:c="28"/>creating/setting-up)</text:p>
      <text:p text:style-name="P1"/>
      <text:p text:style-name="P1"/>
      <text:p text:style-name="P1"><text:s text:c="9"/>-----&gt;/proc/buddyinfo</text:p>
      <text:p text:style-name="P1"><text:s text:c="14"/>---&gt;the above procfs file is set-up, </text:p>
      <text:p text:style-name="P1"><text:s text:c="18"/>by buddy allocator module/</text:p>
      <text:p text:style-name="P1"><text:s text:c="18"/>component </text:p>
      <text:p text:style-name="P1"><text:s text:c="14"/>----&gt;why is this set-up ??</text:p>
      <text:p text:style-name="P1"><text:s text:c="18"/>---&gt;provide buddy allocator's</text:p>
      <text:p text:style-name="P1"><text:s text:c="22"/>free physical memory </text:p>
      <text:p text:style-name="P1"><text:s text:c="22"/>blocks' status to user-space</text:p>
      <text:p text:style-name="P1"><text:s text:c="22"/></text:p>
      <text:p text:style-name="P1"/>
      <text:p text:style-name="P1"><text:s text:c="9"/>-----&gt;/proc/slabinfo</text:p>
      <text:p text:style-name="P1"><text:s text:c="14"/>---&gt;the above procfs file is set-up, </text:p>
      <text:p text:style-name="P1"><text:s text:c="18"/>by slab allocator module/</text:p>
      <text:p text:style-name="P1"><text:s text:c="18"/>component </text:p>
      <text:p text:style-name="P1"><text:s text:c="14"/>----&gt;why is this set-up ??</text:p>
      <text:p text:style-name="P1"><text:s text:c="18"/>---&gt;provide status of different </text:p>
      <text:p text:style-name="P1"><text:s text:c="22"/>slab allocator's to user-space</text:p>
      <text:p text:style-name="P1"/>
      <text:p text:style-name="P1"/>
      <text:p text:style-name="P1"><text:s text:c="9"/>----&gt;/proc/sys/vm/overcommit_ratio</text:p>
      <text:p text:style-name="P1"><text:s text:c="9"/>----&gt;/proc/sys/vm/overcommit_memory </text:p>
      <text:p text:style-name="P1"/>
      <text:p text:style-name="P1"/>
      <text:p text:style-name="P1">what about the other procfs files/directories ??</text:p>
      <text:p text:style-name="P1"><text:s text:c="5"/>who has set-up these ?? which kernel components</text:p>
      <text:p text:style-name="P1"><text:s text:c="5"/>have done these ?? you can explore, as</text:p>
      <text:p text:style-name="P1"><text:s text:c="5"/>needed ??</text:p>
      <text:p text:style-name="P1"><text:s/></text:p>
      <text:p text:style-name="P1"/>
      <text:p text:style-name="P1"/>
      <text:p text:style-name="P1">---&gt;in the system-space, procfs files/directories</text:p>
      <text:p text:style-name="P1"><text:s text:c="4"/>are set-up, as system-objects and managed, </text:p>
      <text:p text:style-name="P1"><text:s text:c="4"/>but in the user-space, procfs files/directories</text:p>
      <text:p text:style-name="P1"><text:s text:c="4"/>are exported, as file-names/path-names ?? </text:p>
      <text:p text:style-name="P1"><text:s text:c="4"/>---&gt;how are these mapped ?? how are these</text:p>
      <text:p text:style-name="P1"><text:s text:c="8"/>linked ?? how are these user-space</text:p>
      <text:p text:style-name="P1"><text:s text:c="8"/>file-names/path-names mapped/translated</text:p>
      <text:p text:style-name="P1"><text:s text:c="8"/>to system objects ??</text:p>
      <text:p text:style-name="P1">----&gt;do you use path-names/file-names, in user-space or</text:p>
      <text:p text:style-name="P1"><text:s text:c="5"/>system objects, in user-space ?? we use </text:p>
      <text:p text:style-name="P1"><text:s text:c="5"/>file names/file pathnames </text:p>
      <text:p text:style-name="P1">----&gt;does the kernel/kernel modules use </text:p>
      <text:p text:style-name="P1"><text:soft-page-break/><text:s text:c="5"/>path-name/file-names ?? NO - so, </text:p>
      <text:p text:style-name="P1"><text:s text:c="5"/>there must be <text:s/>translation/mapping mechanism(s), </text:p>
      <text:p text:style-name="P1"><text:s text:c="5"/>in the background ??</text:p>
      <text:p text:style-name="P1"><text:s text:c="9"/>---&gt;VFS does a major job, in </text:p>
      <text:p text:style-name="P1"><text:s text:c="13"/>mapping/linking such entities </text:p>
      <text:p text:style-name="P1"><text:s text:c="9"/>---&gt;VFS does such linking/mapping </text:p>
      <text:p text:style-name="P1"><text:s text:c="13"/>jobs, for other file-systems/</text:p>
      <text:p text:style-name="P1"><text:s text:c="13"/>directories/files, as well </text:p>
      <text:p text:style-name="P1"><text:s text:c="9"/>---&gt;in this context, VFS will </text:p>
      <text:p text:style-name="P1"><text:s text:c="13"/>translate /map, along with </text:p>
      <text:p text:style-name="P1"><text:s text:c="13"/>procfs layer, for procfs file names/</text:p>
      <text:p text:style-name="P1"><text:s text:c="13"/>file pathnames</text:p>
      <text:p text:style-name="P1">---&gt;we will see certain aspects of VFS's frame-work</text:p>
      <text:p text:style-name="P1"><text:s text:c="6"/></text:p>
      <text:p text:style-name="P1">----&gt;certain aspects of procfs frame-work :</text:p>
      <text:p text:style-name="P1"><text:s text:c="3"/>- in the procfs layer/module, every file </text:p>
      <text:p text:style-name="P1"><text:s text:c="5"/>and directory is represented, using </text:p>
      <text:p text:style-name="P1"><text:s text:c="5"/>struct proc_dir_entry{} object - all </text:p>
      <text:p text:style-name="P1"><text:s text:c="5"/>struct proc_dir_entry{} objects of a </text:p>
      <text:p text:style-name="P1"><text:s text:c="5"/>set of files under a parent directory will be</text:p>
      <text:p text:style-name="P1"><text:s text:c="5"/>managed, in the struct proc_dir_entry{}</text:p>
      <text:p text:style-name="P1"><text:s text:c="5"/>of the parent procfs directory - this </text:p>
      <text:p text:style-name="P1"><text:s text:c="5"/>set-up/hierarchy <text:s/>is part of the frame-work</text:p>
      <text:p text:style-name="P1"><text:s text:c="5"/>---&gt;there is a parent-child relationship, </text:p>
      <text:p text:style-name="P1"><text:s text:c="9"/>for procfs directories and their files</text:p>
      <text:p text:style-name="P1"><text:s text:c="6"/>---&gt;this set-up continues from top-most </text:p>
      <text:p text:style-name="P1"><text:s text:c="10"/>directory downwards ??</text:p>
      <text:p text:style-name="P1"/>
      <text:p text:style-name="P1"><text:s text:c="3"/>- ret = create_proc_entry(p1,p2,p3); </text:p>
      <text:p text:style-name="P1"/>
      <text:p text:style-name="P1"><text:s text:c="5"/>--&gt;p1 is just the file name of our </text:p>
      <text:p text:style-name="P1"><text:s text:c="8"/>new procfs file </text:p>
      <text:p text:style-name="P1"/>
      <text:p text:style-name="P1"><text:s text:c="5"/>--&gt;p2 provides multiuser access permissions </text:p>
      <text:p text:style-name="P1"><text:s text:c="8"/>to the owner/group/others - in our </text:p>
      <text:p text:style-name="P1"><text:s text:c="8"/>case, we will typically allow th e</text:p>
      <text:p text:style-name="P1"><text:s text:c="8"/>owner/root user to read the procfs file</text:p>
      <text:p text:style-name="P1"><text:s text:c="8"/>- no other access permissions are </text:p>
      <text:p text:style-name="P1"><text:s text:c="8"/>provided <text:s/></text:p>
      <text:p text:style-name="P1"><text:s text:c="13"/>--&gt;0x400 ----ok//for current </text:p>
      <text:p text:style-name="P1"><text:s text:c="28"/>//requirements</text:p>
      <text:p text:style-name="P1"/>
      <text:p text:style-name="P1"><text:s text:c="13"/>--&gt;0x444 ----???</text:p>
      <text:p text:style-name="P1"/>
      <text:p text:style-name="P1"><text:s text:c="5"/>--&gt;p3 should be the ptr to </text:p>
      <text:p text:style-name="P1"><text:soft-page-break/><text:s text:c="8"/>struct proc_dir_entry{} of the </text:p>
      <text:p text:style-name="P1"><text:s text:c="8"/>parent directory of this new file - </text:p>
      <text:p text:style-name="P1"><text:s text:c="8"/>- if we pass NULL, </text:p>
      <text:p text:style-name="P1"><text:s text:c="8"/>/proc will be the parent directory </text:p>
      <text:p text:style-name="P1"><text:s text:c="8"/>- this is the default parent </text:p>
      <text:p text:style-name="P1"><text:s text:c="10"/>directory</text:p>
      <text:p text:style-name="P1"/>
      <text:p text:style-name="P1">----&gt;in this context, we are creating a </text:p>
      <text:p text:style-name="P1"><text:s text:c="5"/>sub-directory under /proc , for our project, so </text:p>
      <text:p text:style-name="P1"><text:s text:c="5"/>we can set p3 to <text:s/></text:p>
      <text:p text:style-name="P1"><text:s text:c="5"/>a struct proc_dir_entry{} returned by </text:p>
      <text:p text:style-name="P1"><text:s text:c="5"/>proc_mkdir() <text:s/></text:p>
      <text:p text:style-name="P1"><text:s text:c="3"/></text:p>
      <text:p text:style-name="P1">---&gt;keep referring to proc_seq_example1.c, </text:p>
      <text:p text:style-name="P1"><text:s text:c="4"/>as needed ??</text:p>
      <text:p text:style-name="P1"/>
      <text:p text:style-name="P1"><text:s text:c="6"/>--&gt;ret value of create_proc_entry() </text:p>
      <text:p text:style-name="P1"><text:s text:c="9"/>will be ptr to a system </text:p>
      <text:p text:style-name="P1"><text:s text:c="9"/>object/struct proc_dir_entry{} of the </text:p>
      <text:p text:style-name="P1"><text:s text:c="9"/>newly created procfs file - if there</text:p>
      <text:p text:style-name="P1"><text:s text:c="9"/>is a failure, will return NULL</text:p>
      <text:p text:style-name="P1"><text:s text:c="9"/>---&gt;this return value is the handle </text:p>
      <text:p text:style-name="P1"><text:s text:c="9"/>to the newly created procfs file and </text:p>
      <text:p text:style-name="P1"><text:s text:c="9"/>we will be using it, in system-space </text:p>
      <text:p text:style-name="P1"><text:s text:c="9"/>---&gt;if there is a failure, we must </text:p>
      <text:p text:style-name="P1"><text:s text:c="9"/>return a -ve error code/value, in init code - </text:p>
      <text:p text:style-name="P1"><text:s text:c="9"/>this will notify the insmod utility </text:p>
      <text:p text:style-name="P1"><text:s text:c="9"/>and it will abort the loading of this </text:p>
      <text:p text:style-name="P1"><text:s text:c="9"/>module - in this context, most conventional </text:p>
      <text:p text:style-name="P1"><text:s text:c="9"/>approach is to return -EINVAL</text:p>
      <text:p text:style-name="P1"><text:s text:c="9"/>---&gt;in the user-space insmod will </text:p>
      <text:p text:style-name="P1"><text:s text:c="13"/>print "invalid parameters"</text:p>
      <text:p text:style-name="P1">---&gt;if init() method returns a -ve value, </text:p>
      <text:p text:style-name="P1"><text:s text:c="4"/>the module will not be loaded, but </text:p>
      <text:p text:style-name="P1"><text:s text:c="4"/>deleted - module loading fails <text:s/></text:p>
      <text:p text:style-name="P1"><text:s/></text:p>
      <text:p text:style-name="P1">---&gt;certain conventions will not be intuitive, </text:p>
      <text:p text:style-name="P1"><text:s text:c="4"/>but we need to follow the conventions</text:p>
      <text:p text:style-name="P1"/>
      <text:p text:style-name="P1"><text:s text:c="6"/>--&gt;many of these system objects are </text:p>
      <text:p text:style-name="P1"><text:s text:c="9"/>typically allocated</text:p>
      <text:p text:style-name="P1"><text:s text:c="9"/>from slab allocators - these slab </text:p>
      <text:p text:style-name="P1"><text:s text:c="9"/>allocators are a form of kernel physical </text:p>
      <text:p text:style-name="P1"><text:s text:c="9"/>memory allocators - there are no virtual </text:p>
      <text:p text:style-name="P1"><text:s text:c="9"/>memory/VMM allocators, in system-space </text:p>
      <text:p text:style-name="P1"><text:soft-page-break/><text:s text:c="6"/>---&gt;you can refer to </text:p>
      <text:p text:style-name="P1"><text:s text:c="10"/>kernel_memory_map_phys_mem_mgmt.txt <text:s/></text:p>
      <text:p text:style-name="P1"/>
      <text:p text:style-name="P1">---&gt;based on all the above set-up , a </text:p>
      <text:p text:style-name="P1"><text:s text:c="4"/>struct proc_dir_entry{} object is </text:p>
      <text:p text:style-name="P1"><text:s text:c="4"/>newly created and registered, with procfs - </text:p>
      <text:p text:style-name="P1"><text:s text:c="4"/>this is done on behalf of our kernel </text:p>
      <text:p text:style-name="P1"><text:s text:c="4"/>module - along with this registration, </text:p>
      <text:p text:style-name="P1"><text:s text:c="4"/>procfs and other high-level layers </text:p>
      <text:p text:style-name="P1"><text:s text:c="4"/>export(mainly, VFS) </text:p>
      <text:p text:style-name="P1"><text:s text:c="4"/>a new procfs file to the user-space</text:p>
      <text:p text:style-name="P1"><text:s text:c="3"/>----&gt;it is because of VFS, files are</text:p>
      <text:p text:style-name="P1"><text:s text:c="8"/>exported to user-space ??</text:p>
      <text:p text:style-name="P1"/>
      <text:p text:style-name="P1"/>
      <text:p text:style-name="P1">----&gt;this set-up is not straightforward, but </text:p>
      <text:p text:style-name="P1"><text:s text:c="5"/>will understand more, during the second</text:p>
      <text:p text:style-name="P1"><text:s text:c="5"/>and third discussions of this document, </text:p>
      <text:p text:style-name="P1"><text:s text:c="5"/>along with code samples ?? </text:p>
      <text:p text:style-name="P1"/>
      <text:p text:style-name="P1"><text:s text:c="6"/>--&gt;if create_proc_entry() is successful, </text:p>
      <text:p text:style-name="P1"><text:s text:c="9"/>apart the system objects/registrations, </text:p>
      <text:p text:style-name="P1"><text:s text:c="9"/>a "procfs file" is exported to user-space</text:p>
      <text:p text:style-name="P1"/>
      <text:p text:style-name="P1">---&gt;we can list and check this procfs file :</text:p>
      <text:p text:style-name="P1"><text:s text:c="5"/>---&gt;ls -l <text:s text:c="2"/>/proc/readme</text:p>
      <text:p text:style-name="P1"/>
      <text:p text:style-name="P1"><text:s text:c="5"/>---&gt;ls -l <text:s/>/proc/proc_test/readme </text:p>
      <text:p text:style-name="P1"><text:s text:c="9"/>---&gt;we will be exploring </text:p>
      <text:p text:style-name="P1"><text:s text:c="13"/>some of these commands and</text:p>
      <text:p text:style-name="P1"><text:s text:c="13"/>background details, during </text:p>
      <text:p text:style-name="P1"><text:s text:c="13"/>the demos.</text:p>
      <text:p text:style-name="P1"/>
      <text:p text:style-name="P1">----&gt;again refer to proc_seq_example1.c and </text:p>
      <text:p text:style-name="P1"><text:s text:c="5"/>understand more points, in the init()</text:p>
      <text:p text:style-name="P1"><text:s text:c="5"/>method ?? understand the dummy objects/</text:p>
      <text:p text:style-name="P1"><text:s text:c="5"/>lists used, in the kernel module</text:p>
      <text:p text:style-name="P1"/>
      <text:p text:style-name="P1">----&gt;also, complete the understanding of </text:p>
      <text:p text:style-name="P1"><text:s text:c="5"/>cleanup() method/code and its jobs ??</text:p>
      <text:p text:style-name="P1">---&gt;refer to proc_seq_example1.c, again ??</text:p>
      <text:p text:style-name="P1"/>
      <text:p text:style-name="P1"/>
      <text:p text:style-name="P1">----&gt;assuming we have understood the above points, </text:p>
      <text:p text:style-name="P1"><text:s text:c="5"/>how do we access/use a newly created </text:p>
      <text:p text:style-name="P1"><text:soft-page-break/><text:s text:c="5"/>procfs empty file, </text:p>
      <text:p text:style-name="P1"><text:s text:c="5"/>/proc/proc_test/readme ???</text:p>
      <text:p text:style-name="P1"><text:s text:c="5"/>---&gt;we have loaded our kernel module</text:p>
      <text:p text:style-name="P1"><text:s text:c="9"/>successfully and created a new</text:p>
      <text:p text:style-name="P1"><text:s text:c="9"/>procfs file, in the system ??</text:p>
      <text:p text:style-name="P1"><text:s/></text:p>
      <text:p text:style-name="P1">---&gt;still, we cannot use this new procfs file, </text:p>
      <text:p text:style-name="P1"><text:s text:c="4"/>since "an active file is yet to set-up"</text:p>
      <text:p text:style-name="P1"><text:s text:c="5"/>---&gt;there is a detailed discussion</text:p>
      <text:p text:style-name="P1"><text:s text:c="9"/>on active file set-up below ?? </text:p>
      <text:p text:style-name="P1"><text:s/></text:p>
      <text:p text:style-name="P1"/>
      <text:p text:style-name="P1">----&gt;till the above set-up, we have just </text:p>
      <text:p text:style-name="P1"><text:s text:c="5"/>created a "passive procfs file and related</text:p>
      <text:p text:style-name="P1"><text:s text:c="5"/>system objects/</text:p>
      <text:p text:style-name="P1"><text:s text:c="5"/>registrations of system-objects/call backs " </text:p>
      <text:p text:style-name="P1"/>
      <text:p text:style-name="P1">---&gt;active file set-up is done, with the </text:p>
      <text:p text:style-name="P1"><text:s text:c="4"/>help of VFS layer <text:s/></text:p>
      <text:p text:style-name="P1"><text:s text:c="10"/>---&gt;refer to the discussions </text:p>
      <text:p text:style-name="P1"><text:s text:c="14"/>below </text:p>
      <text:p text:style-name="P1"><text:s text:c="5"/>---&gt;following discussions cover many </text:p>
      <text:p text:style-name="P1"><text:s text:c="9"/>aspects of VFS frame-work ??</text:p>
      <text:p text:style-name="P1"/>
      <text:p text:style-name="P1">----&gt;break on 03.10.2020...... </text:p>
      <text:p text:style-name="P1"><text:s text:c="4"/>----&gt;/proc/proc_test/readme</text:p>
      <text:p text:style-name="P1">----&gt;also, refer to proc__seq_test.c ??</text:p>
      <text:p text:style-name="P1"/>
      <text:p text:style-name="P1"><text:s text:c="6"/>--&gt;this procfs special file can be accessed/</text:p>
      <text:p text:style-name="P1"><text:s text:c="9"/>used </text:p>
      <text:p text:style-name="P1"><text:s text:c="9"/>,using "file IO system call APIs" - specifically, </text:p>
      <text:p text:style-name="P1"><text:s text:c="9"/>when open() system call API <text:s/>is used - when </text:p>
      <text:p text:style-name="P1"><text:s text:c="9"/>this system call API is processed, an </text:p>
      <text:p text:style-name="P1"><text:s text:c="9"/>active file is set-up - based on this </text:p>
      <text:p text:style-name="P1"><text:s text:c="9"/>active file and using further system call APIs,</text:p>
      <text:p text:style-name="P1"><text:s text:c="9"/>,like read() system call API(refer to </text:p>
      <text:p text:style-name="P1"><text:s text:c="9"/>proc_test.c), <text:s text:c="2"/></text:p>
      <text:p text:style-name="P1"><text:s text:c="9"/>system data of kernel modules are accessed</text:p>
      <text:p text:style-name="P1"><text:s text:c="9"/>- we will see more details, as part of </text:p>
      <text:p text:style-name="P1"><text:s text:c="9"/>further discussions</text:p>
      <text:p text:style-name="P1">---&gt;below, read() file IO system call API is used and</text:p>
      <text:p text:style-name="P1"><text:s text:c="4"/>explained </text:p>
      <text:p text:style-name="P1"/>
      <text:p text:style-name="P1">---&gt;let us resume after the first break on </text:p>
      <text:p text:style-name="P1"><text:soft-page-break/><text:s text:c="4"/>12.08.2020 </text:p>
      <text:p text:style-name="P1"><text:s text:c="10"/>--&gt;refer to user-space code for </text:p>
      <text:p text:style-name="P1"><text:s text:c="13"/>accessing procfs special file(s)</text:p>
      <text:p text:style-name="P1"><text:s text:c="13"/>--&gt;"proc_seq_test.c" or "proc_seq_test1.c" </text:p>
      <text:p text:style-name="P1"><text:s text:c="14"/>--&gt;we will be using system call </text:p>
      <text:p text:style-name="P1"><text:s text:c="17"/>APIs, directly to access procfs</text:p>
      <text:p text:style-name="P1"><text:s text:c="16"/>files/data </text:p>
      <text:p text:style-name="P1"><text:s/></text:p>
      <text:p text:style-name="P1"><text:s text:c="10"/>--&gt;normally, we can also access </text:p>
      <text:p text:style-name="P1"><text:s text:c="13"/>using <text:s/>cat or echo utilities, which </text:p>
      <text:p text:style-name="P1"><text:s text:c="13"/>in turn will access procfs files/services, </text:p>
      <text:p text:style-name="P1"><text:s text:c="13"/>using file IO system call APIs <text:s text:c="4"/></text:p>
      <text:p text:style-name="P1"><text:s text:c="13"/>cat /proc/readme or </text:p>
      <text:p text:style-name="P1"><text:s text:c="13"/>cat /proc/proc_test/readme </text:p>
      <text:p text:style-name="P1">----&gt;cat is used, for read only access</text:p>
      <text:p text:style-name="P1"/>
      <text:p text:style-name="P1">----&gt;depending upon our requirements, we can use</text:p>
      <text:p text:style-name="P1"><text:s text:c="5"/>system call APIs or system utilities - ultimately, </text:p>
      <text:p text:style-name="P1"><text:s text:c="5"/>system call APIs do the actual access of </text:p>
      <text:p text:style-name="P1"><text:s text:c="5"/>system objects/call backs and complete the jobs <text:s text:c="2"/></text:p>
      <text:p text:style-name="P1"/>
      <text:p text:style-name="P1"/>
      <text:p text:style-name="P1">----&gt;however, we will learn, using coding /system </text:p>
      <text:p text:style-name="P1"><text:s text:c="5"/>call APIs, not system utilities </text:p>
      <text:p text:style-name="P1">---&gt;why should we use such a coding/system call </text:p>
      <text:p text:style-name="P1"><text:s text:c="4"/>API approach ??</text:p>
      <text:p text:style-name="P1"><text:s text:c="4"/>---&gt;we need to learn these system call APIs </text:p>
      <text:p text:style-name="P1"><text:s text:c="4"/>---&gt;if we need to develop applications - we </text:p>
      <text:p text:style-name="P1"><text:s text:c="8"/>need to use system call APis</text:p>
      <text:p text:style-name="P1"><text:s text:c="4"/>---&gt;we can do better testing and debugging </text:p>
      <text:p text:style-name="P1">---&gt;refer to proc_seq_test.c and come back, </text:p>
      <text:p text:style-name="P1"><text:s text:c="4"/>again ??</text:p>
      <text:p text:style-name="P1"><text:s/></text:p>
      <text:p text:style-name="P1"/>
      <text:p text:style-name="P1">---&gt;we will understand active file set-up, after </text:p>
      <text:p text:style-name="P1"><text:s text:c="4"/>understanding a few more issues of procfs </text:p>
      <text:p text:style-name="P1"><text:s text:c="4"/>file/procfs layer </text:p>
      <text:p text:style-name="P1"><text:s text:c="3"/></text:p>
      <text:p text:style-name="P1"><text:s text:c="7"/>--&gt;after creating a new procfs filei/system </text:p>
      <text:p text:style-name="P1"><text:s text:c="10"/>objecti, we need to complete other</text:p>
      <text:p text:style-name="P1"><text:s text:c="10"/>settings/registrations, before the </text:p>
      <text:p text:style-name="P1"><text:s text:c="10"/>procfs file can be used/accessed</text:p>
      <text:p text:style-name="P1"><text:s text:c="4"/></text:p>
      <text:p text:style-name="P1"><text:s text:c="7"/>--&gt;one of the changes will be "setting </text:p>
      <text:p text:style-name="P1"><text:s text:c="10"/>a field", "in the struct proc_dir_entry{} </text:p>
      <text:p text:style-name="P1"><text:soft-page-break/><text:s text:c="10"/>of our procfs file" to "a table of <text:s/>call backs"</text:p>
      <text:p text:style-name="P1"><text:s text:c="10"/>--- </text:p>
      <text:p text:style-name="P1"><text:s text:c="10"/>this table of call backs, </text:p>
      <text:p text:style-name="P1"><text:s text:c="10"/>settings are based on the </text:p>
      <text:p text:style-name="P1"><text:s text:c="10"/>rules of procfs and related frame-works </text:p>
      <text:p text:style-name="P1"><text:s text:c="10"/>---&gt;these frame-works/rules are provided</text:p>
      <text:p text:style-name="P1"><text:s text:c="10"/>by core developers</text:p>
      <text:p text:style-name="P1"><text:s text:c="10"/>---&gt;there is no reasoning - these</text:p>
      <text:p text:style-name="P1"><text:s text:c="14"/>are part of the design and </text:p>
      <text:p text:style-name="P1"><text:s text:c="14"/>frame-works</text:p>
      <text:p text:style-name="P1">---&gt;refer to </text:p>
      <text:p text:style-name="P1"><text:s text:c="3"/>&lt;ksrctree&gt;Documentation/filesystems/seq_file.txt</text:p>
      <text:p text:style-name="P1"><text:s text:c="5"/>---&gt;this is an abstract document, that </text:p>
      <text:p text:style-name="P1"><text:s text:c="9"/>describes,using certain frame-works </text:p>
      <text:p text:style-name="P1">---&gt;refer to this document, along with the </text:p>
      <text:p text:style-name="P1"><text:s text:c="4"/>discussions below and other code samples ??</text:p>
      <text:p text:style-name="P1"/>
      <text:p text:style-name="P1">----&gt;in most of these cases, documentation </text:p>
      <text:p text:style-name="P1"><text:s text:c="5"/>is minimal to NIL</text:p>
      <text:p text:style-name="P1">---&gt;at most, we will get certain documentation </text:p>
      <text:p text:style-name="P1"><text:s text:c="4"/>of frame-works - very limited concepts -</text:p>
      <text:p text:style-name="P1"><text:s text:c="4"/>just how to work will be discussed <text:s/></text:p>
      <text:p text:style-name="P1">----&gt;these are common trends in many professional</text:p>
      <text:p text:style-name="P1"><text:s text:c="5"/>sw stacks</text:p>
      <text:p text:style-name="P1"><text:s text:c="3"/></text:p>
      <text:p text:style-name="P1"><text:s text:c="10"/>---&gt;refer to code sample, for </text:p>
      <text:p text:style-name="P1"><text:s text:c="14"/>the table of call backs - these </text:p>
      <text:p text:style-name="P1"><text:s text:c="14"/>will be explained, in the further</text:p>
      <text:p text:style-name="P1"><text:s text:c="14"/>discussions <text:s/></text:p>
      <text:p text:style-name="P1"><text:s text:c="11"/>---&gt;refer to the struct file_operations{} </text:p>
      <text:p text:style-name="P1"><text:s text:c="15"/>object's instance, in the code </text:p>
      <text:p text:style-name="P1"><text:s text:c="15"/>sample, proc_seq_example1.c </text:p>
      <text:p text:style-name="P1"><text:s/></text:p>
      <text:p text:style-name="P1"><text:s text:c="6"/>---&gt;analyze the table /call backs and </text:p>
      <text:p text:style-name="P1"><text:s text:c="10"/>registration ?? this table stores</text:p>
      <text:p text:style-name="P1"><text:s text:c="10"/>a set of pointers to call backs -</text:p>
      <text:p text:style-name="P1"><text:s text:c="10"/>we will discuss the usage of call backs</text:p>
      <text:p text:style-name="P1"><text:s text:c="10"/>soon <text:s/></text:p>
      <text:p text:style-name="P1"><text:s text:c="8"/></text:p>
      <text:p text:style-name="P1"><text:s text:c="7"/>--&gt;in this code sample , we are creating a set </text:p>
      <text:p text:style-name="P1"><text:s text:c="10"/>of dummy private objects, for exporting data</text:p>
      <text:p text:style-name="P1"><text:s text:c="11"/>and exporting </text:p>
      <text:p text:style-name="P1"><text:s text:c="10"/>a procfs file - the creation of </text:p>
      <text:p text:style-name="P1"><text:s text:c="10"/>dummy objects/list is done,in the </text:p>
      <text:p text:style-name="P1"><text:s text:c="10"/>init method of the kernel module - </text:p>
      <text:p text:style-name="P1"><text:soft-page-break/><text:s text:c="10"/>when we access the </text:p>
      <text:p text:style-name="P1"><text:s text:c="10"/>procfs file, using file IO system call</text:p>
      <text:p text:style-name="P1"><text:s text:c="10"/>APIs, if the entire set-up is done</text:p>
      <text:p text:style-name="P1"><text:s text:c="10"/>properly, we will be able to access </text:p>
      <text:p text:style-name="P1"><text:s text:c="10"/>the procfs file and the exported </text:p>
      <text:p text:style-name="P1"><text:s text:c="10"/>data of these private objects - </text:p>
      <text:p text:style-name="P1"><text:s text:c="10"/>if our set-up is wrong, </text:p>
      <text:p text:style-name="P1"><text:s text:c="10"/>we may not see correct system data or </text:p>
      <text:p text:style-name="P1"><text:s text:c="10"/>serious errors,during system calls and</text:p>
      <text:p text:style-name="P1"><text:s text:c="10"/>their kernel execution paths/KEPs</text:p>
      <text:p text:style-name="P1">----&gt;many of the system call APIs used are</text:p>
      <text:p text:style-name="P1"><text:s text:c="4"/>tightly coupled to KEPs, that trigger</text:p>
      <text:p text:style-name="P1"><text:s text:c="4"/>invoke our kernel module's call backs ??</text:p>
      <text:p text:style-name="P1"><text:s text:c="4"/>----&gt;system utilities/applications </text:p>
      <text:p text:style-name="P1"><text:s text:c="11"/>---&gt;invoke system call APIs</text:p>
      <text:p text:style-name="P1"><text:s text:c="16"/>(in this case, these are file IO</text:p>
      <text:p text:style-name="P1"><text:s text:c="17"/>system call APIs) </text:p>
      <text:p text:style-name="P1"><text:s text:c="16"/>----&gt;this will trigger KEPs</text:p>
      <text:p text:style-name="P1"><text:s text:c="21"/>----&gt;these KEPs will invoke</text:p>
      <text:p text:style-name="P1"><text:s text:c="26"/>/execute call backs </text:p>
      <text:p text:style-name="P1"><text:s text:c="26"/>-----&gt;..................</text:p>
      <text:p text:style-name="P1"><text:s text:c="31"/></text:p>
      <text:p text:style-name="P1"><text:s text:c="3"/></text:p>
      <text:p text:style-name="P1"><text:s/>---&gt;if the init method is successful,the module</text:p>
      <text:p text:style-name="P1"><text:s text:c="5"/>loading is successful - our procfs module </text:p>
      <text:p text:style-name="P1"><text:s text:c="5"/>will be resident - we will be using further </text:p>
      <text:p text:style-name="P1"><text:s text:c="5"/>system call APIs - since a procfs file </text:p>
      <text:p text:style-name="P1"><text:s text:c="5"/>is exported to user-space, it can be accessed</text:p>
      <text:p text:style-name="P1"><text:s text:c="5"/>to access call backs/system objects/private</text:p>
      <text:p text:style-name="P1"><text:s text:c="5"/>objects of our kernel module </text:p>
      <text:p text:style-name="P1"><text:s text:c="7"/>---&gt;refer to the following discussions </text:p>
      <text:p text:style-name="P1"><text:s/></text:p>
      <text:p text:style-name="P1"><text:s text:c="8"/>-&gt;in this sample code, exit </text:p>
      <text:p text:style-name="P1"><text:s text:c="10"/>method/call back (exit entry point),</text:p>
      <text:p text:style-name="P1"><text:s text:c="10"/>will be invoked, when we </text:p>
      <text:p text:style-name="P1"><text:s text:c="10"/>unload the dynamic module - this must </text:p>
      <text:p text:style-name="P1"><text:s text:c="10"/>ensure that all the actions taken </text:p>
      <text:p text:style-name="P1"><text:s text:c="10"/>by init method/entry point must be undone </text:p>
      <text:p text:style-name="P1"><text:s text:c="10"/>- for instance, resources must be</text:p>
      <text:p text:style-name="P1"><text:s text:c="10"/>deallocated and deregistrations must </text:p>
      <text:p text:style-name="P1"><text:s text:c="10"/>be done - if we do not free resources</text:p>
      <text:p text:style-name="P1"><text:s text:c="10"/>correctly, we will have resource leakage</text:p>
      <text:p text:style-name="P1"><text:s text:c="10"/>problems and this can soon destabilize the</text:p>
      <text:p text:style-name="P1"><text:s text:c="10"/>system ---&gt;certain services/resources</text:p>
      <text:p text:style-name="P1"><text:s text:c="10"/>will not be available,if clean-up is </text:p>
      <text:p text:style-name="P1"><text:soft-page-break/><text:s text:c="10"/>not done properly, in exit method </text:p>
      <text:p text:style-name="P1"/>
      <text:p text:style-name="P1">---&gt;otherwise, the core of the OS will be </text:p>
      <text:p text:style-name="P1"><text:s text:c="4"/>destabilized </text:p>
      <text:p text:style-name="P1"><text:s text:c="4"/>---&gt;in such cases, we need a reboot, before</text:p>
      <text:p text:style-name="P1"><text:s text:c="8"/>we can test the kernel modules again ??</text:p>
      <text:p text:style-name="P1"/>
      <text:p text:style-name="P1">---&gt;resume on 09.08.2021...at 7 am </text:p>
      <text:p text:style-name="P1"/>
      <text:p text:style-name="P1">----&gt;keep referring to proc_seq_example1.c</text:p>
      <text:p text:style-name="P1"/>
      <text:p text:style-name="P1">----&gt;following is a summary, for init() module</text:p>
      <text:p text:style-name="P1"><text:s text:c="5"/>and what next ??</text:p>
      <text:p text:style-name="P1"><text:s text:c="6"/>--&gt;in the above set-up, we have created </text:p>
      <text:p text:style-name="P1"><text:s text:c="9"/>"a procfs file/corresponding system </text:p>
      <text:p text:style-name="P1"><text:s text:c="9"/>object" - "the system object is registered,</text:p>
      <text:p text:style-name="P1"><text:s text:c="9"/>with the procfs layer/module" and we </text:p>
      <text:p text:style-name="P1"><text:s text:c="9"/>have also "registered a table of call backs, </text:p>
      <text:p text:style-name="P1"><text:s text:c="9"/>with the system-object", </text:p>
      <text:p text:style-name="P1"><text:s text:c="9"/>struct proc_dir_entry{ }, as per rules <text:s/></text:p>
      <text:p text:style-name="P1"><text:s text:c="11"/>- we also have a pointer to this </text:p>
      <text:p text:style-name="P1"><text:s text:c="13"/>system proc_dir_entry{} object, </text:p>
      <text:p text:style-name="P1"><text:s text:c="13"/>in our procfs </text:p>
      <text:p text:style-name="P1"><text:s text:c="13"/>kernel module </text:p>
      <text:p text:style-name="P1"><text:s text:c="11"/>- in addition, our call backs' table's base </text:p>
      <text:p text:style-name="P1"><text:s text:c="13"/>address is stored, in the </text:p>
      <text:p text:style-name="P1"><text:s text:c="13"/>proc_dir_entry{} object of the </text:p>
      <text:p text:style-name="P1"><text:s text:c="13"/>procfs layer</text:p>
      <text:p text:style-name="P1">---&gt;refer to code sample, proc_seq_example1.c <text:s/></text:p>
      <text:p text:style-name="P1"><text:s text:c="10"/>- in addition our module is loaded</text:p>
      <text:p text:style-name="P1"><text:s text:c="12"/>and active, in the system-space <text:s/></text:p>
      <text:p text:style-name="P1"><text:s text:c="12"/>--&gt;our module's init() method</text:p>
      <text:p text:style-name="P1"><text:s text:c="15"/>will be executed and many of </text:p>
      <text:p text:style-name="P1"><text:s text:c="15"/>the above operations will be </text:p>
      <text:p text:style-name="P1"><text:s text:c="15"/>completed </text:p>
      <text:p text:style-name="P1"><text:s text:c="5"/></text:p>
      <text:p text:style-name="P1"><text:s text:c="5"/>- what next ??</text:p>
      <text:p text:style-name="P1"/>
      <text:p text:style-name="P1"><text:s text:c="8"/>- due to the above set-up, a procfs file/</text:p>
      <text:p text:style-name="P1"><text:s text:c="10"/>pathname/name </text:p>
      <text:p text:style-name="P1"><text:s text:c="10"/>will be visible, in the user-space</text:p>
      <text:p text:style-name="P1"><text:s text:c="6"/>---&gt;ls -l /proc/readme, or </text:p>
      <text:p text:style-name="P1"><text:s text:c="10"/>ls -l <text:s/>/proc/proc_test/readme </text:p>
      <text:p text:style-name="P1">----&gt;some of these will be checked, during </text:p>
      <text:p text:style-name="P1"><text:s text:c="5"/>demos. </text:p>
      <text:p text:style-name="P1"><text:soft-page-break/></text:p>
      <text:p text:style-name="P1">----&gt;open() system call API is used to set-up</text:p>
      <text:p text:style-name="P1"><text:s text:c="5"/>active file of a regular file, or another</text:p>
      <text:p text:style-name="P1"><text:s text:c="5"/>type of file, like a procfs regular file <text:s/></text:p>
      <text:p text:style-name="P1"><text:s text:c="8"/>- we need to access the procfs file, using </text:p>
      <text:p text:style-name="P1"><text:s text:c="10"/>a system call API, open(), which is </text:p>
      <text:p text:style-name="P1"><text:s text:c="10"/>a file/ IO system call API, in user-space</text:p>
      <text:p text:style-name="P1"/>
      <text:p text:style-name="P1">---&gt;we can use open() system call API, </text:p>
      <text:p text:style-name="P1"><text:s text:c="4"/>for accessing regular files</text:p>
      <text:p text:style-name="P1">---&gt;we can use open() system call API, </text:p>
      <text:p text:style-name="P1"><text:s text:c="4"/>for accessing special files, </text:p>
      <text:p text:style-name="P1"><text:s text:c="4"/>like "procfs" and "sysfs" </text:p>
      <text:p text:style-name="P1">---&gt;we can use this open() system call APi, </text:p>
      <text:p text:style-name="P1"><text:s text:c="4"/>for "device special files", for</text:p>
      <text:p text:style-name="P1"><text:s text:c="4"/>accessing IO devices </text:p>
      <text:p text:style-name="P1"><text:s/></text:p>
      <text:p text:style-name="P1"><text:s text:c="11"/>--&gt;fd = open("/proc/proc_test/readme", O_RDONLY); </text:p>
      <text:p text:style-name="P1">---&gt;we need to write another piece of code, </text:p>
      <text:p text:style-name="P1"><text:s text:c="4"/>in an user-space program - this program/code</text:p>
      <text:p text:style-name="P1"><text:s text:c="4"/>will be used to access/test our procfs file/</text:p>
      <text:p text:style-name="P1"><text:s text:c="4"/>related module/other entities - it is </text:p>
      <text:p text:style-name="P1"><text:s text:c="4"/>a very flexible code, that can be </text:p>
      <text:p text:style-name="P1"><text:s text:c="4"/>modified, as per our requirements </text:p>
      <text:p text:style-name="P1"><text:s/></text:p>
      <text:p text:style-name="P1"><text:s text:c="5"/>---&gt;refer to proc_seq_test1.c and </text:p>
      <text:p text:style-name="P1"><text:s text:c="18"/>proc_seq_test.c</text:p>
      <text:p text:style-name="P1">---&gt;system call service routine of open() </text:p>
      <text:p text:style-name="P1"><text:s text:c="4"/>will do a lot of background processing </text:p>
      <text:p text:style-name="P1"><text:s text:c="4"/>and sets up an active file </text:p>
      <text:p text:style-name="P1">---&gt;refer to a set of free-hand diagrams/</text:p>
      <text:p text:style-name="P1"><text:s text:c="4"/>slides 44-51 ?? , for </text:p>
      <text:p text:style-name="P1"><text:s text:c="4"/>an active file set-up <text:s/>and </text:p>
      <text:p text:style-name="P1"><text:s text:c="4"/>read the following </text:p>
      <text:p text:style-name="P1">---&gt;read the comments, in the slides </text:p>
      <text:p text:style-name="P1">---&gt;connect more details below: </text:p>
      <text:p text:style-name="P1"><text:s text:c="8"/>- fd = open("/proc/proc_test/readme",O_RDONLY);</text:p>
      <text:p text:style-name="P1"><text:s text:c="10"/>system call API will interact with </text:p>
      <text:p text:style-name="P1"><text:s text:c="10"/>syscall interface layer/VFS layer, </text:p>
      <text:p text:style-name="P1"><text:s text:c="10"/>procfs layer/module, and </text:p>
      <text:p text:style-name="P1"><text:s text:c="10"/>eventually, our kernel modulei and </text:p>
      <text:p text:style-name="P1"><text:s text:c="10"/>"set-up an active </text:p>
      <text:p text:style-name="P1"><text:s text:c="10"/>file instance", in the system-space - </text:p>
      <text:p text:style-name="P1"><text:s text:c="10"/>these are </text:p>
      <text:p text:style-name="P1"><text:soft-page-break/><text:s text:c="10"/>done, as part of a kernel execution </text:p>
      <text:p text:style-name="P1"><text:s text:c="10"/>pathi/KEPi of open() system call's</text:p>
      <text:p text:style-name="P1"><text:s text:c="10"/>service routine - in addition, </text:p>
      <text:p text:style-name="P1"><text:s text:c="10"/>"it will return a handle to this active </text:p>
      <text:p text:style-name="P1"><text:s text:c="10"/>file set-up to the user-space", "i" - </text:p>
      <text:p text:style-name="P1"><text:s text:c="10"/>this handle "i" is </text:p>
      <text:p text:style-name="P1"><text:s text:c="10"/>an "index/number", that will be returned </text:p>
      <text:p text:style-name="P1"><text:s text:c="10"/>and stored, in an user-space variable,fd, </text:p>
      <text:p text:style-name="P1"><text:s text:c="10"/>after open()</text:p>
      <text:p text:style-name="P1"><text:s text:c="10"/>returns - this index no. "i" is an </text:p>
      <text:p text:style-name="P1"><text:s text:c="10"/>index into open file descriptor table(3) </text:p>
      <text:p text:style-name="P1"><text:s text:c="10"/>of the current processi/current process</text:p>
      <text:p text:style-name="P1"><text:s text:c="10"/>context/pdi</text:p>
      <text:p text:style-name="P1">----&gt;refer to free-hand diagram/slide 48 <text:s/></text:p>
      <text:p text:style-name="P1"/>
      <text:p text:style-name="P1">---&gt;this handle is not same, as pointer to </text:p>
      <text:p text:style-name="P1"><text:s text:c="4"/>a struct proc_dir_entry{} - this is based</text:p>
      <text:p text:style-name="P1"><text:s text:c="4"/>on another set-up - the following </text:p>
      <text:p text:style-name="P1"><text:s text:c="4"/>discussions explain an active file set-up, </text:p>
      <text:p text:style-name="P1"><text:s text:c="4"/>for a typical procfs file </text:p>
      <text:p text:style-name="P1">---&gt;similar active files are set-up, for </text:p>
      <text:p text:style-name="P1"><text:s text:c="4"/>regular files /other special files and </text:p>
      <text:p text:style-name="P1"><text:s text:c="4"/>the system-objects/their inter-connections</text:p>
      <text:p text:style-name="P1"><text:s text:c="4"/>will differ, as per the repective files</text:p>
      <text:p text:style-name="P1"><text:s text:c="4"/>---&gt;for different types of files, different </text:p>
      <text:p text:style-name="P1"><text:s text:c="8"/>active set-ups are done, in the system - </text:p>
      <text:p text:style-name="P1"><text:s text:c="8"/>we will focus in procfs file's active </text:p>
      <text:p text:style-name="P1"><text:s text:c="8"/>file, in these contexts ??</text:p>
      <text:p text:style-name="P1"><text:s/></text:p>
      <text:p text:style-name="P1">---&gt;a processi/pdi/its nested object(s) will </text:p>
      <text:p text:style-name="P1"><text:s text:c="4"/>maintain several such active files - a </text:p>
      <text:p text:style-name="P1"><text:s text:c="4"/>specific processi/pdi can maintain several </text:p>
      <text:p text:style-name="P1"><text:s text:c="4"/>active files, based on their application's</text:p>
      <text:p text:style-name="P1"><text:s text:c="4"/>jobs - in this context, we will only focus </text:p>
      <text:p text:style-name="P1"><text:s text:c="4"/>on procfs active files <text:s/></text:p>
      <text:p text:style-name="P1">---&gt;in future scenarios, we will come across</text:p>
      <text:p text:style-name="P1"><text:s text:c="4"/>more active files per processi/pdi</text:p>
      <text:p text:style-name="P1"><text:s text:c="3"/></text:p>
      <text:p text:style-name="P1"><text:s text:c="5"/>- "an active file is a set of system objects", </text:p>
      <text:p text:style-name="P1"><text:s text:c="8"/>which are linked together, as part of the set-up</text:p>
      <text:p text:style-name="P1">---&gt;refer to the free-hand diagrams of an active </text:p>
      <text:p text:style-name="P1"><text:s text:c="4"/>file set-up - refer to free-hand diagram/slide 48 </text:p>
      <text:p text:style-name="P1"/>
      <text:p text:style-name="P1">---&gt;without active file set-up,we cannot access regular</text:p>
      <text:p text:style-name="P1"><text:s text:c="4"/>files/their data, or special files/their data - </text:p>
      <text:p text:style-name="P1"><text:soft-page-break/><text:s text:c="4"/>in this context, that is how the OS set-up is <text:s/></text:p>
      <text:p text:style-name="P1">---&gt;active files and their set-up </text:p>
      <text:p text:style-name="P1"><text:s text:c="4"/>are part of VFS frame-work, along </text:p>
      <text:p text:style-name="P1"><text:s text:c="4"/>with other frame-works - "VFS plays a major</text:p>
      <text:p text:style-name="P1"><text:s text:c="4"/>role and provides a frame-work"</text:p>
      <text:p text:style-name="P1">---&gt;VFS is a sophisticated layer and does a </text:p>
      <text:p text:style-name="P1"><text:s text:c="4"/>lot of background processing <text:s/></text:p>
      <text:p text:style-name="P1"/>
      <text:p text:style-name="P1"><text:s text:c="8"/>- these active files/their </text:p>
      <text:p text:style-name="P1"><text:s text:c="10"/>handles are used to access a normal file, </text:p>
      <text:p text:style-name="P1"><text:s text:c="10"/>or a special file like, procfs file or </text:p>
      <text:p text:style-name="P1"><text:s text:c="10"/>device file - the major actions/steps </text:p>
      <text:p text:style-name="P1"><text:s text:c="10"/>are done, for active file set-up and </text:p>
      <text:p text:style-name="P1"><text:s text:c="10"/>management, by VFS layer</text:p>
      <text:p text:style-name="P1"/>
      <text:p text:style-name="P1">----&gt;as you follow these discussions, refer to </text:p>
      <text:p text:style-name="P1"><text:s text:c="5"/>a free-hand diagrams / slides 44 ---&gt; ?? </text:p>
      <text:p text:style-name="P1"><text:s text:c="5"/>illustrating </text:p>
      <text:p text:style-name="P1"><text:s text:c="5"/>an active file set-up </text:p>
      <text:p text:style-name="P1"/>
      <text:p text:style-name="P1"><text:s text:c="8"/>- in this </text:p>
      <text:p text:style-name="P1"><text:s text:c="10"/>context, we are illustrating an active</text:p>
      <text:p text:style-name="P1"><text:s text:c="10"/>file of a procfs special file - for </text:p>
      <text:p text:style-name="P1"><text:s text:c="10"/>normal files and other special files, </text:p>
      <text:p text:style-name="P1"><text:s text:c="10"/>the active file set-up will be different <text:s text:c="8"/></text:p>
      <text:p text:style-name="P1">---&gt;you can refer to other references ?? </text:p>
      <text:p text:style-name="P1"><text:s text:c="4"/>this has to be filled ??</text:p>
      <text:p text:style-name="P1"><text:s text:c="4"/>---&gt;refer to Understanding Linux kernel, 3rd edition, </text:p>
      <text:p text:style-name="P1"><text:s text:c="8"/>chapter 12 , for VFS and active file set-up </text:p>
      <text:p text:style-name="P1"/>
      <text:p text:style-name="P1"><text:s text:c="9"/></text:p>
      <text:p text:style-name="P1"><text:s text:c="8"/>- an active file is set-up, which is part of </text:p>
      <text:p text:style-name="P1"><text:s text:c="10"/>a pdi(1) of the current processi of the </text:p>
      <text:p text:style-name="P1"><text:s text:c="10"/>current execution context of </text:p>
      <text:p text:style-name="P1"><text:s text:c="10"/>the "kernel execution path" <text:s/>- so, an </text:p>
      <text:p text:style-name="P1"><text:s text:c="10"/>"active filei can be treated as a resource</text:p>
      <text:p text:style-name="P1"><text:s text:c="10"/>managed, by a processi/pdi(1),using a set of </text:p>
      <text:p text:style-name="P1"><text:s text:c="10"/>nested objects"</text:p>
      <text:p text:style-name="P1"><text:s/>----&gt;refer to the free-hand diagrams /slides 48 --&gt; ?? </text:p>
      <text:p text:style-name="P1"/>
      <text:p text:style-name="P1">----&gt;as part of an active file set-up, several </text:p>
      <text:p text:style-name="P1"><text:s text:c="5"/>system objects are set-up and inter-linked -</text:p>
      <text:p text:style-name="P1"><text:s text:c="5"/>this set-up is used, during run-time - it is</text:p>
      <text:p text:style-name="P1"><text:s text:c="5"/>such inter-linked set of system objects, that </text:p>
      <text:p text:style-name="P1"><text:s text:c="5"/>actually inter-link modules/layers and the </text:p>
      <text:p text:style-name="P1"><text:soft-page-break/><text:s text:c="5"/>inter-linked modules/layers work together <text:s/></text:p>
      <text:p text:style-name="P1"/>
      <text:p text:style-name="P1">---&gt;(2) is another intermediate system object, </text:p>
      <text:p text:style-name="P1"><text:s text:c="5"/>that is part of maintaining an active file -</text:p>
      <text:p text:style-name="P1"><text:s text:c="5"/>it is just part of the set-up - nothing more?? <text:s/></text:p>
      <text:p text:style-name="P1"/>
      <text:p text:style-name="P1"><text:s text:c="8"/>- in this context "(3)" represents "open </text:p>
      <text:p text:style-name="P1"><text:s text:c="10"/>file descriptor tablei" of the processi - </text:p>
      <text:p text:style-name="P1"><text:s text:c="10"/>this table maintains active files of </text:p>
      <text:p text:style-name="P1"><text:s text:c="10"/>this processi - an active file is a </text:p>
      <text:p text:style-name="P1"><text:s text:c="10"/>set of linked system objects that enable</text:p>
      <text:p text:style-name="P1"><text:s text:c="10"/>access to a file's contents and <text:s/>it </text:p>
      <text:p text:style-name="P1"><text:s text:c="10"/>starts from this table and its entries <text:s/></text:p>
      <text:p text:style-name="P1"><text:s text:c="8"/>- every processi is provided its own </text:p>
      <text:p text:style-name="P1"><text:s text:c="10"/>set of nested objects, like "a separate open</text:p>
      <text:p text:style-name="P1"><text:s text:c="10"/>file descriptor tablei per processi/</text:p>
      <text:p text:style-name="P1"><text:s text:c="10"/>pdi" <text:s/>- meaning, </text:p>
      <text:p text:style-name="P1"><text:s text:c="10"/>the illustrated set-up is duplicated</text:p>
      <text:p text:style-name="P1"><text:s text:c="10"/>for every process, as per its requirements - </text:p>
      <text:p text:style-name="P1"><text:s text:c="10"/>for every process, similar set-up is done, </text:p>
      <text:p text:style-name="P1"><text:s text:c="10"/>as per active files used, in the applicationi/</text:p>
      <text:p text:style-name="P1"><text:s text:c="10"/>processi </text:p>
      <text:p text:style-name="P1">----&gt;for every other processi+1, there will be another </text:p>
      <text:p text:style-name="P1"><text:s text:c="5"/>open file descriptor tablei+1 and further </text:p>
      <text:p text:style-name="P1"><text:s text:c="5"/>active files are based on this file descriptor </text:p>
      <text:p text:style-name="P1"><text:s text:c="5"/>tablei+1, in that processi+1/pdi+1 <text:s text:c="5"/></text:p>
      <text:p text:style-name="P1"><text:s text:c="11"/></text:p>
      <text:p text:style-name="P1"><text:s text:c="8"/>- in this context, "an entryi in this open </text:p>
      <text:p text:style-name="P1"><text:s text:c="10"/>file descriptor tablei </text:p>
      <text:p text:style-name="P1"><text:s text:c="10"/>is dedicated to one active filei" of the</text:p>
      <text:p text:style-name="P1"><text:s text:c="10"/>a procfs filei, "/proc/proc_test/readme" - </text:p>
      <text:p text:style-name="P1"><text:s text:c="10"/>this entryi </text:p>
      <text:p text:style-name="P1"><text:s text:c="10"/>is represented by index "i", which is an </text:p>
      <text:p text:style-name="P1"><text:s text:c="10"/>index into this open file descriptor </text:p>
      <text:p text:style-name="P1"><text:s text:c="10"/>tablei(3) - this "i" is passed</text:p>
      <text:p text:style-name="P1"><text:s text:c="10"/>back to the user-space and used, as the </text:p>
      <text:p text:style-name="P1"><text:s text:c="10"/>"handle to the corresponding active filei"</text:p>
      <text:p text:style-name="P1">----&gt;in the user-space, we cannot access system objects, </text:p>
      <text:p text:style-name="P1"><text:s text:c="5"/>but such index values/id values can be accessed and </text:p>
      <text:p text:style-name="P1"><text:s text:c="5"/>passed to further, system call APIs </text:p>
      <text:p text:style-name="P1"><text:s text:c="5"/>---&gt;these will be used to map to specific </text:p>
      <text:p text:style-name="P1"><text:s text:c="9"/>system tables/objects, as discussed below :</text:p>
      <text:p text:style-name="P1"/>
      <text:p text:style-name="P1">---&gt;this index/handle will be passed to other system call</text:p>
      <text:p text:style-name="P1"><text:s text:c="4"/>APIs, as needed - we will use this handle, in </text:p>
      <text:p text:style-name="P1"><text:soft-page-break/><text:s text:c="4"/>further system call APIs, in proc_seq_test.c or </text:p>
      <text:p text:style-name="P1"><text:s text:c="4"/>proc_seq_test1.c - read() /write()/</text:p>
      <text:p text:style-name="P1"><text:s text:c="4"/>close()/ lseek() will </text:p>
      <text:p text:style-name="P1"><text:s text:c="4"/>use this handle, "i"</text:p>
      <text:p text:style-name="P1">---&gt;refer to proc_seq_test.c - understand the</text:p>
      <text:p text:style-name="P1"><text:s text:c="4"/>system call APIs and their parameters</text:p>
      <text:p text:style-name="P1"><text:s text:c="4"/>---&gt;in this context, let us understand </text:p>
      <text:p text:style-name="P1"><text:s text:c="8"/>read() system call APi usage and its</text:p>
      <text:p text:style-name="P1"><text:s text:c="8"/>parameters </text:p>
      <text:p text:style-name="P1"/>
      <text:p text:style-name="P1"><text:s text:c="8"/>- "4" represents another system object, in an </text:p>
      <text:p text:style-name="P1"><text:s text:c="10"/>active file set-up - this is known as "open file </text:p>
      <text:p text:style-name="P1"><text:s text:c="10"/>objecti" of "an active filei"</text:p>
      <text:p text:style-name="P1">----&gt;this is an important system object, which </text:p>
      <text:p text:style-name="P1"><text:s text:c="5"/>is part of an active file set-up - there are </text:p>
      <text:p text:style-name="P1"><text:s text:c="5"/>more details below <text:s/></text:p>
      <text:p text:style-name="P1"/>
      <text:p text:style-name="P1"><text:s text:c="8"/>- "5" represents another system object </text:p>
      <text:p text:style-name="P1"><text:s text:c="10"/>, in this active file set-up - this </text:p>
      <text:p text:style-name="P1"><text:s text:c="10"/>is known as "dentry object" - in this context, </text:p>
      <text:p text:style-name="P1"><text:s text:c="10"/>its job is to link "4" and "6"</text:p>
      <text:p text:style-name="P1">----&gt;some of these are very deep frame-work rules, </text:p>
      <text:p text:style-name="P1"><text:s text:c="5"/>so just accept, for now <text:s/></text:p>
      <text:p text:style-name="P1"/>
      <text:p text:style-name="P1"><text:s text:c="8"/>- "6" represents an "in-memory inode </text:p>
      <text:p text:style-name="P1"><text:s text:c="10"/>object", which is a common entity, in </text:p>
      <text:p text:style-name="P1"><text:s text:c="10"/>an active file set-up - "it is more useful</text:p>
      <text:p text:style-name="P1"><text:s text:c="10"/>, in the context of other active files of </text:p>
      <text:p text:style-name="P1"><text:s text:c="11"/>normal files, <text:s/>or special </text:p>
      <text:p text:style-name="P1"><text:s text:c="10"/>device files"</text:p>
      <text:p text:style-name="P1">----&gt;we will be discussing active files of </text:p>
      <text:p text:style-name="P1"><text:s text:c="5"/>device special files, in another context </text:p>
      <text:p text:style-name="P1"><text:s text:c="10"/>---&gt;in the current context, </text:p>
      <text:p text:style-name="P1"><text:s text:c="14"/>role of "6" is minimal - just </text:p>
      <text:p text:style-name="P1"><text:s text:c="14"/>some linking of objects </text:p>
      <text:p text:style-name="P1"/>
      <text:p text:style-name="P1">---&gt;in this context, </text:p>
      <text:p text:style-name="P1"><text:s text:c="9"/>"7" represents "struct proc_dir_entry{} </text:p>
      <text:p text:style-name="P1"><text:s text:c="10"/>of the corresponding procfs file" used, </text:p>
      <text:p text:style-name="P1"><text:s text:c="10"/>in this active file set-up <text:s/>- as</text:p>
      <text:p text:style-name="P1"><text:s text:c="10"/>part of the active file set-up, </text:p>
      <text:p text:style-name="P1"><text:s text:c="10"/>struct "proc_dir_entry{}" is linked to </text:p>
      <text:p text:style-name="P1"><text:s text:c="10"/>other system objects - refer to the </text:p>
      <text:p text:style-name="P1"><text:s text:c="10"/>free-hand diagrams / slides 44---&gt;51 </text:p>
      <text:p text:style-name="P1"><text:soft-page-break/><text:s text:c="10"/>and the set-up <text:s/></text:p>
      <text:p text:style-name="P1">---&gt;due to this set-up, using active file index,"i", </text:p>
      <text:p text:style-name="P1"><text:s text:c="4"/>we can access/connect to "7" - this is one </text:p>
      <text:p text:style-name="P1"><text:s text:c="4"/>of the benefits of setting up an active file </text:p>
      <text:p text:style-name="P1">----&gt;try to map "7", with proc_seq_example1.c -</text:p>
      <text:p text:style-name="P1"><text:s text:c="5"/>refer to code sample/comments </text:p>
      <text:p text:style-name="P1">----&gt;without an active file, we cannot access </text:p>
      <text:p text:style-name="P1"><text:s text:c="5"/>struct proc_dir_entry{} of a procfs file</text:p>
      <text:p text:style-name="P1"><text:s text:c="5"/>and a few other system objects</text:p>
      <text:p text:style-name="P1"><text:s/></text:p>
      <text:p text:style-name="P1"/>
      <text:p text:style-name="P1"><text:s text:c="8"/>- "8" represents the table of call backs </text:p>
      <text:p text:style-name="P1"><text:s text:c="11"/>registered, in the init method of </text:p>
      <text:p text:style-name="P1"><text:s text:c="11"/>our kernel module <text:s/></text:p>
      <text:p text:style-name="P1"><text:s text:c="13"/>--&gt; refer to struct file_operations{} </text:p>
      <text:p text:style-name="P1"><text:s text:c="17"/>table of proc_seq_example1.c </text:p>
      <text:p text:style-name="P1"><text:s text:c="17"/>registered, in the init method </text:p>
      <text:p text:style-name="P1"><text:s text:c="13"/>--&gt;this table is filled, with call backs</text:p>
      <text:p text:style-name="P1"><text:s text:c="16"/>,so this set-up enables invoking </text:p>
      <text:p text:style-name="P1"><text:s text:c="16"/>one or more call backs for our </text:p>
      <text:p text:style-name="P1"><text:s text:c="16"/>kernel module/procfs file</text:p>
      <text:p text:style-name="P1">----&gt;try to map "8", with proc_seq_example1.c - </text:p>
      <text:p text:style-name="P1"><text:s text:c="5"/>refer to code samples/comments </text:p>
      <text:p text:style-name="P1"><text:s/></text:p>
      <text:p text:style-name="P1"><text:s/></text:p>
      <text:p text:style-name="P1">-----&gt;the above set-up is the major part of </text:p>
      <text:p text:style-name="P1"><text:s text:c="6"/>open() system call API's processing </text:p>
      <text:p text:style-name="P1"><text:s text:c="6"/>and in addition, some more specific </text:p>
      <text:p text:style-name="P1"><text:s text:c="6"/>set-up is done further - continue reading ....</text:p>
      <text:p text:style-name="P1"/>
      <text:p text:style-name="P1">----&gt;as part of open() system call API's set-up, </text:p>
      <text:p text:style-name="P1"><text:s text:c="5"/>the above set-up is done and eventually, </text:p>
      <text:p text:style-name="P1"><text:s text:c="5"/>open() call back of struct file_operations{}</text:p>
      <text:p text:style-name="P1"><text:s text:c="5"/>object is invoked --&gt;refer to </text:p>
      <text:p text:style-name="P1"><text:s text:c="6"/>proc_seq_example1.c / struct file_operations{} /</text:p>
      <text:p text:style-name="P1"><text:s text:c="6"/>open() call back ??</text:p>
      <text:p text:style-name="P1"><text:s text:c="8"/>----&gt;refer to the comments provided, in </text:p>
      <text:p text:style-name="P1"><text:s text:c="13"/>open() call back, in proc_seq_example1.c</text:p>
      <text:p text:style-name="P1">----&gt;an active file is set-up, during open() system </text:p>
      <text:p text:style-name="P1"><text:s text:c="5"/>call service routine, as well as a call back of</text:p>
      <text:p text:style-name="P1"><text:s text:c="5"/>"8" is invoked - this call back will do certain </text:p>
      <text:p text:style-name="P1"><text:s text:c="5"/>registrations - continue reading....</text:p>
      <text:p text:style-name="P1"><text:s text:c="5"/></text:p>
      <text:p text:style-name="P1"/>
      <text:p text:style-name="P1"><text:s text:c="2"/>---&gt;as part of the open() system call API, </text:p>
      <text:p text:style-name="P1"><text:soft-page-break/><text:s text:c="6"/>the above set-up is done and in addition </text:p>
      <text:p text:style-name="P1"><text:s text:c="6"/>some more actions are taken, as below : <text:s text:c="5"/></text:p>
      <text:p text:style-name="P1"><text:s text:c="8"/>- as the last part of open() system call's kernel </text:p>
      <text:p text:style-name="P1"><text:s text:c="10"/>execution path, <text:s/>eventually, </text:p>
      <text:p text:style-name="P1"><text:s text:c="10"/>"open call back" of our kernel module's </text:p>
      <text:p text:style-name="P1"><text:s text:c="10"/>table, file_operations{} <text:s/>is invoked, as per the </text:p>
      <text:p text:style-name="P1"><text:s text:c="10"/>frame-work and its rules ---&gt; refer to .open </text:p>
      <text:p text:style-name="P1"><text:s text:c="10"/>entry, in struct file_operations{} table </text:p>
      <text:p text:style-name="P1"><text:s text:c="9"/>---&gt;in our proc_seq_example1.c, it is </text:p>
      <text:p text:style-name="P1"><text:s text:c="13"/>mydrv_seq_open() - refer to code sample </text:p>
      <text:p text:style-name="P1"><text:s text:c="11"/>--&gt;this call back will do certain </text:p>
      <text:p text:style-name="P1"><text:s text:c="14"/>initialization/registrations, as</text:p>
      <text:p text:style-name="P1"><text:s text:c="14"/>per frame-work and rules - it will</text:p>
      <text:p text:style-name="P1"><text:s text:c="14"/>register, with sequence file layer - </text:p>
      <text:p text:style-name="P1"><text:s text:c="14"/>sequence file layer is another kernel </text:p>
      <text:p text:style-name="P1"><text:s text:c="14"/>component/module used, by procfs layer</text:p>
      <text:p text:style-name="P1"><text:s text:c="14"/>code - sequence file layer provides</text:p>
      <text:p text:style-name="P1"><text:s text:c="14"/>its own frame-work </text:p>
      <text:p text:style-name="P1"><text:s text:c="10"/>---&gt;any call back code or any kernel method's</text:p>
      <text:p text:style-name="P1"><text:s text:c="14"/>code must be written , as per frame-works'</text:p>
      <text:p text:style-name="P1"><text:s text:c="14"/>rules and system APIs/system objects </text:p>
      <text:p text:style-name="P1">---&gt;refer to &lt;ksrctree&gt;/Documentation/filesystems/seq_file.txt</text:p>
      <text:p text:style-name="P1"/>
      <text:p text:style-name="P1">----&gt;refer to mydrv_seq_open(), in proc_seq_example1.c</text:p>
      <text:p text:style-name="P1"><text:s text:c="5"/>---&gt;refer to freehand_diagrams_26.07.2021.pdf/</text:p>
      <text:p text:style-name="P1"><text:s text:c="14"/>slides 38-51-53</text:p>
      <text:p text:style-name="P1"><text:s text:c="5"/>---&gt;some more registrations are done and </text:p>
      <text:p text:style-name="P1"><text:s text:c="9"/>another table of call backs are registered</text:p>
      <text:p text:style-name="P1"><text:s text:c="5"/>---&gt;these call backs are passed, certain </text:p>
      <text:p text:style-name="P1"><text:s text:c="9"/>system paramters/pointers to system objects</text:p>
      <text:p text:style-name="P1"><text:s text:c="5"/>---&gt;based on the code of the call back, one or </text:p>
      <text:p text:style-name="P1"><text:s text:c="9"/>more parameters will be used <text:s/></text:p>
      <text:p text:style-name="P1"/>
      <text:p text:style-name="P1">----&gt;the above call back will be one of the last </text:p>
      <text:p text:style-name="P1"><text:s text:c="5"/>call backs, in the kernel execution path <text:s/>of</text:p>
      <text:p text:style-name="P1"><text:s text:c="5"/>open() system call API <text:s/></text:p>
      <text:p text:style-name="P1"><text:s text:c="11"/>--&gt;once this call back completes </text:p>
      <text:p text:style-name="P1"><text:s text:c="14"/>successfully, open() system call </text:p>
      <text:p text:style-name="P1"><text:s text:c="14"/>API will complete successfully and</text:p>
      <text:p text:style-name="P1"><text:s text:c="14"/>return the corresponding active file </text:p>
      <text:p text:style-name="P1"><text:s text:c="14"/>index("i") into</text:p>
      <text:p text:style-name="P1"><text:s text:c="14"/>the open file descriptor table/"3"</text:p>
      <text:p text:style-name="P1"/>
      <text:p text:style-name="P1"><text:soft-page-break/>----&gt;this index value("i") is returned to user-space - "i"</text:p>
      <text:p text:style-name="P1"><text:s text:c="5"/>is returned to open() system call API and is collected, </text:p>
      <text:p text:style-name="P1"><text:s text:c="5"/>in user-space and stored, in fd variable </text:p>
      <text:p text:style-name="P1">----&gt;refer to proc_seq_test.c <text:s/></text:p>
      <text:p text:style-name="P1"/>
      <text:p text:style-name="P1">---&gt;this open call back of struct file_operations{}(8)</text:p>
      <text:p text:style-name="P1"><text:s text:c="4"/>table of our module is invoked, </text:p>
      <text:p text:style-name="P1"><text:s text:c="4"/>as part of open() system call's kernel path and</text:p>
      <text:p text:style-name="P1"><text:s text:c="4"/>passed certain system objects, as parameters - </text:p>
      <text:p text:style-name="P1"><text:s text:c="4"/>read further</text:p>
      <text:p text:style-name="P1">---&gt;first, refer to the code of open call back, in </text:p>
      <text:p text:style-name="P1"><text:s text:c="4"/>proc_seq_example1.c <text:s/></text:p>
      <text:p text:style-name="P1"><text:s text:c="11"/>--&gt;the open call back does the following:</text:p>
      <text:p text:style-name="P1"/>
      <text:p text:style-name="P1"><text:s text:c="15"/>custom_module_open(p1, p2)</text:p>
      <text:p text:style-name="P1"><text:s text:c="15"/>{</text:p>
      <text:p text:style-name="P1"><text:s text:c="18"/>some initialization and</text:p>
      <text:p text:style-name="P1"><text:s text:c="18"/>registration job</text:p>
      <text:p text:style-name="P1"><text:s text:c="18"/>---------------</text:p>
      <text:p text:style-name="P1"><text:s text:c="15"/>}</text:p>
      <text:p text:style-name="P1"/>
      <text:p text:style-name="P1"><text:s text:c="15"/>-&gt;in this context, p1 is the pointer</text:p>
      <text:p text:style-name="P1"><text:s text:c="17"/>to "6", in this active file set-up, which </text:p>
      <text:p text:style-name="P1"><text:s text:c="17"/>is the in-memory inodei(6) </text:p>
      <text:p text:style-name="P1"><text:s text:c="15"/>-&gt;in this context, p2 is the pointer </text:p>
      <text:p text:style-name="P1"><text:s text:c="17"/>to "4", in the "active filei", which </text:p>
      <text:p text:style-name="P1"><text:s text:c="17"/>is the "active file objecti" </text:p>
      <text:p text:style-name="P1"/>
      <text:p text:style-name="P1">---&gt;refer to free-hand diagrams/slides 38----&gt;53</text:p>
      <text:p text:style-name="P1"><text:s/></text:p>
      <text:p text:style-name="P1">----&gt;refer to proc_seq_example1.c - check the code</text:p>
      <text:p text:style-name="P1"><text:s text:c="5"/>of open() call back(mydrv_seq_open()) - in this call back, </text:p>
      <text:p text:style-name="P1"><text:s text:c="5"/>check the system API invoked ?? seq_open() </text:p>
      <text:p text:style-name="P1"><text:s text:c="5"/>is the system API used <text:s text:c="5"/></text:p>
      <text:p text:style-name="P1"><text:s text:c="10"/>--&gt;based on the frame-work and rules, </text:p>
      <text:p text:style-name="P1"><text:s text:c="13"/>custom_module_open()(mydrv_seq_open()) </text:p>
      <text:p text:style-name="P1"><text:s text:c="13"/>call back will register</text:p>
      <text:p text:style-name="P1"><text:s text:c="13"/>another table of call backs, with </text:p>
      <text:p text:style-name="P1"><text:s text:c="13"/>the "sequence file layer/a static module" </text:p>
      <text:p text:style-name="P1"><text:s text:c="13"/>of the kernel,using seq_open(p1,p2) system </text:p>
      <text:p text:style-name="P1"><text:s text:c="13"/>API</text:p>
      <text:p text:style-name="P1"><text:soft-page-break/><text:s text:c="9"/>----&gt;seq_open(p1,p2) is a system API provided, </text:p>
      <text:p text:style-name="P1"><text:s text:c="14"/>by sequence file layer of the kernel - it</text:p>
      <text:p text:style-name="P1"><text:s text:c="14"/>is exported by sequence file layer of the </text:p>
      <text:p text:style-name="P1"><text:s text:c="14"/>kernel - it will be a symbol</text:p>
      <text:p text:style-name="P1"><text:s text:c="14"/>--&gt;cat /proc/kallsyms | less </text:p>
      <text:p text:style-name="P1"><text:s text:c="18"/>---&gt;search, for seq_open </text:p>
      <text:p text:style-name="P1"><text:s text:c="9"/>---&gt;p1 will be pointer to "4" of this active </text:p>
      <text:p text:style-name="P1"><text:s text:c="13"/>file set-up</text:p>
      <text:p text:style-name="P1"><text:s text:c="9"/>---&gt;p2 will be pointer to another table of </text:p>
      <text:p text:style-name="P1"><text:s text:c="13"/>call backs, "10" - we provide this table - </text:p>
      <text:p text:style-name="P1"><text:s text:c="13"/>refer to proc_seq_example1.c / mydrv_seq_ops, </text:p>
      <text:p text:style-name="P1"><text:s text:c="13"/>as per the rules</text:p>
      <text:p text:style-name="P1"><text:s text:c="9"/>---&gt;p1 and p2 are described below, as well <text:s/></text:p>
      <text:p text:style-name="P1"/>
      <text:p text:style-name="P1"/>
      <text:p text:style-name="P1">----&gt;"sequence file layer" is another kernel component/</text:p>
      <text:p text:style-name="P1"><text:s text:c="6"/>static module used , by procfs layer/module </text:p>
      <text:p text:style-name="P1"><text:s text:c="7"/>---&gt;update your layered /modular big-picture</text:p>
      <text:p text:style-name="P1"><text:s text:c="11"/>of procfs - we need to edit our free-hand </text:p>
      <text:p text:style-name="P1"><text:s text:c="11"/>diagrams or add one more free-hand diagram/slide 44 ??</text:p>
      <text:p text:style-name="P1">-----&gt;one more kernel component/module is being </text:p>
      <text:p text:style-name="P1"><text:s text:c="6"/>used ?? </text:p>
      <text:p text:style-name="P1"><text:s text:c="11"/>---&gt;visualize a sequence file layer between '</text:p>
      <text:p text:style-name="P1"><text:s text:c="15"/>procfs layer and a kernel modulei/device</text:p>
      <text:p text:style-name="P1"><text:s text:c="15"/>driveri, in the current free-hand diagram/</text:p>
      <text:p text:style-name="P1"><text:s text:c="15"/>slides ??</text:p>
      <text:p text:style-name="P1"/>
      <text:p text:style-name="P1"><text:s text:c="10"/>--&gt;"sequence file layer/module" provides certain </text:p>
      <text:p text:style-name="P1"><text:s text:c="13"/>services/system APIs/objects to </text:p>
      <text:p text:style-name="P1"><text:s text:c="13"/>"an active procfs filei" - it provides</text:p>
      <text:p text:style-name="P1"><text:s text:c="13"/>another frame-work - there will be </text:p>
      <text:p text:style-name="P1"><text:s text:c="13"/>certain rules - with the </text:p>
      <text:p text:style-name="P1"><text:s text:c="13"/>help of these services/frame-work, an active</text:p>
      <text:p text:style-name="P1"><text:s text:c="13"/>procfs file's(module's) contents are accessed, </text:p>
      <text:p text:style-name="P1"><text:s text:c="13"/>along with procfs module's frame-work </text:p>
      <text:p text:style-name="P1"/>
      <text:p text:style-name="P1">----&gt;procfs and sequence file layer work together, </text:p>
      <text:p text:style-name="P1"><text:s text:c="5"/>for our kernel modules - that is the layered/</text:p>
      <text:p text:style-name="P1"><text:s text:c="5"/>modular set-up ??</text:p>
      <text:p text:style-name="P1"/>
      <text:p text:style-name="P1">----&gt;this is the way core developers describe and </text:p>
      <text:p text:style-name="P1"><text:soft-page-break/><text:s text:c="5"/>provide details - will not be thorough</text:p>
      <text:p text:style-name="P1">----&gt;in addition, certain big-pictures may be </text:p>
      <text:p text:style-name="P1"><text:s text:c="5"/>provided - these will </text:p>
      <text:p text:style-name="P1"><text:s text:c="5"/>not be thorough <text:s/></text:p>
      <text:p text:style-name="P1">----&gt;in addition, core developers will provide one or </text:p>
      <text:p text:style-name="P1"><text:s text:c="5"/>more code samples - we need to reverse engineer/</text:p>
      <text:p text:style-name="P1"><text:s text:c="5"/>test/modify, such code</text:p>
      <text:p text:style-name="P1"><text:s text:c="9"/>----&gt;some of the code samples are good, </text:p>
      <text:p text:style-name="P1"><text:s text:c="14"/>but some are not effective </text:p>
      <text:p text:style-name="P1">----&gt;we need to explore and reverse engineer </text:p>
      <text:p text:style-name="P1"/>
      <text:p text:style-name="P1"><text:s text:c="10"/>--&gt;in this context, seq_open(p1,p2) is invoked</text:p>
      <text:p text:style-name="P1"><text:s text:c="13"/>, and passed p1 and p2 <text:s/>- where</text:p>
      <text:p text:style-name="P1"><text:s text:c="13"/>p1 is pointer to "4"/active file object </text:p>
      <text:p text:style-name="P1"><text:s text:c="13"/>and p2 is pointer to another table of </text:p>
      <text:p text:style-name="P1"><text:s text:c="13"/>call backs of our kernel module, </text:p>
      <text:p text:style-name="P1"><text:s text:c="13"/>which must be passed as </text:p>
      <text:p text:style-name="P1"><text:s text:c="13"/>per rules of procfs and sequence file </text:p>
      <text:p text:style-name="P1"><text:s text:c="13"/>layer - refer to the respective </text:p>
      <text:p text:style-name="P1"><text:s text:c="13"/>kernel document</text:p>
      <text:p text:style-name="P1">---&gt;ksrctree/Documentation/filesystems/seq_file.txt </text:p>
      <text:p text:style-name="P1"><text:s text:c="13"/>---&gt;refer to proc_seq_example1.c, </text:p>
      <text:p text:style-name="P1"><text:s text:c="17"/>struct seq_operations{} table</text:p>
      <text:p text:style-name="P1">---&gt;this struct seq_operations{} table instance</text:p>
      <text:p text:style-name="P1"><text:s text:c="4"/>will support several call backs provided, by</text:p>
      <text:p text:style-name="P1"><text:s text:c="4"/>our custom/kernel modulei - there will be a </text:p>
      <text:p text:style-name="P1"><text:s text:c="4"/>registration <text:s/></text:p>
      <text:p text:style-name="P1">----&gt;seq_open() is a system API of sequence </text:p>
      <text:p text:style-name="P1"><text:s text:c="5"/>file layer - for instance, to register, </text:p>
      <text:p text:style-name="P1"><text:s text:c="5"/>with sequence file layer, we need to </text:p>
      <text:p text:style-name="P1"><text:s text:c="5"/>use this system API - as per rules <text:s text:c="2"/></text:p>
      <text:p text:style-name="P1">---&gt;seq_open() will do certain actions, in </text:p>
      <text:p text:style-name="P1"><text:s text:c="4"/>sequence layer and some of the details </text:p>
      <text:p text:style-name="P1"><text:s text:c="4"/>are explained below - our active file set-up </text:p>
      <text:p text:style-name="P1"><text:s text:c="4"/>is updated, using these details </text:p>
      <text:p text:style-name="P1">----&gt;now, refer to <text:s/>free-hand diagram/slides 52-53, </text:p>
      <text:p text:style-name="P1"><text:s text:c="5"/>which is</text:p>
      <text:p text:style-name="P1"><text:s text:c="5"/>an updated, active file set-up ??</text:p>
      <text:p text:style-name="P1">----&gt;we will resume on 10.08.2021....at ??</text:p>
      <text:p text:style-name="P1"><text:s/></text:p>
      <text:p text:style-name="P1"><text:s text:c="10"/>--&gt;if seq_open() is successful, "9"/</text:p>
      <text:p text:style-name="P1"><text:s text:c="13"/>a seq_file{} object is created </text:p>
      <text:p text:style-name="P1"><text:s text:c="13"/>and a pointer to "10"/seq_operations{}</text:p>
      <text:p text:style-name="P1"><text:s text:c="13"/>is stored, in "9" </text:p>
      <text:p text:style-name="P1"/>
      <text:p text:style-name="P1"><text:soft-page-break/><text:s text:c="10"/>--&gt;in addition, the ptr to "9" of this</text:p>
      <text:p text:style-name="P1"><text:s text:c="13"/>active file object will be stored, </text:p>
      <text:p text:style-name="P1"><text:s text:c="13"/>in "4" of this active file </text:p>
      <text:p text:style-name="P1"/>
      <text:p text:style-name="P1">---&gt;in the last set of steps, </text:p>
      <text:p text:style-name="P1"><text:s text:c="4"/>the active file set-up is further extended </text:p>
      <text:p text:style-name="P1"><text:s text:c="4"/>---&gt;read the above steps multiple times </text:p>
      <text:p text:style-name="P1"><text:s text:c="8"/>and connect the details, along with </text:p>
      <text:p text:style-name="P1"><text:s text:c="8"/>free-hand diagrams <text:s/></text:p>
      <text:p text:style-name="P1">---&gt;&lt;ksrctree&gt;/Documentation/filesystems/seq_file.txt </text:p>
      <text:p text:style-name="P1"><text:s text:c="4"/>contains details and rules of this sequence file</text:p>
      <text:p text:style-name="P1"><text:s text:c="4"/>layer's frame-work, along with certain procfs </text:p>
      <text:p text:style-name="P1"><text:s text:c="4"/>layer's frame-work...a simple code-sample is </text:p>
      <text:p text:style-name="P1"><text:s text:c="4"/>also, provided <text:s/></text:p>
      <text:p text:style-name="P1"><text:s text:c="6"/>----&gt;these are professional documentation, </text:p>
      <text:p text:style-name="P1"><text:s text:c="11"/>which can be used, along with other documentation/</text:p>
      <text:p text:style-name="P1"><text:s text:c="11"/>references <text:s/></text:p>
      <text:p text:style-name="P1"/>
      <text:p text:style-name="P1"><text:s text:c="8"/>-&gt;all the above steps/actions are completed</text:p>
      <text:p text:style-name="P1"><text:s text:c="10"/>as part of the set-up of an active procfs </text:p>
      <text:p text:style-name="P1"><text:s text:c="10"/>file - as mentioned earlier, this active </text:p>
      <text:p text:style-name="P1"><text:s text:c="10"/>file and its system objects/tables </text:p>
      <text:p text:style-name="P1"><text:s text:c="10"/>of call backs </text:p>
      <text:p text:style-name="P1"><text:s text:c="10"/>will be processed, as per rules, during </text:p>
      <text:p text:style-name="P1"><text:s text:c="10"/>further access of this active file - </text:p>
      <text:p text:style-name="P1"><text:s text:c="10"/>when further system call APIs are used </text:p>
      <text:p text:style-name="P1"/>
      <text:p text:style-name="P1">---&gt;many of the details /steps can be used to </text:p>
      <text:p text:style-name="P1"><text:s text:c="4"/>test and trace, during demos./lab sessions <text:s/></text:p>
      <text:p text:style-name="P1"/>
      <text:p text:style-name="P1">----&gt;once all the above are set-up, what are</text:p>
      <text:p text:style-name="P1"><text:s text:c="7"/>the next set of actions </text:p>
      <text:p text:style-name="P1"/>
      <text:p text:style-name="P1">---&gt;now, we need to use this active file set-up to access</text:p>
      <text:p text:style-name="P1"><text:s text:c="4"/>our custom module's tables/call backs/objects/data -</text:p>
      <text:p text:style-name="P1"><text:s text:c="4"/>read the following discussions</text:p>
      <text:p text:style-name="P1">----&gt;refer to free-hand diagram/slide 52</text:p>
      <text:p text:style-name="P1"/>
      <text:p text:style-name="P1"/>
      <text:p text:style-name="P1"><text:s text:c="7"/>--&gt;using proc_seq_test.c, we can just </text:p>
      <text:p text:style-name="P1"><text:s text:c="10"/>test the open() system call API's </text:p>
      <text:p text:style-name="P1"><text:s text:c="10"/>set-up - we can use dump_stack() or</text:p>
      <text:p text:style-name="P1"><text:s text:c="10"/>"kernel tracing techniques" to check the </text:p>
      <text:p text:style-name="P1"><text:s text:c="10"/>behaviour of the system modules/</text:p>
      <text:p text:style-name="P1"><text:soft-page-break/><text:s text:c="10"/>layers/our kernel module/call backs</text:p>
      <text:p text:style-name="P1"><text:s/>---&gt;initially, let us comment all other lines</text:p>
      <text:p text:style-name="P1"><text:s text:c="5"/>of proc_seq_test.c, but open() related code </text:p>
      <text:p text:style-name="P1"/>
      <text:p text:style-name="P1">---&gt;test only the open() system call and its </text:p>
      <text:p text:style-name="P1"><text:s text:c="4"/>kernel execution path, along with </text:p>
      <text:p text:style-name="P1"><text:s text:c="4"/>proc_seq_example1.ko / its /proc/proc_test/readme </text:p>
      <text:p text:style-name="P1">-----&gt;using dump_stack(), in our open call back</text:p>
      <text:p text:style-name="P1"><text:s text:c="5"/>or a kernel tracing technique ??</text:p>
      <text:p text:style-name="P1"/>
      <text:p text:style-name="P1"/>
      <text:p text:style-name="P1"><text:s/>---&gt;once open()/active file set-up is done, </text:p>
      <text:p text:style-name="P1"><text:s text:c="5"/>we can continue to test other system call</text:p>
      <text:p text:style-name="P1"><text:s text:c="5"/>APIs/our module's call backs</text:p>
      <text:p text:style-name="P1"><text:s text:c="5"/>---&gt;print the fd value of open() system call API </text:p>
      <text:p text:style-name="P1"><text:s text:c="5"/>---&gt;this will provide handle to an active file, </text:p>
      <text:p text:style-name="P1"><text:s text:c="9"/>which is an index into table (3), in the </text:p>
      <text:p text:style-name="P1"><text:s text:c="9"/>freehand diagrams...</text:p>
      <text:p text:style-name="P1"/>
      <text:p text:style-name="P1">----&gt;let us take one look at the free-hand diagram of</text:p>
      <text:p text:style-name="P1"><text:s text:c="5"/>an open file set-up, for a procfs file and </text:p>
      <text:p text:style-name="P1"><text:s text:c="5"/>continue the discussions</text:p>
      <text:p text:style-name="P1"/>
      <text:p text:style-name="P1">----&gt;let us see some simple demos. of this <text:s/></text:p>
      <text:p text:style-name="P1"><text:s text:c="5"/>kernel module, which uses procfs services</text:p>
      <text:p text:style-name="P1"><text:s text:c="5"/>---&gt;proc_seq_example1.c / </text:p>
      <text:p text:style-name="P1"><text:s text:c="13"/>proc_seq_example1.ko <text:s/></text:p>
      <text:p text:style-name="P1"/>
      <text:p text:style-name="P1"><text:s text:c="5"/>cd <text:s/>&lt;localmoduledirectory&gt;</text:p>
      <text:p text:style-name="P1"><text:s text:c="5"/>pwd</text:p>
      <text:p text:style-name="P1"/>
      <text:p text:style-name="P1"><text:s text:c="5"/>---&gt;.../procfs_and_seq_file</text:p>
      <text:p text:style-name="P1"/>
      <text:p text:style-name="P1"><text:s text:c="5"/>---&gt;make -C <text:s/>&lt;kernelsrctreepath&gt; M=`pwd` modules</text:p>
      <text:p text:style-name="P1"/>
      <text:p text:style-name="P1"><text:s text:c="5"/>---&gt;ls -l proc_seq_example1.ko</text:p>
      <text:p text:style-name="P1"/>
      <text:p text:style-name="P1"><text:s text:c="5"/>---&gt;sudo insmod proc_seq_example1.ko</text:p>
      <text:p text:style-name="P1"/>
      <text:p text:style-name="P1"><text:s text:c="5"/>---&gt;lsmod | less</text:p>
      <text:p text:style-name="P1"><text:s text:c="9"/>---&gt;this will show the list of loaded modules</text:p>
      <text:p text:style-name="P1"/>
      <text:p text:style-name="P1"><text:s text:c="5"/>---&gt;ls -l <text:s/>/proc/proc_test </text:p>
      <text:p text:style-name="P1"><text:s text:c="11"/>----&gt;will be set-up by the module</text:p>
      <text:p text:style-name="P1"><text:s text:c="11"/>----&gt;along with VFS, /proc/proc_test is </text:p>
      <text:p text:style-name="P1"><text:soft-page-break/><text:s text:c="16"/>exported to user-space</text:p>
      <text:p text:style-name="P1"/>
      <text:p text:style-name="P1"><text:s text:c="5"/>---&gt;ls -l <text:s/>/proc/proc_test/readme </text:p>
      <text:p text:style-name="P1"><text:s text:c="11"/>----&gt;will be set-up by the module</text:p>
      <text:p text:style-name="P1"><text:s text:c="11"/>----&gt;along with VFS, /proc/proc_test/readme is </text:p>
      <text:p text:style-name="P1"><text:s text:c="16"/>exported to user-space</text:p>
      <text:p text:style-name="P1"><text:s text:c="5"/></text:p>
      <text:p text:style-name="P1"/>
      <text:p text:style-name="P1"><text:s text:c="5"/>---&gt;sudo rmmod proc_seq_example1.ko</text:p>
      <text:p text:style-name="P1"/>
      <text:p text:style-name="P1"><text:s text:c="5"/>---&gt;lsmod | less</text:p>
      <text:p text:style-name="P1"><text:s text:c="9"/>---&gt;this will show the list of loaded modules</text:p>
      <text:p text:style-name="P1"/>
      <text:p text:style-name="P1"><text:s text:c="5"/>---&gt;ls -l <text:s/>/proc/proc_test </text:p>
      <text:p text:style-name="P1"><text:s text:c="11"/>----&gt;will be removed/deleted by the module</text:p>
      <text:p text:style-name="P1"><text:s text:c="11"/>----&gt;/proc/proc_test will not be </text:p>
      <text:p text:style-name="P1"><text:s text:c="16"/>exported to user-space</text:p>
      <text:p text:style-name="P1"/>
      <text:p text:style-name="P1"><text:s text:c="5"/>---&gt;ls -l <text:s/>/proc/proc_test/readme </text:p>
      <text:p text:style-name="P1"><text:s text:c="11"/>----&gt;will be deleted by the module</text:p>
      <text:p text:style-name="P1"><text:s text:c="11"/>----&gt;/proc/proc_test/readme will not be <text:s/></text:p>
      <text:p text:style-name="P1"><text:s text:c="16"/>exported to user-space</text:p>
      <text:p text:style-name="P1"/>
      <text:p text:style-name="P1">----&gt;now, let just load proc_seq_example1.ko </text:p>
      <text:p text:style-name="P1"><text:s text:c="5"/>again </text:p>
      <text:p text:style-name="P1">----&gt;in addition, let us just use open() system </text:p>
      <text:p text:style-name="P1"><text:s text:c="5"/>call API, in proc_seq_test.c on</text:p>
      <text:p text:style-name="P1"><text:s text:c="5"/>/proc/proc_test/readme </text:p>
      <text:p text:style-name="P1"/>
      <text:p text:style-name="P1">----&gt;let us just check the back-trace of </text:p>
      <text:p text:style-name="P1"><text:s text:c="5"/>our module .open call back</text:p>
      <text:p text:style-name="P1"><text:s text:c="5"/>---&gt;a long list call backs are invoked/listed </text:p>
      <text:p text:style-name="P1"><text:s text:c="9"/>, before our .open call back of the </text:p>
      <text:p text:style-name="P1"><text:s text:c="9"/>module is invoked</text:p>
      <text:p text:style-name="P1"><text:s text:c="5"/>---&gt;all these call backs, including our </text:p>
      <text:p text:style-name="P1"><text:s text:c="9"/>.open play a role, in setting-up the </text:p>
      <text:p text:style-name="P1"><text:s text:c="9"/>active file , for /proc/proc_test/readme <text:s text:c="4"/></text:p>
      <text:p text:style-name="P1"/>
      <text:p text:style-name="P1">---&gt;in this procfs file/sequence file layer set-up, </text:p>
      <text:p text:style-name="P1"><text:s text:c="4"/>we can use read() system call API on the newly </text:p>
      <text:p text:style-name="P1"><text:s text:c="4"/>set-up active file / active file handle <text:s/></text:p>
      <text:p text:style-name="P1"/>
      <text:p text:style-name="P1">---&gt;again, refer to proc_seq_test.c and </text:p>
      <text:p text:style-name="P1"><text:s text:c="4"/>understand read() system call API ...</text:p>
      <text:p text:style-name="P1"/>
      <text:p text:style-name="P1"><text:soft-page-break/>-----&gt;read() system call APi is a bit more </text:p>
      <text:p text:style-name="P1"><text:s text:c="6"/>complicated, in this context </text:p>
      <text:p text:style-name="P1">----&gt;enable one or more read() system call APIs, </text:p>
      <text:p text:style-name="P1"><text:s text:c="5"/>in proc_seq_test.c </text:p>
      <text:p text:style-name="P1"><text:s text:c="6"/>----&gt;rebuild and test ??</text:p>
      <text:p text:style-name="P1"><text:s text:c="6"/>---&gt;enable a simple read() system call API and </text:p>
      <text:p text:style-name="P1"><text:s text:c="10"/>test </text:p>
      <text:p text:style-name="P1"><text:s text:c="6"/>---&gt;next, enable multiple calls of read() system </text:p>
      <text:p text:style-name="P1"><text:s text:c="10"/>call API and test </text:p>
      <text:p text:style-name="P1"><text:s text:c="2"/></text:p>
      <text:p text:style-name="P1"/>
      <text:p text:style-name="P1">----&gt;we can load our kernel module just once </text:p>
      <text:p text:style-name="P1"><text:s text:c="6"/>, during our testing scenarios , if </text:p>
      <text:p text:style-name="P1"><text:s text:c="5"/>there is no system-space crash ??</text:p>
      <text:p text:style-name="P1">----&gt;our kernel module will be passively loaded</text:p>
      <text:p text:style-name="P1"><text:s text:c="5"/>and resident, in kernel -space - in addition, </text:p>
      <text:p text:style-name="P1"><text:s text:c="5"/>it will continue to export its symbols and</text:p>
      <text:p text:style-name="P1"><text:s text:c="5"/>other services - for instance, in this case, </text:p>
      <text:p text:style-name="P1"><text:s text:c="5"/>an empty regular procfs file is always exported</text:p>
      <text:p text:style-name="P1"><text:s text:c="5"/>to user-space ??</text:p>
      <text:p text:style-name="P1"><text:s text:c="5"/>---&gt;if our module has done certain registrations,</text:p>
      <text:p text:style-name="P1"><text:s text:c="9"/>these registrations will continue to be </text:p>
      <text:p text:style-name="P1"><text:s text:c="9"/>set-up and services will be available <text:s/></text:p>
      <text:p text:style-name="P1"><text:s text:c="8"/></text:p>
      <text:p text:style-name="P1"/>
      <text:p text:style-name="P1">-----&gt;in this context, however, everytime we load/</text:p>
      <text:p text:style-name="P1"><text:s text:c="6"/>execute ./proc_test, a new processi is set-up</text:p>
      <text:p text:style-name="P1"><text:s text:c="6"/>and in this new processi, a new active file </text:p>
      <text:p text:style-name="P1"><text:s text:c="6"/>is set-up and used</text:p>
      <text:p text:style-name="P1"><text:s text:c="6"/>---&gt;again, connect to the slides 52-53 of </text:p>
      <text:p text:style-name="P1"><text:s text:c="10"/>freehand diagrams </text:p>
      <text:p text:style-name="P1">-----&gt;in certain applications, an active file will</text:p>
      <text:p text:style-name="P1"><text:s text:c="6"/>be set-up only once and used forever ??</text:p>
      <text:p text:style-name="P1">----&gt;there are different scenarios </text:p>
      <text:p text:style-name="P1"><text:s text:c="6"/>----&gt;keep reading and exploring the scenarios??</text:p>
      <text:p text:style-name="P1"/>
      <text:p text:style-name="P1"/>
      <text:p text:style-name="P1">---&gt;next, understand the working/usage of </text:p>
      <text:p text:style-name="P1"><text:s text:c="4"/>read() system call API, before exploring </text:p>
      <text:p text:style-name="P1"><text:s text:c="4"/>its kernel execution paths and related</text:p>
      <text:p text:style-name="P1"><text:s text:c="4"/>call backs/operations </text:p>
      <text:p text:style-name="P1"/>
      <text:p text:style-name="P1"><text:s text:c="7"/>--&gt;the next testing/discussion will be using </text:p>
      <text:p text:style-name="P1"><text:s text:c="10"/>read() system call API on the </text:p>
      <text:p text:style-name="P1"><text:s text:c="10"/>active file of the procfs file of</text:p>
      <text:p text:style-name="P1"><text:soft-page-break/><text:s text:c="10"/>our kernel module - for this testing, </text:p>
      <text:p text:style-name="P1"><text:s text:c="10"/>we need to uncomment a block of code</text:p>
      <text:p text:style-name="P1"><text:s text:c="10"/>of read() system call API, in proc_seq_test.c</text:p>
      <text:p text:style-name="P1"/>
      <text:p text:style-name="P1"><text:s text:c="7"/>--&gt;in addition to using read(), for </text:p>
      <text:p text:style-name="P1"><text:s text:c="10"/>this scenario, you must follow the</text:p>
      <text:p text:style-name="P1"><text:s text:c="10"/>rules of read system call API - </text:p>
      <text:p text:style-name="P1"><text:s text:c="10"/>refer to the comments, in the </text:p>
      <text:p text:style-name="P1"><text:s text:c="10"/>proc_seq_test.c </text:p>
      <text:p text:style-name="P1"><text:s text:c="11"/>--&gt;read() system call API is </text:p>
      <text:p text:style-name="P1"><text:s text:c="14"/>passed the active file's</text:p>
      <text:p text:style-name="P1"><text:s text:c="14"/>index </text:p>
      <text:p text:style-name="P1"/>
      <text:p text:style-name="P1">---&gt;once we understand the basics of read() system call </text:p>
      <text:p text:style-name="P1"><text:s text:c="4"/>API, we can focus on KEPs of a read() system call </text:p>
      <text:p text:style-name="P1"><text:s text:c="4"/>API, in this context....</text:p>
      <text:p text:style-name="P1"/>
      <text:p text:style-name="P1">---&gt;refer to a free-hand diagram/slides 54-55,</text:p>
      <text:p text:style-name="P1"><text:s text:c="4"/>illustrating</text:p>
      <text:p text:style-name="P1"><text:s text:c="4"/>read() system call API and its KEP, for </text:p>
      <text:p text:style-name="P1"><text:s text:c="4"/>a procfs active file - in the KEP, you </text:p>
      <text:p text:style-name="P1"><text:s text:c="4"/>can see, that seq_read() call back is invoked -</text:p>
      <text:p text:style-name="P1"><text:s text:c="4"/>refer to slide 52, where seq_read() is part </text:p>
      <text:p text:style-name="P1"><text:s text:c="4"/>of (8) - also, refer to proc_seq_example1.c - </text:p>
      <text:p text:style-name="P1"><text:s text:c="4"/>seq_read() is passed, in struct file_operations{} </text:p>
      <text:p text:style-name="P1"><text:s text:c="4"/>table - <text:s/></text:p>
      <text:p text:style-name="P1"><text:s text:c="4"/>as part of seq_read(), call backs of (10) are</text:p>
      <text:p text:style-name="P1"><text:s text:c="4"/>invoked - refer to slide 52 , and </text:p>
      <text:p text:style-name="P1"><text:s text:c="4"/>proc_seq_example1.c - refer to struct seq_operations{}</text:p>
      <text:p text:style-name="P1"><text:s text:c="4"/>table, containing call backs </text:p>
      <text:p text:style-name="P1"><text:s text:c="9"/>----&gt;spot "10", in a typical active file set-up of</text:p>
      <text:p text:style-name="P1"><text:s text:c="14"/>a procfs file</text:p>
      <text:p text:style-name="P1">-----&gt;seq_read() is the read call back provided, by </text:p>
      <text:p text:style-name="P1"><text:s text:c="6"/>"10" - in this case, "10" is a struct file_operations{}</text:p>
      <text:p text:style-name="P1"><text:s text:c="6"/>object, in proc_seq_example1.c <text:s text:c="2"/></text:p>
      <text:p text:style-name="P1"/>
      <text:p text:style-name="P1">---&gt;let us run the modified ./proc_t(proc_seq_test.c) to </text:p>
      <text:p text:style-name="P1"><text:s text:c="4"/>understand the call backs /back trace, </text:p>
      <text:p text:style-name="P1"><text:s text:c="4"/>in a kep, due to read() system call APi ??</text:p>
      <text:p text:style-name="P1"/>
      <text:p text:style-name="P1">----&gt;also, refer to procfs_dmesg.txt, which </text:p>
      <text:p text:style-name="P1"><text:s text:c="5"/>illustrates backtraces of KEPs of </text:p>
      <text:p text:style-name="P1"><text:soft-page-break/><text:s text:c="5"/>a read() system call API </text:p>
      <text:p text:style-name="P1"/>
      <text:p text:style-name="P1">-----&gt;following discussions are, for system -space</text:p>
      <text:p text:style-name="P1"><text:s text:c="6"/>/kernel execution paths, which invoke </text:p>
      <text:p text:style-name="P1"><text:s text:c="6"/>call backs of different layers, including </text:p>
      <text:p text:style-name="P1"><text:s text:c="6"/>our kernel module, as part of read() </text:p>
      <text:p text:style-name="P1"><text:s text:c="6"/>system call execution on an active procfs </text:p>
      <text:p text:style-name="P1"><text:s text:c="6"/>file ---&gt;this is the main discussion ?? </text:p>
      <text:p text:style-name="P1"/>
      <text:p text:style-name="P1">---&gt;first break on 10.08.2021... <text:s/></text:p>
      <text:p text:style-name="P1">----&gt;refer to all the free-hand diagrams/slides 52-55, including </text:p>
      <text:p text:style-name="P1"><text:s text:c="5"/>active file set-up, for a procfs file - </text:p>
      <text:p text:style-name="P1"><text:s text:c="5"/>in addition, also refer to proc_seq_example1.c, </text:p>
      <text:p text:style-name="P1"><text:s text:c="5"/>along with proc_seq_test.c</text:p>
      <text:p text:style-name="P1"/>
      <text:p text:style-name="P1"><text:s text:c="7"/>--&gt;when read() system call API is invoked,in </text:p>
      <text:p text:style-name="P1"><text:s text:c="10"/>proc_seq_test.c, <text:s/>following </text:p>
      <text:p text:style-name="P1"><text:s text:c="10"/>actions are taken, as per the </text:p>
      <text:p text:style-name="P1"><text:s text:c="10"/>rules of procfs, sequence file layer </text:p>
      <text:p text:style-name="P1"><text:s text:c="10"/>and other frame-works:</text:p>
      <text:p text:style-name="P1"/>
      <text:p text:style-name="P1">---&gt;refer to certain backtrace snap-shots of read system </text:p>
      <text:p text:style-name="P1"><text:s text:c="4"/>call and its kernel execution paths/procfs_dmesg.txt</text:p>
      <text:p text:style-name="P1"/>
      <text:p text:style-name="P1"><text:s text:c="10"/>--&gt;system call service routine(a) of read() is </text:p>
      <text:p text:style-name="P1"><text:s text:c="13"/>invoked, in this kernel execution </text:p>
      <text:p text:style-name="P1"><text:s text:c="13"/>path ?? connect, with your dump_stack() or</text:p>
      <text:p text:style-name="P1"><text:s text:c="13"/>tracing of kernel execution path (tracing will</text:p>
      <text:p text:style-name="P1"><text:s text:c="13"/>be used later ??) <text:s/></text:p>
      <text:p text:style-name="P1"/>
      <text:p text:style-name="P1"><text:s text:c="7"/>--&gt;next, call back of read system call </text:p>
      <text:p text:style-name="P1"><text:s text:c="10"/>of VFS layer(b) <text:s/>is </text:p>
      <text:p text:style-name="P1"><text:s text:c="10"/>invoked ?? connect, with your dump_stack() or</text:p>
      <text:p text:style-name="P1"><text:s text:c="10"/>tracing of kernel execution path </text:p>
      <text:p text:style-name="P1"/>
      <text:p text:style-name="P1"><text:s text:c="10"/>--&gt;next, call back of procfs layer(c) </text:p>
      <text:p text:style-name="P1"><text:s text:c="13"/>will be invoked ?? """"""""""""""</text:p>
      <text:p text:style-name="P1"/>
      <text:p text:style-name="P1">----&gt;this read call back of procfs layer will </text:p>
      <text:p text:style-name="P1"><text:s text:c="5"/>invoke the read call back, that we </text:p>
      <text:p text:style-name="P1"><text:s text:c="5"/>registered, as part of struct file_operations{},</text:p>
      <text:p text:style-name="P1"><text:s text:c="5"/>in init() method of our module, which is </text:p>
      <text:p text:style-name="P1"><text:s text:c="5"/>seq_read()(d) <text:s text:c="2"/></text:p>
      <text:p text:style-name="P1"><text:soft-page-break/><text:s/></text:p>
      <text:p text:style-name="P1"><text:s text:c="10"/>--&gt;eventually, call back registered,</text:p>
      <text:p text:style-name="P1"><text:s text:c="13"/>for read system call(d) </text:p>
      <text:p text:style-name="P1"><text:s text:c="13"/>by the init method of our kernel </text:p>
      <text:p text:style-name="P1"><text:s text:c="13"/>module will be invoked </text:p>
      <text:p text:style-name="P1"><text:s text:c="13"/>--&gt;in this case, the call back will</text:p>
      <text:p text:style-name="P1"><text:s text:c="16"/>be seq_read(), which is registered by </text:p>
      <text:p text:style-name="P1"><text:s text:c="16"/>us, as per the rules of frame-works </text:p>
      <text:p text:style-name="P1"><text:s text:c="13"/>--&gt;this symbol is exported by </text:p>
      <text:p text:style-name="P1"><text:s text:c="16"/>sequence file layer/module and </text:p>
      <text:p text:style-name="P1"><text:s text:c="16"/>registered, as per rules</text:p>
      <text:p text:style-name="P1">-----&gt;symbols exported by sequence file layer</text:p>
      <text:p text:style-name="P1"><text:s text:c="6"/>are used , by our kernel modules/procfs .....</text:p>
      <text:p text:style-name="P1"><text:s text:c="6"/>---&gt;certain symbols are exported, but we need</text:p>
      <text:p text:style-name="P1"><text:s text:c="10"/>to do the registrations - without registrations, </text:p>
      <text:p text:style-name="P1"><text:s text:c="10"/>these symbols/system apis cannot be </text:p>
      <text:p text:style-name="P1"><text:s text:c="10"/>used, effectively </text:p>
      <text:p text:style-name="P1">----&gt;there are many such scenarios and we will </text:p>
      <text:p text:style-name="P1"><text:s text:c="5"/>see more code-samples </text:p>
      <text:p text:style-name="P1">----&gt;cat /proc/kallsyms | grep seq_open </text:p>
      <text:p text:style-name="P1">----&gt;cat /proc/kallsyms | grep seq_read </text:p>
      <text:p text:style-name="P1"/>
      <text:p text:style-name="P1"><text:s text:c="10"/>--&gt;this seq_read() symbol/call back(part of "8")</text:p>
      <text:p text:style-name="P1"><text:s text:c="13"/>is designed(as per frame-work) to invoke</text:p>
      <text:p text:style-name="P1"><text:s text:c="13"/>a set of call backs registered(in "10") by </text:p>
      <text:p text:style-name="P1"><text:s text:c="13"/>our kernel module, using seq_open() -</text:p>
      <text:p text:style-name="P1"><text:s text:c="13"/>seq_open() is another system API </text:p>
      <text:p text:style-name="P1"><text:s text:c="13"/>exported by sequence file layer, </text:p>
      <text:p text:style-name="P1"><text:s text:c="13"/>as per its frame-work</text:p>
      <text:p text:style-name="P1"><text:s text:c="12"/>----&gt;these call backs, in "10" are</text:p>
      <text:p text:style-name="P1"><text:s text:c="18"/>----&gt;xxxx_seq_start() </text:p>
      <text:p text:style-name="P1"><text:s text:c="18"/>----&gt;xxxx_seq_show() </text:p>
      <text:p text:style-name="P1"><text:s text:c="18"/>----&gt;xxxx_seq_next() </text:p>
      <text:p text:style-name="P1"><text:s text:c="18"/>----&gt;xxxx_seq_stop() </text:p>
      <text:p text:style-name="P1">---&gt;refer to proc_seq_example1.c </text:p>
      <text:p text:style-name="P1">----&gt;refer to keps, in dmesg and you will see similar </text:p>
      <text:p text:style-name="P1"><text:s text:c="5"/>connections/links ....</text:p>
      <text:p text:style-name="P1">----&gt;refer to free-hand diagrams/slides 52-55....and </text:p>
      <text:p text:style-name="P1"><text:s text:c="5"/>connect the details .....</text:p>
      <text:p text:style-name="P1"/>
      <text:p text:style-name="P1"><text:s text:c="6"/>---&gt;at the end of following discussions, </text:p>
      <text:p text:style-name="P1"><text:s text:c="10"/>we will consolidate the details of </text:p>
      <text:p text:style-name="P1"><text:s text:c="10"/>call backs and how they are inter-linked</text:p>
      <text:p text:style-name="P1"><text:soft-page-break/></text:p>
      <text:p text:style-name="P1">---&gt;all these call backs are coded/registered/used, </text:p>
      <text:p text:style-name="P1"><text:s text:c="4"/>as per strict rules of frame-works - the documentation</text:p>
      <text:p text:style-name="P1"><text:s text:c="4"/>will not explain the details - will only explain </text:p>
      <text:p text:style-name="P1"><text:s text:c="4"/>the frame-work and its rules - may provide code-samples</text:p>
      <text:p text:style-name="P1"><text:s text:c="3"/>&lt;ksrctree&gt;/Documentation/filesystems/seq_file.txt</text:p>
      <text:p text:style-name="P1">---&gt;---&gt;such techniques are not part of sequential </text:p>
      <text:p text:style-name="P1"><text:tab/>programming - <text:s/></text:p>
      <text:p text:style-name="P1"><text:tab/>much of this is part of kernel-space </text:p>
      <text:p text:style-name="P1"><text:tab/>programming, along with concurrency - <text:s/></text:p>
      <text:p text:style-name="P1"><text:tab/>have you come across similar programming techniques</text:p>
      <text:p text:style-name="P1"><text:tab/>, in other sw stacks ?? similar coding techniques</text:p>
      <text:p text:style-name="P1"><text:s text:c="8"/>are used, in embedded and networking sw stacks </text:p>
      <text:p text:style-name="P1"/>
      <text:p text:style-name="P1"><text:s/></text:p>
      <text:p text:style-name="P1">----&gt;a typical call-back is registered, with a </text:p>
      <text:p text:style-name="P1"><text:s text:c="5"/>top layer/module of the kernel/kernel-space(any sw stack), </text:p>
      <text:p text:style-name="P1"><text:s text:c="5"/>using a registration technique - in this case, </text:p>
      <text:p text:style-name="P1"><text:s text:c="5"/>active files <text:s/>are used to implement several </text:p>
      <text:p text:style-name="P1"><text:s text:c="5"/>registrations of tables of call-backs </text:p>
      <text:p text:style-name="P1"><text:s/></text:p>
      <text:p text:style-name="P1">----&gt;our module may register multiple, such call backs, </text:p>
      <text:p text:style-name="P1"><text:s text:c="5"/>as per the rules of frame-works, as needed - </text:p>
      <text:p text:style-name="P1"><text:s text:c="5"/>ideally, we will store pointers to call-backs, in </text:p>
      <text:p text:style-name="P1"><text:s text:c="5"/>tables, and register these tables, in frame-works</text:p>
      <text:p text:style-name="P1"><text:s/></text:p>
      <text:p text:style-name="P1">----&gt;once registered, these call-backs will be </text:p>
      <text:p text:style-name="P1"><text:s text:c="5"/>invoked/executed, as part of one or more </text:p>
      <text:p text:style-name="P1"><text:s text:c="5"/>kernel execution paths, involving one or </text:p>
      <text:p text:style-name="P1"><text:s text:c="5"/>more top layers/modules, including our </text:p>
      <text:p text:style-name="P1"><text:s text:c="5"/>kernel module - typically, top layers invoke registered</text:p>
      <text:p text:style-name="P1"><text:s text:c="6"/>call-backs/methods </text:p>
      <text:p text:style-name="P1"/>
      <text:p text:style-name="P1">----&gt;let us use a free-hand diagram /slides 44-62 <text:s/>to illustrate </text:p>
      <text:p text:style-name="P1"><text:s text:c="5"/>call backs and their registrations/invokations ??</text:p>
      <text:p text:style-name="P1"><text:s text:c="5"/>---&gt;there are descriptions below </text:p>
      <text:p text:style-name="P1"/>
      <text:p text:style-name="P1">----&gt;most of these discussions will be clear, during practicals </text:p>
      <text:p text:style-name="P1"><text:s text:c="5"/>and testing </text:p>
      <text:p text:style-name="P1"><text:soft-page-break/></text:p>
      <text:p text:style-name="P1"><text:s text:c="10"/>--&gt;in our case, main set of call backs </text:p>
      <text:p text:style-name="P1"><text:s text:c="13"/>are xxx_start(), xxx_show(), </text:p>
      <text:p text:style-name="P1"><text:s text:c="13"/>xxx_next(), and xxx_stop() - these</text:p>
      <text:p text:style-name="P1"><text:s text:c="13"/>will be invoked, in seq_read() </text:p>
      <text:p text:style-name="P1"><text:s text:c="13"/>call back </text:p>
      <text:p text:style-name="P1"><text:s text:c="13"/>---&gt;refer to a free-hand diagram /slides 52-</text:p>
      <text:p text:style-name="P1"><text:s text:c="16"/>, which illustrates, how </text:p>
      <text:p text:style-name="P1"><text:s text:c="16"/>these call backs are invoked, </text:p>
      <text:p text:style-name="P1"><text:s text:c="16"/>as part of seq_read() <text:s/></text:p>
      <text:p text:style-name="P1"/>
      <text:p text:style-name="P1"><text:s text:c="10"/>--&gt;this set of call backs will be </text:p>
      <text:p text:style-name="P1"><text:s text:c="13"/>invoked by seq_read(), as per the</text:p>
      <text:p text:style-name="P1"><text:s text:c="13"/>execution context and conditions</text:p>
      <text:p text:style-name="P1"><text:s text:c="13"/>- in addition, these call backs </text:p>
      <text:p text:style-name="P1"><text:s text:c="13"/>will be passed pointers to </text:p>
      <text:p text:style-name="P1"><text:s text:c="13"/>certain system objects/buffers</text:p>
      <text:p text:style-name="P1">-----&gt;a typical call-back will be passed system objects/</text:p>
      <text:p text:style-name="P1"><text:s text:c="6"/>ptrs to system objects, as parameters </text:p>
      <text:p text:style-name="P1"/>
      <text:p text:style-name="P1">===================================================</text:p>
      <text:p text:style-name="P1">re-entrancy, in kernel-space</text:p>
      <text:p text:style-name="P1"/>
      <text:p text:style-name="P1">----&gt;we are skipping some of these points, but </text:p>
      <text:p text:style-name="P1"><text:s text:c="5"/>we will come back and completed ??</text:p>
      <text:p text:style-name="P1"><text:s/>---&gt;typically, system APIs(as well as call backs)</text:p>
      <text:p text:style-name="P1"><text:s text:c="5"/>are "re-entrant" </text:p>
      <text:p text:style-name="P1"><text:s text:c="5"/>and we need to pass parameters, accordingly </text:p>
      <text:p text:style-name="P1"><text:s/>---&gt;if we are coding call backs, we need to </text:p>
      <text:p text:style-name="P1"><text:s text:c="5"/>honour the re-entrancy rules of these </text:p>
      <text:p text:style-name="P1"><text:s text:c="5"/>call backs, as per the frame-works <text:s text:c="6"/></text:p>
      <text:p text:style-name="P1"><text:s text:c="10"/>--&gt;most of the kernel methods/system </text:p>
      <text:p text:style-name="P1"><text:s text:c="13"/>APIs/call backs are re-entrant </text:p>
      <text:p text:style-name="P1"><text:s text:c="13"/>methods - in this context, what do </text:p>
      <text:p text:style-name="P1"><text:s text:c="13"/>we mean, by a re-entrant kernel </text:p>
      <text:p text:style-name="P1"><text:s text:c="13"/>method/system API/call back <text:s/>?? <text:s/></text:p>
      <text:p text:style-name="P1"><text:s text:c="13"/>--&gt;this means, if there are multiple</text:p>
      <text:p text:style-name="P1"><text:s text:c="16"/>kernel execution paths of multiple </text:p>
      <text:p text:style-name="P1"><text:s text:c="16"/>process/thread contexts executing </text:p>
      <text:p text:style-name="P1"><text:s text:c="16"/>concurrently, they can access </text:p>
      <text:p text:style-name="P1"><text:s text:c="16"/>the same reentrant kernel system API/</text:p>
      <text:p text:style-name="P1"><text:s text:c="16"/>method/call back, without </text:p>
      <text:p text:style-name="P1"><text:s text:c="16"/>any protection lock </text:p>
      <text:p text:style-name="P1"><text:s text:c="12"/>----&gt;can you visualize several concurrent </text:p>
      <text:p text:style-name="P1"><text:s text:c="17"/>KEPs ??</text:p>
      <text:p text:style-name="P1"><text:soft-page-break/><text:s text:c="12"/>---&gt;can you visualize several concurrent </text:p>
      <text:p text:style-name="P1"><text:s text:c="16"/>KEPs invoking a common set of </text:p>
      <text:p text:style-name="P1"><text:s text:c="16"/>system APIs ??</text:p>
      <text:p text:style-name="P1"><text:s text:c="12"/>---&gt;have you come across re-entrancy/</text:p>
      <text:p text:style-name="P1"><text:s text:c="16"/>re-entrant methods, in typical C </text:p>
      <text:p text:style-name="P1"><text:s text:c="16"/>language programming or in embedded</text:p>
      <text:p text:style-name="P1"><text:s text:c="16"/>programming ?? </text:p>
      <text:p text:style-name="P1"/>
      <text:p text:style-name="P1"><text:s/></text:p>
      <text:p text:style-name="P1">---&gt;refer to multi-threading document, for </text:p>
      <text:p text:style-name="P1"><text:s text:c="4"/>re-rentrancy, but this text's context is, in </text:p>
      <text:p text:style-name="P1"><text:s text:c="4"/>system-space</text:p>
      <text:p text:style-name="P1">=========================================================== </text:p>
      <text:p text:style-name="P1"/>
      <text:p text:style-name="P1">----&gt;also, refer to proc_seq_test.c/proc_seq_test1.c and </text:p>
      <text:p text:style-name="P1"><text:s text:c="5"/>proc_seq_example1.c /proc_seq_example6.c </text:p>
      <text:p text:style-name="P1"/>
      <text:p text:style-name="P1">----&gt;proc_seq_example1.c or proc_seq_example6.c ---&gt; proc_seq_example(1|6).ko</text:p>
      <text:p text:style-name="P1">----&gt;proc_seq_test.c/proc_seq_test1.c ----&gt; proc_seq_test(1)</text:p>
      <text:p text:style-name="P1">----&gt;following diagram is for visualization :</text:p>
      <text:p text:style-name="P1"/>
      <text:p text:style-name="P1"><text:s text:c="4"/></text:p>
      <text:p text:style-name="P1"><text:s text:c="2"/>Pi--&gt;proc_seq_test----&gt;ret=open()----&gt;a kernel execution pathi/</text:p>
      <text:p text:style-name="P1"><text:s text:c="8"/>| <text:s text:c="30"/>certain call backs will be </text:p>
      <text:p text:style-name="P1"><text:s text:c="8"/>| <text:s text:c="30"/>processed </text:p>
      <text:p text:style-name="P1"><text:s text:c="8"/>| <text:s text:c="24"/>(ret will hold the index of </text:p>
      <text:p text:style-name="P1"><text:s text:c="8"/>| <text:s text:c="25"/>the active file set-up )</text:p>
      <text:p text:style-name="P1"><text:s text:c="8"/>|</text:p>
      <text:p text:style-name="P1"><text:s text:c="8"/>+------&gt;ret = read() ----&gt;another </text:p>
      <text:p text:style-name="P1"><text:s text:c="34"/>kernel execution pathi+1/</text:p>
      <text:p text:style-name="P1"><text:s text:c="34"/>further </text:p>
      <text:p text:style-name="P1"><text:s text:c="34"/>call backs are</text:p>
      <text:p text:style-name="P1"><text:s text:c="34"/>processed</text:p>
      <text:p text:style-name="P1">------&gt;in the above illustrations, open() system call </text:p>
      <text:p text:style-name="P1"><text:s text:c="7"/>API is invoked, only once </text:p>
      <text:p text:style-name="P1">------&gt;however, read() system call API may be invoked</text:p>
      <text:p text:style-name="P1"><text:s text:c="7"/>multiple times, as per our requirements </text:p>
      <text:p text:style-name="P1"><text:soft-page-break/></text:p>
      <text:p text:style-name="P1"/>
      <text:p text:style-name="P1">----&gt;the exact details of call backs(system APis/methods) </text:p>
      <text:p text:style-name="P1"><text:s text:c="5"/>will differ from </text:p>
      <text:p text:style-name="P1"><text:s text:c="5"/>one kernel version to another , but the basics of</text:p>
      <text:p text:style-name="P1"><text:s text:c="5"/>frame-works will fairly be the same</text:p>
      <text:p text:style-name="P1"><text:s text:c="5"/>---&gt;one kernel version to another kernel version, </text:p>
      <text:p text:style-name="P1"><text:s text:c="9"/>there are possible changes, in frame-works - </text:p>
      <text:p text:style-name="P1"><text:s text:c="9"/>meaning, objects and system APIs can change, </text:p>
      <text:p text:style-name="P1"><text:s text:c="9"/>but basic features will remain the same </text:p>
      <text:p text:style-name="P1">---&gt;in the below illustrations, only key system APIs</text:p>
      <text:p text:style-name="P1"><text:s text:c="4"/>are highlighted</text:p>
      <text:p text:style-name="P1"/>
      <text:p text:style-name="P1"><text:s text:c="2"/>---&gt;let us understand the processing of this kernel </text:p>
      <text:p text:style-name="P1"><text:s text:c="6"/>execution pathi+1 / call backs of read() system call </text:p>
      <text:p text:style-name="P1"/>
      <text:p text:style-name="P1"><text:s text:c="5"/>--&gt;kepi+1---+</text:p>
      <text:p text:style-name="P1"><text:s text:c="17"/>|</text:p>
      <text:p text:style-name="P1"><text:s text:c="17"/>|</text:p>
      <text:p text:style-name="P1"><text:s text:c="17"/>+--&gt;SyS_read()---&gt;vfs_read()----&gt;proc_reg_read()</text:p>
      <text:p text:style-name="P1"><text:s text:c="53"/>| <text:s text:c="3"/></text:p>
      <text:p text:style-name="P1"><text:s text:c="53"/>+--&gt;seq_read()</text:p>
      <text:p text:style-name="P1"><text:s/></text:p>
      <text:p text:style-name="P1">----&gt;kepi+1 continues and uses more call backs.....</text:p>
      <text:p text:style-name="P1"><text:s text:c="2"/></text:p>
      <text:p text:style-name="P1"><text:s text:c="25"/>+---------&gt;xxx_start() call back <text:s/></text:p>
      <text:p text:style-name="P1"><text:s text:c="25"/>| <text:s text:c="9"/>will be processed </text:p>
      <text:p text:style-name="P1"><text:s text:c="25"/>| <text:s text:c="9"/>and returns back (only, once) </text:p>
      <text:p text:style-name="P1"><text:s text:c="25"/>| <text:s text:c="9"/>|</text:p>
      <text:p text:style-name="P1"><text:s/>kepi+1--&gt;seq_read()-----+ <text:s text:c="9"/>|</text:p>
      <text:p text:style-name="P1"><text:s text:c="2"/>| <text:s text:c="7"/>| <text:s/>^ <text:s/>| ^ <text:s text:c="15"/>| </text:p>
      <text:p text:style-name="P1"><text:s text:c="2"/>| <text:s text:c="7"/>| <text:s/>| <text:s/>| | <text:s text:c="15"/>|</text:p>
      <text:p text:style-name="P1"><text:s text:c="2"/>| <text:s text:c="7"/>| <text:s/>| <text:s/>| +----------------+ </text:p>
      <text:p text:style-name="P1"><text:s text:c="2"/>| <text:s text:c="7"/>| <text:s/>| <text:s/>|</text:p>
      <text:p text:style-name="P1"><text:s text:c="2"/>| <text:s text:c="7"/>| <text:s/>| <text:s/>+----------------------------&gt;xxx_show() call </text:p>
      <text:p text:style-name="P1"><text:s text:c="2"/>| <text:s text:c="7"/>| <text:s/>| <text:s text:c="31"/>will be processed</text:p>
      <text:p text:style-name="P1"><text:s text:c="2"/>| <text:s text:c="7"/>| <text:s/>+-------------------------------and returns back </text:p>
      <text:p text:style-name="P1"><text:s text:c="2"/>| <text:s text:c="3"/>^ <text:s text:c="2"/>|</text:p>
      <text:p text:style-name="P1"><text:soft-page-break/><text:s text:c="2"/>| <text:s text:c="3"/>| <text:s text:c="2"/>+--------------------------------&gt;xxx_next() call </text:p>
      <text:p text:style-name="P1"><text:s text:c="2"/>| <text:s text:c="3"/>| <text:s text:c="35"/>will be processed</text:p>
      <text:p text:style-name="P1"><text:s text:c="2"/>| <text:s text:c="3"/>+-------------------------------------and returns back </text:p>
      <text:p text:style-name="P1"><text:s text:c="2"/>| <text:s text:c="3"/>.....</text:p>
      <text:p text:style-name="P1"><text:s text:c="2"/>| <text:s text:c="3"/>....</text:p>
      <text:p text:style-name="P1"><text:s text:c="2"/>| <text:s text:c="2"/>...</text:p>
      <text:p text:style-name="P1"><text:s text:c="2"/>| <text:s text:c="2"/>xxx_show() and xxx_next() will be repeated several times...</text:p>
      <text:p text:style-name="P1"><text:s text:c="2"/>+--------------&gt;xxx_stop() (invoked only, once) </text:p>
      <text:p text:style-name="P1"><text:s/>| <text:s text:c="17"/>|</text:p>
      <text:p text:style-name="P1"><text:s/>+---returnback-----+ <text:s text:c="3"/></text:p>
      <text:p text:style-name="P1"/>
      <text:p text:style-name="P1">----&gt;again, refer to slide 54 of freehand_diagrams_26.07.2021.pdf</text:p>
      <text:p text:style-name="P1"/>
      <text:p text:style-name="P1">----&gt;based on all the above details, </text:p>
      <text:p text:style-name="P1"><text:s text:c="5"/>now understand the following discussions </text:p>
      <text:p text:style-name="P1"><text:s text:c="5"/>and connect :</text:p>
      <text:p text:style-name="P1">-----&gt;now, keep referring to proc_seq_example1.c and</text:p>
      <text:p text:style-name="P1"><text:s text:c="6"/>connect the details - we will test several other</text:p>
      <text:p text:style-name="P1"><text:s text:c="6"/>scenarios to consolidate our <text:s/>understandings </text:p>
      <text:p text:style-name="P1"><text:s text:c="3"/></text:p>
      <text:p text:style-name="P1"/>
      <text:p text:style-name="P1"/>
      <text:p text:style-name="P1">---&gt;xxx_start() call back will be executed once, for</text:p>
      <text:p text:style-name="P1"><text:s text:c="4"/>each seq_read() invokation, in a read() system call's</text:p>
      <text:p text:style-name="P1"><text:s text:c="4"/>KEP <text:s/>- based on frame-works <text:s text:c="49"/></text:p>
      <text:p text:style-name="P1">---&gt;however, xxx_show() and xxx_next() will be repeatedly</text:p>
      <text:p text:style-name="P1"><text:s text:c="4"/>invoked/processed, in a single, seq_read() invokation of</text:p>
      <text:p text:style-name="P1"><text:s text:c="4"/>a read() system call's kep <text:s/>- again, </text:p>
      <text:p text:style-name="P1"><text:s text:c="4"/>due to frame-works </text:p>
      <text:p text:style-name="P1"><text:s/></text:p>
      <text:p text:style-name="P1">---&gt;after all the required processing/execution of </text:p>
      <text:p text:style-name="P1"><text:s text:c="4"/>call backs, a single, seq_read() will invoke xxx_stop() </text:p>
      <text:p text:style-name="P1"><text:s text:c="4"/>only, once and complete its processing - eventually, the </text:p>
      <text:p text:style-name="P1"><text:s text:c="4"/>kernel execution path of read() system call </text:p>
      <text:p text:style-name="P1"><text:s text:c="4"/>will complete, at the end of all the above.... <text:s text:c="2"/></text:p>
      <text:p text:style-name="P1"/>
      <text:p text:style-name="P1">----&gt;based on all the above discussions, read()</text:p>
      <text:p text:style-name="P1"><text:soft-page-break/><text:s text:c="5"/>system call API invokes its service routine(is </text:p>
      <text:p text:style-name="P1"><text:s text:c="5"/>also call back), </text:p>
      <text:p text:style-name="P1"><text:s text:c="5"/>which invokes further call backs and eventually, </text:p>
      <text:p text:style-name="P1"><text:s text:c="5"/>seq_read() call back is invoked </text:p>
      <text:p text:style-name="P1"/>
      <text:p text:style-name="P1">----&gt;following discussions are on call backs </text:p>
      <text:p text:style-name="P1"><text:s text:c="5"/>invoked, by seq_read() - xxx_start(), xxx_show(), </text:p>
      <text:p text:style-name="P1"><text:s text:c="5"/>xxx_next(), and xxx_stop() are very well </text:p>
      <text:p text:style-name="P1"><text:s text:c="5"/>described </text:p>
      <text:p text:style-name="P1"/>
      <text:p text:style-name="P1"><text:s text:c="6"/>- typically, xxx_start() call back is </text:p>
      <text:p text:style-name="P1"><text:s text:c="8"/>invoked once by a seq_read() method, </text:p>
      <text:p text:style-name="P1"><text:s text:c="8"/>when read() is invoked - xxx_start()</text:p>
      <text:p text:style-name="P1"><text:s text:c="8"/>is the first call back invoked by </text:p>
      <text:p text:style-name="P1"><text:s text:c="8"/>seq_read() - this is invoked only, once, </text:p>
      <text:p text:style-name="P1"><text:s text:c="8"/>by a seq_read() call</text:p>
      <text:p text:style-name="P1">----&gt;refer to xxx_start(), in proc_seq_example1.c </text:p>
      <text:p text:style-name="P1"><text:s text:c="5"/>and continue reading......</text:p>
      <text:p text:style-name="P1"><text:s text:c="2"/></text:p>
      <text:p text:style-name="P1"/>
      <text:p text:style-name="P1"><text:s text:c="6"/>- xxx_start(p1, p2) , where p1 is pointer</text:p>
      <text:p text:style-name="P1"><text:s text:c="8"/>to struct seq_file{} object("9"), in an</text:p>
      <text:p text:style-name="P1"><text:s text:c="8"/>active file <text:s/>- p2 </text:p>
      <text:p text:style-name="P1"><text:s text:c="8"/>is a pointer to a variable, which </text:p>
      <text:p text:style-name="P1"><text:s text:c="8"/>contains an offset/index, in "9" - this </text:p>
      <text:p text:style-name="P1"><text:s text:c="8"/>index value will represent a position of </text:p>
      <text:p text:style-name="P1"><text:s text:c="8"/>a system object, in a system-list -</text:p>
      <text:p text:style-name="P1"><text:s text:c="8"/>we will understand</text:p>
      <text:p text:style-name="P1"><text:s text:c="8"/>this field, in the following discussions</text:p>
      <text:p text:style-name="P1"/>
      <text:p text:style-name="P1"/>
      <text:p text:style-name="P1"><text:s text:c="2"/>---&gt;refer to proc_seq_example1.c and also </text:p>
      <text:p text:style-name="P1"><text:s text:c="6"/>follow the source code comments </text:p>
      <text:p text:style-name="P1">-----&gt;objectives of using a procfs file <text:s text:c="6"/></text:p>
      <text:p text:style-name="P1"><text:s text:c="6"/>- typically, "a procfs file instance" is used to </text:p>
      <text:p text:style-name="P1"><text:s text:c="8"/>"export/provide system data stored", in "a</text:p>
      <text:p text:style-name="P1"><text:s text:c="8"/>set of system objects", in "a system list </text:p>
      <text:p text:style-name="P1"><text:s text:c="8"/>of a kernel module" - in this case, </text:p>
      <text:p text:style-name="P1"><text:s text:c="8"/>proc_seq_example1.c is the kernel </text:p>
      <text:p text:style-name="P1"><text:s text:c="8"/>module - <text:s/>in this case, system-list is </text:p>
      <text:p text:style-name="P1"><text:s text:c="8"/>maintained, by proc_seq_example1.c - </text:p>
      <text:p text:style-name="P1"><text:s text:c="8"/>this system-list maintains a set of dummy</text:p>
      <text:p text:style-name="P1"><text:s text:c="8"/>, system objects and data - </text:p>
      <text:p text:style-name="P1"><text:s text:c="8"/>in the case of parameters</text:p>
      <text:p text:style-name="P1"><text:s text:c="8"/>passed to xxx_start or other call backs, </text:p>
      <text:p text:style-name="P1"><text:soft-page-break/><text:s text:c="8"/>the <text:s/>offset/</text:p>
      <text:p text:style-name="P1"><text:s text:c="8"/>index parameter, that denotes the </text:p>
      <text:p text:style-name="P1"><text:s text:c="8"/>index of a system-object, in a specific </text:p>
      <text:p text:style-name="P1"><text:s text:c="8"/>system data-list of a kernel module - </text:p>
      <text:p text:style-name="P1"><text:s text:c="8"/>in our case, <text:s/>proc_seq_example1.c, we are</text:p>
      <text:p text:style-name="P1"><text:s text:c="8"/>using a dummy system-list and a set of</text:p>
      <text:p text:style-name="P1"><text:s text:c="8"/>dummy system data-objects, containing </text:p>
      <text:p text:style-name="P1"><text:s text:c="8"/>dummy data, but all the</text:p>
      <text:p text:style-name="P1"><text:s text:c="8"/>basic principles of procfs/sequence-file</text:p>
      <text:p text:style-name="P1"><text:s text:c="8"/>call backs and </text:p>
      <text:p text:style-name="P1"><text:s text:c="8"/>rules apply - index 0 means, the first </text:p>
      <text:p text:style-name="P1"><text:s text:c="8"/>element, in the dummy list(or some </text:p>
      <text:p text:style-name="P1"><text:s text:c="8"/>system-list) of a kernel module - the index </text:p>
      <text:p text:style-name="P1"><text:s text:c="8"/>value passed to the xxx_start() will </text:p>
      <text:p text:style-name="P1"><text:s text:c="8"/>change, according to the calling context's</text:p>
      <text:p text:style-name="P1"><text:s text:c="8"/>scenario - for instance, if this kep is part </text:p>
      <text:p text:style-name="P1"><text:s text:c="8"/>of the first read() system call, it will a </text:p>
      <text:p text:style-name="P1"><text:s text:c="8"/>scenario - if this kep is part of </text:p>
      <text:p text:style-name="P1"><text:s text:c="8"/>a 3rd instance of <text:s/>read() system call, in an </text:p>
      <text:p text:style-name="P1"><text:s text:c="8"/>application, it will be another scenario - <text:s text:c="4"/></text:p>
      <text:p text:style-name="P1">-----&gt;we will see more scenarios below ?? </text:p>
      <text:p text:style-name="P1"/>
      <text:p text:style-name="P1">----&gt;you can refer to pc_drv.c, or other code </text:p>
      <text:p text:style-name="P1"><text:s text:c="5"/>samples, for more realistic system objects/</text:p>
      <text:p text:style-name="P1"><text:s text:c="5"/>system lists/system data - device list, </text:p>
      <text:p text:style-name="P1"><text:s text:c="5"/>which maintains a list of private </text:p>
      <text:p text:style-name="P1"><text:s text:c="5"/>device objects of several device instances</text:p>
      <text:p text:style-name="P1">-----&gt;let us briefly refer to pc_drv.c ??</text:p>
      <text:p text:style-name="P1"><text:s text:c="6"/>---&gt;this provides another scenario, for</text:p>
      <text:p text:style-name="P1"><text:s text:c="10"/>using procfs + sequence file frame-works, </text:p>
      <text:p text:style-name="P1"><text:s text:c="10"/>along with other frame-works</text:p>
      <text:p text:style-name="P1"><text:s text:c="5"/>----&gt;compare proc_seq_example1.c and pc_drv.c </text:p>
      <text:p text:style-name="P1"><text:s text:c="10"/>, and understand the similaries and </text:p>
      <text:p text:style-name="P1"><text:s text:c="10"/>differences ... </text:p>
      <text:p text:style-name="P1"><text:s/></text:p>
      <text:p text:style-name="P1">----&gt;we will also look into other code samples, </text:p>
      <text:p text:style-name="P1"><text:s text:c="5"/>after completing these discussions ??</text:p>
      <text:p text:style-name="P1"><text:s text:c="5"/></text:p>
      <text:p text:style-name="P1">---&gt;based on the above frame-works, xxx_start() </text:p>
      <text:p text:style-name="P1"><text:s text:c="4"/>is invoked only once, for each seq_read() </text:p>
      <text:p text:style-name="P1"><text:s text:c="4"/>call invokation, in a kernel execution </text:p>
      <text:p text:style-name="P1"><text:s text:c="4"/>path of read() system call API <text:s/></text:p>
      <text:p text:style-name="P1"><text:s text:c="6"/>- in most cases, when xxx_start(p1, p2) is invoked</text:p>
      <text:p text:style-name="P1"><text:s text:c="8"/>,during seq_read() call, the index/offset </text:p>
      <text:p text:style-name="P1"><text:s text:c="8"/>value is set to 0, in p2 - there are other cases, </text:p>
      <text:p text:style-name="P1"><text:soft-page-break/><text:s text:c="8"/>where it can be non-zero, in other </text:p>
      <text:p text:style-name="P1"><text:s text:c="8"/>scenarios <text:s/>- it does not </text:p>
      <text:p text:style-name="P1"><text:s text:c="8"/>matter, as the xxx_start will do appropriate</text:p>
      <text:p text:style-name="P1"><text:s text:c="8"/>job, as per the index value passed <text:s/></text:p>
      <text:p text:style-name="P1"><text:s text:c="8"/>--&gt;0 means, access the first element/</text:p>
      <text:p text:style-name="P1"><text:s text:c="11"/>system-object </text:p>
      <text:p text:style-name="P1"><text:s text:c="11"/>of our kernel module's systemi-list of </text:p>
      <text:p text:style-name="P1"><text:s text:c="11"/>system data-objects - return pointer to</text:p>
      <text:p text:style-name="P1"><text:s text:c="11"/>the first system-object, in a specific </text:p>
      <text:p text:style-name="P1"><text:s text:c="11"/>modulei's <text:s/>system-list</text:p>
      <text:p text:style-name="P1"><text:s/></text:p>
      <text:p text:style-name="P1"/>
      <text:p text:style-name="P1"><text:s text:c="8"/>---&gt;if non-zero value is passed to p2, </text:p>
      <text:p text:style-name="P1"><text:s text:c="12"/>accordingly access</text:p>
      <text:p text:style-name="P1"><text:s text:c="12"/>the system data/system list of the </text:p>
      <text:p text:style-name="P1"><text:s text:c="12"/>kernel modulei, and return pointer to </text:p>
      <text:p text:style-name="P1"><text:s text:c="12"/>appropriate system-data </text:p>
      <text:p text:style-name="P1">-----&gt;you will come across different scenarios, </text:p>
      <text:p text:style-name="P1"><text:s text:c="6"/>during practicals <text:s/>??</text:p>
      <text:p text:style-name="P1"><text:s text:c="7"/></text:p>
      <text:p text:style-name="P1">----&gt;refer to code and come back ??</text:p>
      <text:p text:style-name="P1"><text:s text:c="5"/>- whenever xxx_start(p1,p2) is invoked, </text:p>
      <text:p text:style-name="P1"><text:s text:c="7"/>based on p2/index and the appropriate system data <text:s/></text:p>
      <text:p text:style-name="P1"><text:s text:c="7"/>list, <text:s text:c="2"/>ptr to a system object of this </text:p>
      <text:p text:style-name="P1"><text:s text:c="7"/>system list is returned to seq_read()</text:p>
      <text:p text:style-name="P1">---&gt;refer to proc_seq_example1.c and connect, with </text:p>
      <text:p text:style-name="P1"><text:s text:c="4"/>code and comments <text:s/></text:p>
      <text:p text:style-name="P1"><text:s text:c="7"/>--&gt;if there is no such system object, in the</text:p>
      <text:p text:style-name="P1"><text:s text:c="10"/>system list of our kernel modulei, NULL must</text:p>
      <text:p text:style-name="P1"><text:s text:c="10"/>be returned, </text:p>
      <text:p text:style-name="P1"><text:s text:c="10"/>in xxx_start() - these are the frame-works'</text:p>
      <text:p text:style-name="P1"><text:s text:c="10"/>rules, <text:s/></text:p>
      <text:p text:style-name="P1"><text:s text:c="10"/>but solving our kernel modulei's requirements <text:s/></text:p>
      <text:p text:style-name="P1"><text:s text:c="7"/>--&gt;xxx_start() will be very specific </text:p>
      <text:p text:style-name="P1"><text:s text:c="10"/>to our kernel module/system list,but </text:p>
      <text:p text:style-name="P1"><text:s text:c="10"/>follows rules of the frame-works <text:s text:c="2"/></text:p>
      <text:p text:style-name="P1"><text:s text:c="12"/>---&gt;in the case of proc_seq_example1.c, </text:p>
      <text:p text:style-name="P1"><text:s text:c="16"/>we are using dummy objects/list </text:p>
      <text:p text:style-name="P1"><text:s text:c="13"/>--&gt;however, such a system list can be </text:p>
      <text:p text:style-name="P1"><text:s text:c="16"/>a process/pd list,in "another scenario" </text:p>
      <text:p text:style-name="P1"><text:s text:c="13"/>--&gt;in addition, such a system list can be </text:p>
      <text:p text:style-name="P1"><text:s text:c="16"/>a system/private device object list, </text:p>
      <text:p text:style-name="P1"><text:s text:c="16"/>in "another scenario" </text:p>
      <text:p text:style-name="P1"><text:s text:c="13"/>--&gt;in addition, such a list can be another </text:p>
      <text:p text:style-name="P1"><text:s text:c="16"/>form of object list, in "another <text:soft-page-break/>scenario" - </text:p>
      <text:p text:style-name="P1"><text:s text:c="16"/>it could </text:p>
      <text:p text:style-name="P1"><text:s text:c="16"/>be a system/private driver list, in </text:p>
      <text:p text:style-name="P1"><text:s text:c="16"/>"another scenario" <text:s/></text:p>
      <text:p text:style-name="P1">---&gt;many of these system objects will be discussed, </text:p>
      <text:p text:style-name="P1"><text:s text:c="4"/>in embedded contexts, as well <text:s text:c="8"/></text:p>
      <text:p text:style-name="P1">----&gt;however, the frame-works' rules remain the same</text:p>
      <text:p text:style-name="P1"/>
      <text:p text:style-name="P1">----&gt;refer to slide 54 of freehand_diagrams_26.07.2021.pdf </text:p>
      <text:p text:style-name="P1"/>
      <text:p text:style-name="P1">-----&gt;assuming, that we have understood all the </text:p>
      <text:p text:style-name="P1"><text:s text:c="6"/>above details, now , we are moving on </text:p>
      <text:p text:style-name="P1"><text:s text:c="6"/>to xxx_show() ?? that is a kep flow, as per</text:p>
      <text:p text:style-name="P1"><text:s text:c="6"/>frame-work </text:p>
      <text:p text:style-name="P1"><text:s text:c="6"/>- after xxx_start() returns back to </text:p>
      <text:p text:style-name="P1"><text:s text:c="8"/>seq_read(), xxx_show() is invoked, by </text:p>
      <text:p text:style-name="P1"><text:s text:c="8"/>seq_read() </text:p>
      <text:p text:style-name="P1"><text:s text:c="6"/>- so, seq_read() will invoke xxx_show()</text:p>
      <text:p text:style-name="P1"><text:s text:c="8"/>, if a non-NULL pointer is returned by </text:p>
      <text:p text:style-name="P1"><text:s text:c="8"/>xxx_start() ---&gt;rules of the frame-works</text:p>
      <text:p text:style-name="P1">----&gt;refer to free-hand diagrams /slides 54--- </text:p>
      <text:p text:style-name="P1"/>
      <text:p text:style-name="P1">------&gt;also, refer to proc_seq_example1.c ...</text:p>
      <text:p text:style-name="P1"/>
      <text:p text:style-name="P1">---&gt;if xxx_start() returns NULL, xxx_show will </text:p>
      <text:p text:style-name="P1"><text:s text:c="4"/>not be invoked - instead, xxx_stop() will be</text:p>
      <text:p text:style-name="P1"><text:s text:c="4"/>invoked - this is part of the </text:p>
      <text:p text:style-name="P1"><text:s text:c="4"/>rules of the frame-works </text:p>
      <text:p text:style-name="P1"/>
      <text:p text:style-name="P1"><text:s text:c="6"/>- in the case of xxx_show(), we must </text:p>
      <text:p text:style-name="P1"><text:s text:c="8"/>do the following - this call back is</text:p>
      <text:p text:style-name="P1"><text:s text:c="8"/>also specific to our kernel module/</text:p>
      <text:p text:style-name="P1"><text:s text:c="8"/>system data/list</text:p>
      <text:p text:style-name="P1"><text:s text:c="2"/>----&gt;following actions are taken, in xxx_show() </text:p>
      <text:p text:style-name="P1"><text:s text:c="9"/>--&gt;using certain system APIs of seq file</text:p>
      <text:p text:style-name="P1"><text:s text:c="12"/>layer, copy data from a system </text:p>
      <text:p text:style-name="P1"><text:s text:c="12"/>object returned, by xxx_start,</text:p>
      <text:p text:style-name="P1"><text:s text:c="12"/>into a kernel buffer of </text:p>
      <text:p text:style-name="P1"><text:s text:c="12"/>struct seq_file{}("9") object </text:p>
      <text:p text:style-name="P1"><text:s text:c="9"/>--&gt;xxx_show ensures, that we have copied </text:p>
      <text:p text:style-name="P1"><text:s text:c="12"/>certain requested data of a system object into </text:p>
      <text:p text:style-name="P1"><text:s text:c="12"/>the seq file layer's kernel buffer of </text:p>
      <text:p text:style-name="P1"><text:s text:c="12"/>"9"</text:p>
      <text:p text:style-name="P1"><text:soft-page-break/><text:s text:c="9"/>--&gt;this data will be further copied</text:p>
      <text:p text:style-name="P1"><text:s text:c="12"/>from the seq layer's kernel buffer,</text:p>
      <text:p text:style-name="P1"><text:s text:c="12"/>into an user-space</text:p>
      <text:p text:style-name="P1"><text:s text:c="12"/>buffer passed, by a kep of read() system </text:p>
      <text:p text:style-name="P1"><text:s text:c="12"/>call API - this is when the job is done ??</text:p>
      <text:p text:style-name="P1"><text:s text:c="9"/>--&gt;refer to the code sample(s) </text:p>
      <text:p text:style-name="P1"/>
      <text:p text:style-name="P1"><text:s text:c="9"/>--&gt;for xxx_show(p1,p2), p1 is <text:s text:c="2"/></text:p>
      <text:p text:style-name="P1"><text:s text:c="12"/>pointer to struct seq_file{}("9")</text:p>
      <text:p text:style-name="P1"><text:s text:c="12"/>and p2 is ptr. to a system object </text:p>
      <text:p text:style-name="P1"><text:s text:c="12"/>returned, by xxx_start()( in another</text:p>
      <text:p text:style-name="P1"><text:s text:c="12"/>scenario, xxx_next() provides pointer</text:p>
      <text:p text:style-name="P1"><text:s text:c="12"/>to a system object) <text:s/></text:p>
      <text:p text:style-name="P1"><text:s text:c="12"/>- p2 is the currently </text:p>
      <text:p text:style-name="P1"><text:s text:c="12"/>navigated system object, in the </text:p>
      <text:p text:style-name="P1"><text:s text:c="12"/>system list of this kernel module -</text:p>
      <text:p text:style-name="P1"><text:s text:c="12"/>seq_read() will again pass parameters</text:p>
      <text:p text:style-name="P1"><text:s text:c="12"/>too seq_show() - <text:s/></text:p>
      <text:p text:style-name="P1"><text:s text:c="12"/>initially, when seq_read()</text:p>
      <text:p text:style-name="P1"><text:s text:c="12"/>is invoked, xxx_start() will return </text:p>
      <text:p text:style-name="P1"><text:s text:c="12"/>ptr to an object, which will be </text:p>
      <text:p text:style-name="P1"><text:s text:c="12"/>passed to xxx_show(), but for </text:p>
      <text:p text:style-name="P1"><text:s text:c="12"/>further processing, p2 is returned, </text:p>
      <text:p text:style-name="P1"><text:s text:c="12"/>by xxx_next() to seq_read() </text:p>
      <text:p text:style-name="P1"><text:s text:c="12"/>- all these are part of the</text:p>
      <text:p text:style-name="P1"><text:s text:c="14"/>design/frame-work</text:p>
      <text:p text:style-name="P1">---&gt;if we refer to the free-hand diagrams/slide 54</text:p>
      <text:p text:style-name="P1"><text:s text:c="4"/>of frame-works, </text:p>
      <text:p text:style-name="P1"><text:s text:c="4"/>seq_read() invokes xxx_start() once </text:p>
      <text:p text:style-name="P1">----&gt;seq_read() invokes xxx_show() several times</text:p>
      <text:p text:style-name="P1">----&gt;as part of the seq_read() processing, </text:p>
      <text:p text:style-name="P1"><text:s text:c="5"/>xxx_next() is invoked once, </text:p>
      <text:p text:style-name="P1"><text:s text:c="5"/>before each xxx_show and repeated, several times </text:p>
      <text:p text:style-name="P1"><text:s/></text:p>
      <text:p text:style-name="P1">---&gt;in the above set-up, what happens, after the following :</text:p>
      <text:p text:style-name="P1">---&gt;refer to slide 54 of freehand_diagrams_26.07.2021.pdf</text:p>
      <text:p text:style-name="P1"><text:s text:c="4"/>----&gt;read() system call instancei ----&gt; <text:s/>kepi </text:p>
      <text:p text:style-name="P1"><text:s text:c="4"/>----&gt;kepi ----&gt; seq_read()i ----&gt; xxx_start()i</text:p>
      <text:p text:style-name="P1"><text:s text:c="4"/>----&gt;kepi ----&gt; seq_read()i ----&gt; xxx_show()j </text:p>
      <text:p text:style-name="P1">----&gt;what is the actual job of the above processing </text:p>
      <text:p text:style-name="P1"><text:s text:c="5"/>of call backs ??</text:p>
      <text:p text:style-name="P1"><text:s text:c="5"/>---&gt;ideally, data from a system-object is </text:p>
      <text:p text:style-name="P1"><text:s text:c="9"/>copied into a kernel-buffer of sequence file layer</text:p>
      <text:p text:style-name="P1"><text:soft-page-break/></text:p>
      <text:p text:style-name="P1"/>
      <text:p text:style-name="P1"><text:s text:c="9"/>--&gt;next, we will be understanding the </text:p>
      <text:p text:style-name="P1"><text:s text:c="12"/>utility of xxx_next() call back - whenever, </text:p>
      <text:p text:style-name="P1"><text:s text:c="12"/>seq_read() is invoked, it will </text:p>
      <text:p text:style-name="P1"><text:s text:c="12"/>invoke xxx_start() once followed by </text:p>
      <text:p text:style-name="P1"><text:s text:c="12"/>xxx_show() to copy the first, system-object's <text:s/></text:p>
      <text:p text:style-name="P1"><text:s text:c="12"/>data <text:s/>- </text:p>
      <text:p text:style-name="P1"><text:s text:c="12"/>if the requested data from the </text:p>
      <text:p text:style-name="P1"><text:s text:c="12"/>read() system call API is more, </text:p>
      <text:p text:style-name="P1"><text:s text:c="12"/>than the copied data, by the first</text:p>
      <text:p text:style-name="P1"><text:s text:c="12"/>xxx_show()(from a system object of</text:p>
      <text:p text:style-name="P1"><text:s text:c="12"/>this kernel module), </text:p>
      <text:p text:style-name="P1"><text:s text:c="12"/>seq_read() will invoke xxx_next()(to </text:p>
      <text:p text:style-name="P1"><text:s text:c="12"/>navigate the list of</text:p>
      <text:p text:style-name="P1"><text:s text:c="12"/>system objects) </text:p>
      <text:p text:style-name="P1"><text:s text:c="12"/>and </text:p>
      <text:p text:style-name="P1"><text:s text:c="12"/>xxx_show, as many times, for copying </text:p>
      <text:p text:style-name="P1"><text:s text:c="12"/>more data from more system-objects of </text:p>
      <text:p text:style-name="P1"><text:s text:c="12"/>the system-list</text:p>
      <text:p text:style-name="P1"><text:s text:c="12"/>--&gt;visualize the following scenario:</text:p>
      <text:p text:style-name="P1">---&gt;let us assume, that p3 is a large request size </text:p>
      <text:p text:style-name="P1"><text:s text:c="2"/>active applicationi-----&gt;read(p1, p2, p3)</text:p>
      <text:p text:style-name="P1"><text:s text:c="28"/>-----&gt;.some call back....</text:p>
      <text:p text:style-name="P1"><text:s text:c="32"/>------&gt;</text:p>
      <text:p text:style-name="P1"><text:s text:c="37"/>..some other call back......</text:p>
      <text:p text:style-name="P1"><text:s text:c="32"/>-------&gt;</text:p>
      <text:p text:style-name="P1"><text:s text:c="36"/>seq_read(); </text:p>
      <text:p text:style-name="P1"><text:s text:c="41"/>--&gt;xxx_start()</text:p>
      <text:p text:style-name="P1"><text:s text:c="40"/>---&gt;xxx_show()</text:p>
      <text:p text:style-name="P1"><text:s text:c="40"/>-----&gt;xxx_next()</text:p>
      <text:p text:style-name="P1"><text:s text:c="41"/>-----&gt;xxx_show()</text:p>
      <text:p text:style-name="P1"><text:s text:c="36"/>...</text:p>
      <text:p text:style-name="P1"><text:s text:c="36"/>...</text:p>
      <text:p text:style-name="P1"><text:s text:c="36"/>---&gt;xxx_next()</text:p>
      <text:p text:style-name="P1"><text:s text:c="36"/>---&gt;xxx_show()</text:p>
      <text:p text:style-name="P1"><text:s text:c="36"/>---&gt;xxx_next()</text:p>
      <text:p text:style-name="P1"><text:s text:c="36"/>---&gt;xxx_show()</text:p>
      <text:p text:style-name="P1"><text:s text:c="36"/>... </text:p>
      <text:p text:style-name="P1"><text:s text:c="36"/>---&gt;xxx_next()</text:p>
      <text:p text:style-name="P1"><text:s text:c="36"/>---&gt;xxx_show()</text:p>
      <text:p text:style-name="P1"><text:s text:c="36"/>---&gt;xxx_next()</text:p>
      <text:p text:style-name="P1"><text:s text:c="32"/>---&gt; xxx_stop() </text:p>
      <text:p text:style-name="P1"><text:s text:c="20"/>--&gt;the current seq_read() returns</text:p>
      <text:p text:style-name="P1"><text:soft-page-break/><text:s text:c="19"/>-------&gt;</text:p>
      <text:p text:style-name="P1"><text:s text:c="18"/>.........</text:p>
      <text:p text:style-name="P1"><text:s text:c="10"/>----&gt;eventually, read system call returns </text:p>
      <text:p text:style-name="P1"/>
      <text:p text:style-name="P1">-----&gt;let us refer to the code sample again </text:p>
      <text:p text:style-name="P1"><text:s text:c="7"/>----&gt;proc_seq_example1.c and </text:p>
      <text:p text:style-name="P1"><text:s text:c="13"/>pc_drv.c ....</text:p>
      <text:p text:style-name="P1"/>
      <text:p text:style-name="P1"><text:s text:c="7"/>--&gt;why is xxx_next() invoked several times by </text:p>
      <text:p text:style-name="P1"><text:s text:c="10"/>seq_read(), as needed ?? </text:p>
      <text:p text:style-name="P1"><text:s text:c="10"/>--&gt;when there is requirement for more</text:p>
      <text:p text:style-name="P1"><text:s text:c="13"/>data from more system objects of </text:p>
      <text:p text:style-name="P1"><text:s text:c="13"/>our system list of custom module,</text:p>
      <text:p text:style-name="P1"><text:s text:c="13"/>xxx_next(p1,p2,p3) will be </text:p>
      <text:p text:style-name="P1"><text:s text:c="13"/>invoked, by seq_read() <text:s/></text:p>
      <text:p text:style-name="P1"><text:s text:c="10"/>--&gt;where p1 is "9" - p2 will </text:p>
      <text:p text:style-name="P1"><text:s text:c="13"/>be a ptr to a system object </text:p>
      <text:p text:style-name="P1"><text:s text:c="13"/>currently navigated , by seq_read() </text:p>
      <text:p text:style-name="P1"><text:s text:c="10"/>---&gt;based on these two parameters, </text:p>
      <text:p text:style-name="P1"><text:s text:c="14"/>xxx_next() must return the </text:p>
      <text:p text:style-name="P1"><text:s text:c="14"/>ptr to a system object, which </text:p>
      <text:p text:style-name="P1"><text:s text:c="14"/>is next to p2, in the system list of</text:p>
      <text:p text:style-name="P1"><text:s text:c="14"/>the kernel modulei </text:p>
      <text:p text:style-name="P1">----&gt;refer to the code once and come back ?? <text:s/></text:p>
      <text:p text:style-name="P1"><text:s text:c="10"/>---&gt;if there are no more elements</text:p>
      <text:p text:style-name="P1"><text:s text:c="14"/>after p2, in the system list , </text:p>
      <text:p text:style-name="P1"><text:s text:c="14"/>NULL must be returned <text:s text:c="3"/></text:p>
      <text:p text:style-name="P1"><text:s text:c="10"/>---&gt;in addition, (*p3)++ is done </text:p>
      <text:p text:style-name="P1"><text:s text:c="14"/>to increment the current </text:p>
      <text:p text:style-name="P1"><text:s text:c="14"/>index value/position value of</text:p>
      <text:p text:style-name="P1"><text:s text:c="14"/>system objects, in "9" - for this active </text:p>
      <text:p text:style-name="P1"><text:s text:c="14"/>procfs file - this must be done</text:p>
      <text:p text:style-name="P1"><text:s text:c="14"/>explicitly, in the code of </text:p>
      <text:p text:style-name="P1"><text:s text:c="14"/>xxx_next() <text:s text:c="2"/></text:p>
      <text:p text:style-name="P1"><text:s text:c="9"/>-&gt;the above iterations are repeated</text:p>
      <text:p text:style-name="P1"><text:s text:c="11"/>, as per the requirements of </text:p>
      <text:p text:style-name="P1"><text:s text:c="11"/>read()/seq_read(), in a given context </text:p>
      <text:p text:style-name="P1"><text:s text:c="8"/></text:p>
      <text:p text:style-name="P1">----&gt;refer to slide 54 of freehand_diagrams_26.07.2021.pdf</text:p>
      <text:p text:style-name="P1"/>
      <text:p text:style-name="P1"/>
      <text:p text:style-name="P1">---&gt;resume from here on 11.08.2021....at <text:s/>8 am</text:p>
      <text:p text:style-name="P1"><text:s/></text:p>
      <text:p text:style-name="P1"><text:s text:c="5"/>-&gt;assuming seq_read() has completed </text:p>
      <text:p text:style-name="P1"><text:soft-page-break/><text:s text:c="11"/>copying its requested data, it will </text:p>
      <text:p text:style-name="P1"><text:s text:c="11"/>invoke xxx_stop() only, once, at the </text:p>
      <text:p text:style-name="P1"><text:s text:c="11"/>end of the above iterations </text:p>
      <text:p text:style-name="P1"><text:s text:c="4"/></text:p>
      <text:p text:style-name="P1"><text:s text:c="7"/>-&gt;normally, xxx_stop() can be a </text:p>
      <text:p text:style-name="P1"><text:s text:c="11"/>dummy call back, doing nothing - however, it can </text:p>
      <text:p text:style-name="P1"><text:s text:c="11"/>be used to clean-up any resources allocated</text:p>
      <text:p text:style-name="P1"><text:s text:c="11"/>,in xxx_start() - it is a destructor/</text:p>
      <text:p text:style-name="P1"><text:s text:c="11"/>shutdown method/call back</text:p>
      <text:p text:style-name="P1"><text:s text:c="11"/>---&gt;in our case, xxx_stop() is a dummy </text:p>
      <text:p text:style-name="P1"><text:s text:c="15"/>call, but you may modify, if needed</text:p>
      <text:p text:style-name="P1"><text:s text:c="11"/>---&gt;in our case, xxx_start() does not </text:p>
      <text:p text:style-name="P1"><text:s text:c="15"/>allocate any resources, so xxx_stop </text:p>
      <text:p text:style-name="P1"><text:s text:c="15"/>does not free any resources...</text:p>
      <text:p text:style-name="P1"><text:s/></text:p>
      <text:p text:style-name="P1"/>
      <text:p text:style-name="P1">-----&gt;based on all the above descriptions, code samples, </text:p>
      <text:p text:style-name="P1"><text:s text:c="5"/>and free-hand diagrams/slides 44-54 ??</text:p>
      <text:p text:style-name="P1"><text:s text:c="5"/>, are you able to connect </text:p>
      <text:p text:style-name="P1"><text:s text:c="5"/>most of the details ??</text:p>
      <text:p text:style-name="P1"/>
      <text:p text:style-name="P1"/>
      <text:p text:style-name="P1">-----&gt;let us understand kernel tracing of call backs, </text:p>
      <text:p text:style-name="P1"><text:s text:c="6"/>using certain techniques</text:p>
      <text:p text:style-name="P1"/>
      <text:p text:style-name="P1"><text:s text:c="4"/>----&gt;refer to ftrace_updated.txt</text:p>
      <text:p text:style-name="P1"><text:s text:c="9"/>---&gt;this is provide by core developers and</text:p>
      <text:p text:style-name="P1"><text:s text:c="13"/>recommended</text:p>
      <text:p text:style-name="P1"><text:s text:c="10"/>---&gt;at the end of this document, there</text:p>
      <text:p text:style-name="P1"><text:s text:c="14"/>are specific commands and comments, </text:p>
      <text:p text:style-name="P1"><text:s text:c="14"/>for our requirements </text:p>
      <text:p text:style-name="P1"/>
      <text:p text:style-name="P1"><text:s text:c="9"/>----&gt;let us review the details and use</text:p>
      <text:p text:style-name="P1"><text:s text:c="14"/>this set-up, for scenarios/testing ??</text:p>
      <text:p text:style-name="P1"/>
      <text:p text:style-name="P1"><text:s text:c="8"/>----&gt;refer to line nos...2891...onwards..</text:p>
      <text:p text:style-name="P1"><text:s text:c="13"/>---&gt;read and take the procedures </text:p>
      <text:p text:style-name="P1"><text:s text:c="17"/>from the above document</text:p>
      <text:p text:style-name="P1"><text:s text:c="13"/>---&gt;for any specific details, refer to the</text:p>
      <text:p text:style-name="P1"><text:s text:c="17"/>above document </text:p>
      <text:p text:style-name="P1"/>
      <text:p text:style-name="P1"><text:s/></text:p>
      <text:p text:style-name="P1">----&gt;based on these techniques, we will understand</text:p>
      <text:p text:style-name="P1"><text:s text:c="5"/>different scenarios, using proc_seq_example1.c and</text:p>
      <text:p text:style-name="P1"><text:soft-page-break/><text:s text:c="5"/>proc_seq_test.c ??</text:p>
      <text:p text:style-name="P1"/>
      <text:p text:style-name="P1">----&gt;scenario1 :</text:p>
      <text:p text:style-name="P1"><text:s text:c="6"/>---&gt;sudo -i </text:p>
      <text:p text:style-name="P1"/>
      <text:p text:style-name="P1"><text:s text:c="6"/>----&gt;echo 0 <text:s/>&gt; /sys/kernel/debug/tracing/tracing_on</text:p>
      <text:p text:style-name="P1"/>
      <text:p text:style-name="P1"><text:s text:c="6"/>---&gt;cat /sys/kernel/debug/tracing/trace_pipe</text:p>
      <text:p text:style-name="P1"/>
      <text:p text:style-name="P1"><text:s text:c="6"/>----&gt;echo function &gt; <text:s/>/sys/kernel/debug/tracing/current_tracer</text:p>
      <text:p text:style-name="P1"/>
      <text:p text:style-name="P1"/>
      <text:p text:style-name="P1"><text:s text:c="5"/>----&gt;sudo insmod proc_seq_example1.ko</text:p>
      <text:p text:style-name="P1"><text:s text:c="10"/>//we can load as many modules of our project/platform......</text:p>
      <text:p text:style-name="P1"><text:s text:c="3"/></text:p>
      <text:p text:style-name="P1"><text:s text:c="4"/>------&gt; echo '*:mod:proc_seq_example1' &gt;&gt; \</text:p>
      <text:p text:style-name="P1"><text:s text:c="12"/>/sys/kernel/debug/tracing/set_ftrace_filter</text:p>
      <text:p text:style-name="P1"><text:s text:c="10"/>//this must be done, for every kernel dynamic module, that we need to trace</text:p>
      <text:p text:style-name="P1"/>
      <text:p text:style-name="P1"><text:s text:c="5"/>------&gt;echo proc_reg_* <text:s/>&gt;&gt; /sys/kernel/debug/tracing/set_ftrace_filter</text:p>
      <text:p text:style-name="P1"><text:s text:c="9"/>//for each static module's symbols, we need to enable tracing </text:p>
      <text:p text:style-name="P1"/>
      <text:p text:style-name="P1"><text:s text:c="4"/>------&gt;echo SyS_open <text:s/>&gt;&gt; /sys/kernel/debug/tracing/set_ftrace_filter</text:p>
      <text:p text:style-name="P1"><text:s text:c="3"/>---&gt;echo SyS_read <text:s/>&gt;&gt; /sys/kernel/debug/tracing/set_ftrace_filter</text:p>
      <text:p text:style-name="P1"/>
      <text:p text:style-name="P1">-----&gt;echo seq_read <text:s/>&gt;&gt; /sys/kernel/debug/tracing/set_ftrace_filter</text:p>
      <text:p text:style-name="P1"/>
      <text:p text:style-name="P1">----&gt; cat <text:s text:c="2"/>/sys/kernel/debug/tracing/set_ftrace_filter</text:p>
      <text:p text:style-name="P1"><text:s text:c="8"/>---&gt;what do you interpret, based on the o/p</text:p>
      <text:p text:style-name="P1"><text:s text:c="12"/>of the above comamnd ??</text:p>
      <text:p text:style-name="P1"/>
      <text:p text:style-name="P1">-----&gt;echo 1 <text:s/>&gt; /sys/kernel/debug/tracing/tracing_on</text:p>
      <text:p text:style-name="P1"/>
      <text:p text:style-name="P1"/>
      <text:p text:style-name="P1">------&gt; <text:s text:c="5"/>---&gt;sudo ./proc_test <text:s text:c="3"/>//name of the test program or utility</text:p>
      <text:p text:style-name="P1"><text:s text:c="36"/>//this kind of <text:soft-page-break/>loading applications will</text:p>
      <text:p text:style-name="P1"><text:s text:c="4"/><text:tab/><text:tab/><text:tab/> <text:s text:c="10"/>//trigger kernel execution paths </text:p>
      <text:p text:style-name="P1"/>
      <text:p text:style-name="P1">//during the triggers/keps, call backs of keps are captured <text:s/>and logged, </text:p>
      <text:p text:style-name="P1">//in trace buffer of kernel </text:p>
      <text:p text:style-name="P1"/>
      <text:p text:style-name="P1">-------&gt; echo 0 <text:s/>&gt; /sys/kernel/debug/tracing/tracing_on</text:p>
      <text:p text:style-name="P1"/>
      <text:p text:style-name="P1"/>
      <text:p text:style-name="P1">------&gt; cat /sys/kernel/debug/tracing/trace | less</text:p>
      <text:p text:style-name="P1"><text:s text:c="7"/>---&gt;we will be seeing the actual tracing, from the log buffer of</text:p>
      <text:p text:style-name="P1"><text:s text:c="11"/>kernel tracing <text:s/>??</text:p>
      <text:p text:style-name="P1"><text:s text:c="7"/>---&gt;this log buffer of kernel tracing is <text:s/>different from the </text:p>
      <text:p text:style-name="P1"><text:s text:c="11"/>regular log-buffer of printk / dmesg</text:p>
      <text:p text:style-name="P1"/>
      <text:p text:style-name="P1">-----&gt;cat /sys/kernel/debug/tracing/trace | grep 'proc_t' &gt; proc_t_ftrace_1.txt</text:p>
      <text:p text:style-name="P1"><text:s text:c="6"/>---&gt;we are reading the kernel tracing log-buffer and </text:p>
      <text:p text:style-name="P1"><text:s text:c="10"/>filtering, and saving it to a file...</text:p>
      <text:p text:style-name="P1"/>
      <text:p text:style-name="P1"/>
      <text:p text:style-name="P1">-----&gt;we need to interpret the kernel tracing of our user-space</text:p>
      <text:p text:style-name="P1"><text:s text:c="6"/>applicationj and kernel modulei ?? <text:s text:c="5"/></text:p>
      <text:p text:style-name="P1"/>
      <text:p text:style-name="P1"/>
      <text:p text:style-name="P1">Scenario 2 :</text:p>
      <text:p text:style-name="P1"/>
      <text:p text:style-name="P1"><text:s text:c="3"/>------&gt;refer to proc_seq_test.c and <text:s/>enable/uncomment </text:p>
      <text:p text:style-name="P1"><text:s text:c="10"/>while(1) using read() - line nos. 97 onwards.....</text:p>
      <text:p text:style-name="P1"><text:s text:c="3"/>------&gt;refer to the comments provided, in the source file</text:p>
      <text:p text:style-name="P1"/>
      <text:p text:style-name="P1"/>
      <text:p text:style-name="P1"><text:s text:c="2"/>-------&gt;we will be using this modified code, for our testing ?? </text:p>
      <text:p text:style-name="P1"/>
      <text:p text:style-name="P1"/>
      <text:p text:style-name="P1">-----&gt;repeat the above tracing procedures and test further ??</text:p>
      <text:p text:style-name="P1"><text:soft-page-break/><text:s text:c="4"/>---&gt;we may face certain problems, in tracing and capturing </text:p>
      <text:p text:style-name="P1"><text:s text:c="8"/>certain scenarios </text:p>
      <text:p text:style-name="P1"><text:s text:c="6"/>----&gt;we will use certain tricks to minimize the other </text:p>
      <text:p text:style-name="P1"><text:s text:c="10"/>KEPs, in the system ??</text:p>
      <text:p text:style-name="P1"><text:s text:c="11"/>---&gt;we will see these details, during assignments ??</text:p>
      <text:p text:style-name="P1"/>
      <text:p text:style-name="P1"><text:s text:c="2"/></text:p>
      <text:p text:style-name="P1">----&gt;first break on 11.08.2021....</text:p>
      <text:p text:style-name="P1"/>
      <text:p text:style-name="P1"/>
      <text:p text:style-name="P1"/>
      <text:p text:style-name="P1">----&gt;following comments are hints to enable </text:p>
      <text:p text:style-name="P1"><text:s text:c="5"/>coding/testing , for assignment 2</text:p>
      <text:p text:style-name="P1"/>
      <text:p text:style-name="P1"><text:s text:c="4"/>--&gt;problem 1) </text:p>
      <text:p text:style-name="P1"><text:s text:c="8"/>--&gt;now, you can use proc_seq_example1.c/</text:p>
      <text:p text:style-name="P1"><text:s text:c="11"/>proc_seq_test.c, for testing the </text:p>
      <text:p text:style-name="P1"><text:s text:c="11"/>a procfs kernel module/proc fs file/</text:p>
      <text:p text:style-name="P1"><text:s text:c="11"/>active file </text:p>
      <text:p text:style-name="P1"><text:s text:c="8"/>--&gt;however, we may need to change some</text:p>
      <text:p text:style-name="P1"><text:s text:c="11"/>of the system APIs, as they may have </text:p>
      <text:p text:style-name="P1"><text:s text:c="11"/>changed, in the newer kernel versions</text:p>
      <text:p text:style-name="P1">---&gt;first, try to build proc_seq_example1.c and </text:p>
      <text:p text:style-name="P1"><text:s text:c="4"/>check for errors and warnings</text:p>
      <text:p text:style-name="P1"><text:s text:c="5"/>---&gt;fix/change code, for errors and warinings ??</text:p>
      <text:p text:style-name="P1"><text:s text:c="7"/></text:p>
      <text:p text:style-name="P1"><text:s text:c="4"/>- if we recompile our kernel module's source file to generate</text:p>
      <text:p text:style-name="P1"><text:s text:c="6"/>*.o or *.ko files, we will get warnings or </text:p>
      <text:p text:style-name="P1"><text:s text:c="6"/>errors - if there are warnings or errors, we need</text:p>
      <text:p text:style-name="P1"><text:s text:c="6"/>to understand that the APIs are replaced with </text:p>
      <text:p text:style-name="P1"><text:s text:c="6"/>newer system APIs, or their prototypes are changed </text:p>
      <text:p text:style-name="P1"><text:s text:c="6"/>- we can get more details and some of the possible </text:p>
      <text:p text:style-name="P1"><text:s text:c="8"/>sources are :</text:p>
      <text:p text:style-name="P1"/>
      <text:p text:style-name="P1"><text:s text:c="8"/>--&gt;kernel header files - find the corresponding </text:p>
      <text:p text:style-name="P1"><text:s text:c="11"/>kernel header files used, in your module </text:p>
      <text:p text:style-name="P1"><text:s text:c="11"/>---&gt;refer to proc_seq_example1.c <text:s text:c="3"/></text:p>
      <text:p text:style-name="P1"/>
      <text:p text:style-name="P1"><text:s text:c="8"/>--&gt;also, refer to kernel source documentation </text:p>
      <text:p text:style-name="P1"><text:s text:c="12"/>--&gt;normally, present, in the </text:p>
      <text:p text:style-name="P1"><text:s text:c="15"/>&lt;ksrctreepath&gt;/Documentation folder </text:p>
      <text:p text:style-name="P1"><text:soft-page-break/><text:s text:c="10"/>--&gt;&lt;ksrctreepath&gt;/Documentation/filesystems/</text:p>
      <text:p text:style-name="P1"><text:s text:c="24"/>seq_file.txt or </text:p>
      <text:p text:style-name="P1"><text:s text:c="24"/>procfs.txt</text:p>
      <text:p text:style-name="P1"><text:s text:c="10"/>--&gt;search the internet for latest documentation </text:p>
      <text:p text:style-name="P1"><text:s text:c="13"/>,which may be available, as a web link </text:p>
      <text:p text:style-name="P1"><text:s text:c="10"/>--&gt;these documentation updates are kernel </text:p>
      <text:p text:style-name="P1"><text:s text:c="13"/>version dependent</text:p>
      <text:p text:style-name="P1"><text:s text:c="10"/>--&gt;for instance, create_proc_entry() and proc_seq_printf() </text:p>
      <text:p text:style-name="P1"><text:s text:c="15"/>??? documentation and header files</text:p>
      <text:p text:style-name="P1"><text:s text:c="8"/>--&gt;still, all the basic principles remain </text:p>
      <text:p text:style-name="P1"><text:s text:c="11"/>the same and the frame-works remain the same <text:s/></text:p>
      <text:p text:style-name="P1"><text:s text:c="8"/>--&gt;use dump_stack() initially, for </text:p>
      <text:p text:style-name="P1"><text:s text:c="11"/>backtracing </text:p>
      <text:p text:style-name="P1"><text:s text:c="8"/>--&gt;subsequently, we will use kernel trace/</text:p>
      <text:p text:style-name="P1"><text:s text:c="11"/>tracing mechanism - use ftrace_update.txt document, </text:p>
      <text:p text:style-name="P1"><text:s text:c="11"/>and also, refer to our some of the illustrations</text:p>
      <text:p text:style-name="P1"><text:s text:c="11"/>above <text:s/></text:p>
      <text:p text:style-name="P1"><text:s text:c="15"/></text:p>
      <text:p text:style-name="P1"><text:s text:c="4"/>- following are some of the hints for testing </text:p>
      <text:p text:style-name="P1"><text:s text:c="6"/>/debugging procfs module/files :</text:p>
      <text:p text:style-name="P1"/>
      <text:p text:style-name="P1"><text:s text:c="6"/>--&gt;just enable open() system call API, </text:p>
      <text:p text:style-name="P1"><text:s text:c="9"/>in proc_seq_test.c and complete the </text:p>
      <text:p text:style-name="P1"><text:s text:c="9"/>testing - check the dmesg, for </text:p>
      <text:p text:style-name="P1"><text:s text:c="9"/>dump_stack() backtrace and interpret </text:p>
      <text:p text:style-name="P1"><text:s text:c="9"/>---&gt;use tracing techniques, for </text:p>
      <text:p text:style-name="P1"><text:s text:c="13"/>a more realistic understanding </text:p>
      <text:p text:style-name="P1"><text:s text:c="13"/>of kernel execution paths </text:p>
      <text:p text:style-name="P1"><text:s text:c="7"/></text:p>
      <text:p text:style-name="P1"><text:s text:c="6"/>--&gt;next, enable open() and a read(), </text:p>
      <text:p text:style-name="P1"><text:s text:c="9"/>with limited data request, like </text:p>
      <text:p text:style-name="P1"><text:s text:c="9"/>read(fd, buffer, 30) or </text:p>
      <text:p text:style-name="P1"><text:s text:c="9"/>read(fd, buffer, 15), for reading </text:p>
      <text:p text:style-name="P1"><text:s text:c="9"/>certain number of bytes from the </text:p>
      <text:p text:style-name="P1"><text:s text:c="9"/>procfs file - this will provide </text:p>
      <text:p text:style-name="P1"><text:s text:c="9"/>the backtraces of call backs invoked</text:p>
      <text:p text:style-name="P1"><text:s text:c="9"/>,in <text:s/>seq_read()</text:p>
      <text:p text:style-name="P1"><text:s text:c="9"/>---&gt;tracing mechanism will provide</text:p>
      <text:p text:style-name="P1"><text:s text:c="13"/>much clearer kernel execution </text:p>
      <text:p text:style-name="P1"><text:s text:c="13"/>paths' traces <text:s/></text:p>
      <text:p text:style-name="P1"/>
      <text:p text:style-name="P1"><text:s text:c="7"/>--&gt;once the above testing is verified </text:p>
      <text:p text:style-name="P1"><text:soft-page-break/><text:s text:c="10"/>and our call backs are correctly </text:p>
      <text:p text:style-name="P1"><text:s text:c="10"/>invoked and tested, we can use </text:p>
      <text:p text:style-name="P1"><text:s text:c="10"/>read() to fetch more data or </text:p>
      <text:p text:style-name="P1"><text:s text:c="10"/>invoke read() multiple times, for </text:p>
      <text:p text:style-name="P1"><text:s text:c="10"/>fetching all the data <text:s text:c="2"/></text:p>
      <text:p text:style-name="P1"><text:s text:c="11"/>- we will see more backtraces </text:p>
      <text:p text:style-name="P1"><text:s text:c="13"/>and several instances of call </text:p>
      <text:p text:style-name="P1"><text:s text:c="13"/>backs invoked</text:p>
      <text:p text:style-name="P1"/>
      <text:p text:style-name="P1">----&gt;problem 2) </text:p>
      <text:p text:style-name="P1"/>
      <text:p text:style-name="P1">---&gt;the following is, for the problem 2 of </text:p>
      <text:p text:style-name="P1"><text:s text:c="4"/>assignment 2:</text:p>
      <text:p text:style-name="P1"><text:s text:c="6"/>---&gt;in this problem, there are no <text:s/>private, </text:p>
      <text:p text:style-name="P1"><text:s text:c="10"/>dummy objects/list, in the kernel modulei</text:p>
      <text:p text:style-name="P1"><text:s text:c="6"/>---&gt;instead, a system-list of system-objects</text:p>
      <text:p text:style-name="P1"><text:s text:c="10"/>will be used </text:p>
      <text:p text:style-name="P1"><text:s text:c="6"/>---&gt;our modulei will scan and access the system-objects</text:p>
      <text:p text:style-name="P1"><text:s text:c="10"/>of a system-list - this system list will contain </text:p>
      <text:p text:style-name="P1"><text:s text:c="10"/>a set of pds... <text:s/></text:p>
      <text:p text:style-name="P1"><text:s text:c="6"/>---&gt;refer to the assignment pdf and the hints provided</text:p>
      <text:p text:style-name="P1"/>
      <text:p text:style-name="P1"><text:s text:c="6"/>-&gt;refer to proc_seq_example2.c for </text:p>
      <text:p text:style-name="P1"><text:s text:c="8"/>assignment problem hints - the code </text:p>
      <text:p text:style-name="P1"><text:s text:c="8"/>is incomplete - needs changes, as </text:p>
      <text:p text:style-name="P1"><text:s text:c="8"/>per the assignment problem - certain </text:p>
      <text:p text:style-name="P1"><text:s text:c="8"/>hints are provided, in the assignment </text:p>
      <text:p text:style-name="P1"><text:s text:c="8"/>2 pdf ??</text:p>
      <text:p text:style-name="P1"/>
      <text:p text:style-name="P1"><text:s text:c="8"/>--&gt;do not create any objects/lists, </text:p>
      <text:p text:style-name="P1"><text:s text:c="11"/>in the init method - no local list/system objects</text:p>
      <text:p text:style-name="P1"/>
      <text:p text:style-name="P1"><text:s text:c="8"/>--&gt;do not create any objects/lists, </text:p>
      <text:p text:style-name="P1"><text:s text:c="11"/>in xxx_start() and other call backs </text:p>
      <text:p text:style-name="P1"/>
      <text:p text:style-name="P1"><text:s text:c="8"/>--&gt;we can use temporary kernel buffers</text:p>
      <text:p text:style-name="P1"><text:s/></text:p>
      <text:p text:style-name="P1"><text:s text:c="8"/>--&gt;navigate <text:s/>and use the master list of pds</text:p>
      <text:p text:style-name="P1"><text:s text:c="11"/>and its "list head" <text:s/></text:p>
      <text:p text:style-name="P1"/>
      <text:p text:style-name="P1"><text:s text:c="8"/>--&gt;extract the information directly from </text:p>
      <text:p text:style-name="P1"><text:soft-page-break/><text:s text:c="11"/>the pd - do not store it, in any local </text:p>
      <text:p text:style-name="P1"><text:s text:c="11"/>object - directly copy it to </text:p>
      <text:p text:style-name="P1"><text:s text:c="11"/>kernel buffer, using seq_printf() - </text:p>
      <text:p text:style-name="P1"><text:s text:c="11"/>understand, how seq_printf() works.... </text:p>
      <text:p text:style-name="P1"/>
      <text:p text:style-name="P1"><text:s text:c="8"/>--&gt;in the case of xxx_start(), navigate the </text:p>
      <text:p text:style-name="P1"><text:s text:c="11"/>master list of pd and extract the appropriate</text:p>
      <text:p text:style-name="P1"><text:s text:c="11"/>ptr to a pd, based on the index/offset </text:p>
      <text:p text:style-name="P1"><text:s text:c="11"/>passed to xxx_start() - after extracting </text:p>
      <text:p text:style-name="P1"><text:s text:c="11"/>the ptr to the appropriate pd, return it </text:p>
      <text:p text:style-name="P1"><text:s text:c="11"/>to the seq_read()</text:p>
      <text:p text:style-name="P1"/>
      <text:p text:style-name="P1"><text:s text:c="8"/>--&gt;in the show, using a ptr to pd, extract </text:p>
      <text:p text:style-name="P1"><text:s text:c="11"/>the information and pass it to </text:p>
      <text:p text:style-name="P1"><text:s text:c="11"/>seq_printf() </text:p>
      <text:p text:style-name="P1"/>
      <text:p text:style-name="P1"><text:s text:c="8"/>--&gt;in the context of next, follow the rules :</text:p>
      <text:p text:style-name="P1"><text:s text:c="12"/>--&gt;increment the index - see sample code</text:p>
      <text:p text:style-name="P1"><text:s text:c="12"/>--&gt;using the current p(ptr to pd), navigate</text:p>
      <text:p text:style-name="P1"><text:s text:c="15"/>the master list and return the ptr to </text:p>
      <text:p text:style-name="P1"><text:s text:c="15"/>the next pd, but check if we have </text:p>
      <text:p text:style-name="P1"><text:s text:c="15"/>reached end of the master list ??</text:p>
      <text:p text:style-name="P1"><text:s text:c="15"/>--&gt;if we have reached the end of the </text:p>
      <text:p text:style-name="P1"><text:s text:c="18"/>master list, we can return NULL </text:p>
      <text:p text:style-name="P1"/>
      <text:p text:style-name="P1"><text:s text:c="8"/>--&gt;there is nothing much, in the stop, as we</text:p>
      <text:p text:style-name="P1"><text:s text:c="11"/>not are not allocating any buffers/objects, </text:p>
      <text:p text:style-name="P1"><text:s text:c="11"/>in xxx_start() </text:p>
      <text:p text:style-name="P1"/>
      <text:p text:style-name="P1"><text:s text:c="8"/>--&gt;now, implement the code and test ?? </text:p>
      <text:p text:style-name="P1"><text:s text:c="13"/>--&gt;modify the code again and test again ??</text:p>
      <text:p text:style-name="P1"/>
      <text:p text:style-name="P1"><text:s text:c="12"/>---&gt;accordingly, we need to modify user-space </text:p>
      <text:p text:style-name="P1"><text:s text:c="16"/>code and test </text:p>
      <text:p text:style-name="P1"><text:s/></text:p>
      <text:p text:style-name="P1"><text:s text:c="13"/>--&gt;one way of testing is to </text:p>
      <text:p text:style-name="P1"><text:s text:c="16"/>run <text:s/>./proc_test | wc -l </text:p>
      <text:p text:style-name="P1"><text:s text:c="16"/>and compare it with </text:p>
      <text:p text:style-name="P1"><text:s text:c="16"/>ps -e <text:s/>| wc -l</text:p>
      <text:p text:style-name="P1"/>
      <text:p text:style-name="P1"><text:s text:c="13"/>--&gt;make sure that proc_seq_test.c </text:p>
      <text:p text:style-name="P1"><text:s text:c="16"/>file does not use printf(), in </text:p>
      <text:p text:style-name="P1"><text:s text:c="16"/>its code </text:p>
      <text:p text:style-name="P1">-----&gt;additional information .... </text:p>
      <text:p text:style-name="P1"><text:s text:c="3"/></text:p>
      <text:p text:style-name="P1"><text:soft-page-break/><text:s text:c="5"/>- when we work with multiple modules/designs/</text:p>
      <text:p text:style-name="P1"><text:s text:c="7"/>frame-works, some of these will be used </text:p>
      <text:p text:style-name="P1"><text:s text:c="7"/>directly and some of these will be used </text:p>
      <text:p text:style-name="P1"><text:s text:c="7"/>indirectly ?? </text:p>
      <text:p text:style-name="P1"><text:s text:c="8"/>--&gt;we may be using some modules/designs/</text:p>
      <text:p text:style-name="P1"><text:s text:c="11"/>frame-works directly and they may be</text:p>
      <text:p text:style-name="P1"><text:s text:c="11"/>documented minimally </text:p>
      <text:p text:style-name="P1"><text:s text:c="8"/>--&gt;in the case of other indirectly used</text:p>
      <text:p text:style-name="P1"><text:s text:c="11"/>modules/designs/frame-works, there </text:p>
      <text:p text:style-name="P1"><text:s text:c="11"/>may other documentation ??</text:p>
      <text:p text:style-name="P1"><text:s text:c="8"/>--&gt;the other frame-works /system objects</text:p>
      <text:p text:style-name="P1"><text:s text:c="11"/>/call-backs will be briefly described </text:p>
      <text:p text:style-name="P1"><text:s text:c="8"/>--&gt;similar details are provided, in the </text:p>
      <text:p text:style-name="P1"><text:s text:c="11"/>context of procfs/sequence file modules/</text:p>
      <text:p text:style-name="P1"><text:s text:c="11"/>designs/frame-works - for instance, </text:p>
      <text:p text:style-name="P1"><text:s text:c="11"/>VFS layer/module is used to support </text:p>
      <text:p text:style-name="P1"><text:s text:c="11"/>active files of different types of </text:p>
      <text:p text:style-name="P1"><text:s text:c="11"/>file, including procfs file - there are</text:p>
      <text:p text:style-name="P1"><text:s text:c="11"/>other types like regular, device special </text:p>
      <text:p text:style-name="P1"><text:s text:c="11"/>or sysfs, and many more</text:p>
      <text:p text:style-name="P1"><text:s text:c="13"/>--&gt;related objects like open file </text:p>
      <text:p text:style-name="P1"><text:s text:c="16"/>descriptor table/open file object/</text:p>
      <text:p text:style-name="P1"><text:s text:c="16"/>dentry object/in-memory inode</text:p>
      <text:p text:style-name="P1"><text:s text:c="13"/>--&gt;we may see more details of these</text:p>
      <text:p text:style-name="P1"><text:s text:c="16"/>objects, in the upcoming sessions <text:s/></text:p>
      <text:p text:style-name="P1"><text:s text:c="13"/>--&gt;refer to chapter 13 of Linux kernel </text:p>
      <text:p text:style-name="P1"><text:s text:c="16"/>development, for an introduction </text:p>
      <text:p text:style-name="P1"><text:s text:c="16"/>to VF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3T10:34:37.440274996</dc:date>
    <meta:editing-duration>PT1M2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63" meta:paragraph-count="2422" meta:word-count="13505" meta:character-count="101783" meta:non-whitespace-character-count="71245"/>
  </office:meta>
</office:document-meta>
</file>